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 svg:font-family="" style:font-family-generic="roman"/>
    <style:font-face style:name="JetBrains Mono" svg:font-family="'JetBrains Mono'"/>
    <style:font-face style:name="JetBrains Mono1" svg:font-family="'JetBrains Mono'"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fo:text-align="start" style:justify-single-word="false" style:writing-mode="lr-tb"/>
      <style:text-properties fo:language="zxx" fo:country="none" officeooo:paragraph-rsid="0016a5b1" style:language-asian="zxx" style:country-asian="none" style:language-complex="zxx" style:country-complex="none"/>
    </style:style>
    <style:style style:name="P2" style:family="paragraph" style:parent-style-name="Standard">
      <style:paragraph-properties fo:margin-top="0cm" fo:margin-bottom="0cm" style:contextual-spacing="false" fo:text-align="center" style:justify-single-word="false" style:writing-mode="lr-tb"/>
      <style:text-properties fo:language="zxx" fo:country="none" officeooo:paragraph-rsid="0016a5b1" style:language-asian="zxx" style:country-asian="none" style:language-complex="zxx" style:country-complex="none"/>
    </style:style>
    <style:style style:name="P3" style:family="paragraph" style:parent-style-name="Standard">
      <style:paragraph-properties fo:margin-top="0cm" fo:margin-bottom="0cm" style:contextual-spacing="false" fo:text-align="start" style:justify-single-word="false" style:writing-mode="lr-tb"/>
      <style:text-properties fo:language="zxx" fo:country="none" fo:font-weight="normal" officeooo:paragraph-rsid="0016a5b1" style:language-asian="zxx" style:country-asian="none" style:font-weight-asian="normal" style:language-complex="zxx" style:country-complex="none" style:font-weight-complex="normal"/>
    </style:style>
    <style:style style:name="P4" style:family="paragraph" style:parent-style-name="Standard" style:list-style-name="L1">
      <style:paragraph-properties fo:margin-top="0cm" fo:margin-bottom="0cm" style:contextual-spacing="false" fo:text-align="start" style:justify-single-word="false" style:writing-mode="lr-tb"/>
      <style:text-properties fo:language="zxx" fo:country="none" fo:font-weight="normal" officeooo:paragraph-rsid="0016a5b1" style:language-asian="zxx" style:country-asian="none" style:font-weight-asian="normal" style:language-complex="zxx" style:country-complex="none" style:font-weight-complex="normal"/>
    </style:style>
    <style:style style:name="P5" style:family="paragraph" style:parent-style-name="Standard">
      <style:paragraph-properties fo:margin-top="0cm" fo:margin-bottom="0cm" style:contextual-spacing="false" fo:text-align="start" style:justify-single-word="false" style:writing-mode="lr-tb"/>
      <style:text-properties fo:language="zxx" fo:country="none" fo:font-weight="normal" officeooo:rsid="0008abfc" officeooo:paragraph-rsid="0016a5b1" style:language-asian="zxx" style:country-asian="none" style:font-weight-asian="normal" style:language-complex="zxx" style:country-complex="none" style:font-weight-complex="normal"/>
    </style:style>
    <style:style style:name="P6" style:family="paragraph" style:parent-style-name="Standard">
      <style:paragraph-properties fo:margin-top="0cm" fo:margin-bottom="0cm" style:contextual-spacing="false" fo:text-align="center" style:justify-single-word="false" style:writing-mode="lr-tb"/>
      <style:text-properties style:font-name="Times New Roman" fo:font-size="12pt" fo:language="zxx" fo:country="none" officeooo:paragraph-rsid="0016a5b1" style:font-name-asian="Times New Roman1" style:font-size-asian="12pt" style:language-asian="zxx" style:country-asian="none" style:font-name-complex="Times New Roman1" style:font-size-complex="12pt" style:language-complex="zxx" style:country-complex="none"/>
    </style:style>
    <style:style style:name="P7" style:family="paragraph" style:parent-style-name="Standard">
      <style:paragraph-properties fo:margin-top="0cm" fo:margin-bottom="0cm" style:contextual-spacing="false" fo:text-align="start" style:justify-single-word="false" style:writing-mode="lr-tb"/>
      <style:text-properties style:font-name="Times New Roman" fo:font-size="12pt" fo:language="zxx" fo:country="none" officeooo:paragraph-rsid="0016a5b1" style:font-name-asian="Times New Roman1" style:font-size-asian="12pt" style:language-asian="zxx" style:country-asian="none" style:font-name-complex="Times New Roman1" style:font-size-complex="12pt" style:language-complex="zxx" style:country-complex="none"/>
    </style:style>
    <style:style style:name="P8" style:family="paragraph" style:parent-style-name="Standard">
      <style:paragraph-properties fo:margin-left="0cm" fo:margin-right="0cm" fo:margin-top="0cm" fo:margin-bottom="0cm" style:contextual-spacing="false" fo:text-align="start" style:justify-single-word="false" fo:text-indent="10.001cm" style:auto-text-indent="false" style:writing-mode="lr-tb"/>
      <style:text-properties style:font-name="Times New Roman" fo:font-size="12pt" fo:language="zxx" fo:country="none" officeooo:paragraph-rsid="0016a5b1" style:font-name-asian="Times New Roman1" style:font-size-asian="12pt" style:language-asian="zxx" style:country-asian="none" style:font-name-complex="Times New Roman1" style:font-size-complex="12pt" style:language-complex="zxx" style:country-complex="none"/>
    </style:style>
    <style:style style:name="P9" style:family="paragraph" style:parent-style-name="Standard">
      <style:paragraph-properties fo:margin-top="0cm" fo:margin-bottom="0cm" style:contextual-spacing="false" fo:text-align="center" style:justify-single-word="false" style:writing-mode="lr-tb"/>
      <style:text-properties style:font-name="Times New Roman" fo:font-size="12pt" fo:language="zxx" fo:country="none" fo:font-weight="bold" officeooo:paragraph-rsid="0016a5b1" style:font-name-asian="Times New Roman1" style:font-size-asian="12pt" style:language-asian="zxx" style:country-asian="none" style:font-weight-asian="bold" style:font-name-complex="Times New Roman1" style:font-size-complex="12pt" style:language-complex="zxx" style:country-complex="none"/>
    </style:style>
    <style:style style:name="P10" style:family="paragraph" style:parent-style-name="Standard">
      <style:paragraph-properties fo:margin-top="0cm" fo:margin-bottom="0cm" style:contextual-spacing="false" fo:text-align="center" style:justify-single-word="false" style:writing-mode="lr-tb"/>
      <style:text-properties style:font-name="Times New Roman" fo:font-size="14pt" fo:language="zxx" fo:country="none" officeooo:paragraph-rsid="0016a5b1" style:font-name-asian="Times New Roman1" style:font-size-asian="14pt" style:language-asian="zxx" style:country-asian="none" style:font-name-complex="Times New Roman1" style:font-size-complex="12pt" style:language-complex="zxx" style:country-complex="none"/>
    </style:style>
    <style:style style:name="P11" style:family="paragraph" style:parent-style-name="Standard">
      <style:paragraph-properties fo:margin-top="0cm" fo:margin-bottom="0cm" style:contextual-spacing="false" fo:line-height="100%" fo:text-align="center" style:justify-single-word="false"/>
      <style:text-properties style:font-name="Times New Roman" fo:font-size="14pt" fo:language="zxx" fo:country="none" officeooo:paragraph-rsid="0016a5b1" style:font-name-asian="Times New Roman1" style:font-size-asian="14pt" style:language-asian="zxx" style:country-asian="none" style:font-name-complex="Times New Roman1" style:font-size-complex="12pt" style:language-complex="zxx" style:country-complex="none"/>
    </style:style>
    <style:style style:name="P12" style:family="paragraph" style:parent-style-name="Standard">
      <style:paragraph-properties fo:margin-left="0cm" fo:margin-right="0cm" fo:margin-top="0cm" fo:margin-bottom="0cm" style:contextual-spacing="false" fo:text-align="start" style:justify-single-word="false" fo:text-indent="9.001cm" style:auto-text-indent="false" style:writing-mode="lr-tb"/>
      <style:text-properties style:font-name="Times New Roman" fo:font-size="14pt" fo:language="zxx" fo:country="none" officeooo:paragraph-rsid="0016a5b1" style:font-name-asian="Times New Roman1" style:font-size-asian="14pt" style:language-asian="zxx" style:country-asian="none" style:font-name-complex="Times New Roman1" style:font-size-complex="12pt" style:language-complex="zxx" style:country-complex="none"/>
    </style:style>
    <style:style style:name="P13" style:family="paragraph" style:parent-style-name="Standard">
      <style:paragraph-properties fo:margin-top="0cm" fo:margin-bottom="0cm" style:contextual-spacing="false" fo:text-align="start" style:justify-single-word="false" style:writing-mode="lr-tb"/>
      <style:text-properties style:font-name="JetBrains Mono" fo:font-size="10pt" fo:language="zxx" fo:country="none" fo:font-weight="bold" officeooo:rsid="001318b5" officeooo:paragraph-rsid="0016a5b1" style:font-name-asian="Times New Roman1" style:font-size-asian="10pt" style:language-asian="zxx" style:country-asian="none" style:font-weight-asian="bold" style:font-name-complex="Times New Roman1" style:font-size-complex="10pt" style:language-complex="zxx" style:country-complex="none" style:font-weight-complex="bold"/>
    </style:style>
    <style:style style:name="P14" style:family="paragraph" style:parent-style-name="Standard">
      <style:paragraph-properties fo:margin-top="0cm" fo:margin-bottom="0cm" style:contextual-spacing="false" fo:line-height="100%" fo:text-align="center" style:justify-single-word="false" style:writing-mode="lr-tb"/>
      <style:text-properties officeooo:paragraph-rsid="0016a5b1"/>
    </style:style>
    <style:style style:name="P15" style:family="paragraph" style:parent-style-name="Standard">
      <style:paragraph-properties fo:margin-top="0cm" fo:margin-bottom="0cm" style:contextual-spacing="false" fo:text-align="start" style:justify-single-word="false" style:writing-mode="lr-tb"/>
      <style:text-properties officeooo:paragraph-rsid="0016a5b1"/>
    </style:style>
    <style:style style:name="P16" style:family="paragraph" style:parent-style-name="Standard">
      <style:paragraph-properties fo:margin-top="0cm" fo:margin-bottom="0cm" style:contextual-spacing="false" fo:text-align="start" style:justify-single-word="false" style:writing-mode="lr-tb"/>
      <style:text-properties officeooo:paragraph-rsid="00185db2"/>
    </style:style>
    <style:style style:name="P17" style:family="paragraph" style:parent-style-name="Standard">
      <style:paragraph-properties fo:margin-top="0cm" fo:margin-bottom="0cm" style:contextual-spacing="false" fo:text-align="start" style:justify-single-word="false" style:writing-mode="lr-tb"/>
      <style:text-properties officeooo:paragraph-rsid="001a7834"/>
    </style:style>
    <style:style style:name="P18" style:family="paragraph" style:parent-style-name="Standard">
      <style:paragraph-properties fo:margin-top="0cm" fo:margin-bottom="0cm" style:contextual-spacing="false" fo:text-align="start" style:justify-single-word="false" style:writing-mode="lr-tb"/>
      <style:text-properties fo:language="ru" fo:country="RU" fo:font-weight="normal" officeooo:rsid="0016a5b1" officeooo:paragraph-rsid="0016a5b1" style:language-asian="zxx" style:country-asian="none" style:font-weight-asian="normal" style:language-complex="zxx" style:country-complex="none" style:font-weight-complex="normal"/>
    </style:style>
    <style:style style:name="P19" style:family="paragraph" style:parent-style-name="Standard">
      <style:paragraph-properties fo:margin-top="0cm" fo:margin-bottom="0cm" style:contextual-spacing="false" fo:text-align="start" style:justify-single-word="false" style:writing-mode="lr-tb"/>
      <style:text-properties officeooo:rsid="00185db2" officeooo:paragraph-rsid="00185db2"/>
    </style:style>
    <style:style style:name="P20" style:family="paragraph" style:parent-style-name="Standard">
      <style:paragraph-properties fo:margin-top="0cm" fo:margin-bottom="0cm" style:contextual-spacing="false" fo:text-align="start" style:justify-single-word="false" style:writing-mode="lr-tb"/>
      <style:text-properties officeooo:rsid="00185db2" officeooo:paragraph-rsid="001a7834"/>
    </style:style>
    <style:style style:name="P21" style:family="paragraph">
      <style:paragraph-properties fo:text-align="start" style:text-autospace="none" style:writing-mode="lr-tb"/>
      <style:text-properties fo:color="#000000" loext:opacity="100%" fo:font-size="12pt"/>
    </style:style>
    <style:style style:name="P22" style:family="paragraph">
      <loext:graphic-properties draw:fill="solid" draw:fill-color="#191919"/>
      <style:paragraph-properties fo:text-align="start" style:text-autospace="none" style:writing-mode="lr-tb"/>
      <style:text-properties fo:color="#000000" loext:opacity="100%" fo:font-size="12pt"/>
    </style:style>
    <style:style style:name="P23" style:family="paragraph">
      <style:paragraph-properties style:text-autospace="none"/>
      <style:text-properties style:font-name="F" fo:font-size="12pt"/>
    </style:style>
    <style:style style:name="P24" style:family="paragraph">
      <loext:graphic-properties draw:fill="solid" draw:fill-color="#191919"/>
      <style:paragraph-properties fo:text-align="start" style:text-autospace="none" style:writing-mode="lr-tb"/>
      <style:text-properties fo:color="#000000" loext:opacity="100%" style:font-name="F" fo:font-size="12pt"/>
    </style:style>
    <style:style style:name="T1" style:family="text">
      <style:text-properties style:font-name="JetBrains Mono" fo:font-size="10pt" fo:font-weight="bold" style:font-name-asian="Times New Roman1" style:font-size-asian="10pt" style:font-weight-asian="bold" style:font-name-complex="Times New Roman1" style:font-size-complex="10pt" style:font-weight-complex="bold"/>
    </style:style>
    <style:style style:name="T2" style:family="text">
      <style:text-properties style:font-name="JetBrains Mono" fo:font-size="10pt" fo:font-weight="bold" officeooo:rsid="001318b5" style:font-name-asian="Times New Roman1" style:font-size-asian="10pt" style:font-weight-asian="bold" style:font-name-complex="Times New Roman1" style:font-size-complex="10pt" style:font-weight-complex="bold"/>
    </style:style>
    <style:style style:name="T3" style:family="text">
      <style:text-properties style:font-name="JetBrains Mono" fo:font-size="10pt" fo:font-weight="bold" fo:background-color="transparent" loext:char-shading-value="0" style:font-name-asian="Times New Roman1" style:font-size-asian="10pt" style:font-weight-asian="bold" style:font-name-complex="Times New Roman1" style:font-size-complex="10pt" style:font-weight-complex="bold"/>
    </style:style>
    <style:style style:name="T4" style:family="text">
      <style:text-properties style:font-name="JetBrains Mono" fo:font-size="10pt" fo:font-weight="normal" officeooo:rsid="001318b5" style:font-name-asian="Times New Roman1" style:font-size-asian="10pt" style:font-weight-asian="normal" style:font-name-complex="Times New Roman1" style:font-size-complex="10pt" style:font-weight-complex="normal"/>
    </style:style>
    <style:style style:name="T5" style:family="text">
      <style:text-properties style:font-name="JetBrains Mono" fo:font-size="10pt" fo:font-weight="normal" fo:background-color="transparent" loext:char-shading-value="0" style:font-name-asian="Times New Roman1" style:font-size-asian="10pt" style:font-weight-asian="normal" style:font-name-complex="Times New Roman1" style:font-size-complex="10pt" style:font-weight-complex="normal"/>
    </style:style>
    <style:style style:name="T6" style:family="text">
      <style:text-properties style:font-name="JetBrains Mono" fo:font-size="10pt" officeooo:rsid="001318b5" style:font-name-asian="Times New Roman1" style:font-size-asian="10pt" style:font-name-complex="Times New Roman1" style:font-size-complex="10pt"/>
    </style:style>
    <style:style style:name="T7" style:family="text">
      <style:text-properties style:font-name="JetBrains Mono" fo:font-size="10pt" fo:language="en" fo:country="US" fo:font-weight="bold" fo:background-color="#d3d3d3" loext:char-shading-value="0" style:font-name-asian="Times New Roman1" style:font-size-asian="10pt" style:font-weight-asian="bold" style:font-name-complex="Times New Roman1" style:font-size-complex="10pt" style:font-weight-complex="bold"/>
    </style:style>
    <style:style style:name="T8" style:family="text">
      <style:text-properties style:font-name="JetBrains Mono" fo:font-size="10pt" fo:language="en" fo:country="US" fo:font-weight="bold" officeooo:rsid="0016a5b1" fo:background-color="transparent" loext:char-shading-value="0" style:font-name-asian="Times New Roman1" style:font-size-asian="10pt" style:language-asian="zxx" style:country-asian="none" style:font-weight-asian="bold" style:font-name-complex="Times New Roman1" style:font-size-complex="10pt" style:language-complex="zxx" style:country-complex="none" style:font-weight-complex="bold"/>
    </style:style>
    <style:style style:name="T9" style:family="text">
      <style:text-properties style:font-name="JetBrains Mono" fo:font-size="10pt" fo:language="ru" fo:country="RU" fo:font-weight="bold" officeooo:rsid="0016a5b1" fo:background-color="transparent" loext:char-shading-value="0" style:font-name-asian="Times New Roman1" style:font-size-asian="10pt" style:language-asian="zxx" style:country-asian="none" style:font-weight-asian="bold" style:font-name-complex="Times New Roman1" style:font-size-complex="10pt" style:language-complex="zxx" style:country-complex="none" style:font-weight-complex="bold"/>
    </style:style>
    <style:style style:name="T10" style:family="text">
      <style:text-properties style:font-name="JetBrains Mono" fo:font-size="10pt" fo:language="ru" fo:country="RU" fo:font-weight="bold" officeooo:rsid="00185db2" fo:background-color="transparent" loext:char-shading-value="0" style:font-name-asian="Times New Roman1" style:font-size-asian="10pt" style:language-asian="zxx" style:country-asian="none" style:font-weight-asian="bold" style:font-name-complex="Times New Roman1" style:font-size-complex="10pt" style:language-complex="zxx" style:country-complex="none" style:font-weight-complex="bold"/>
    </style:style>
    <style:style style:name="T11" style:family="text">
      <style:text-properties style:font-name="JetBrains Mono" fo:font-size="10pt" fo:language="ru" fo:country="RU" fo:font-weight="bold" officeooo:rsid="001a7834" fo:background-color="transparent" loext:char-shading-value="0" style:font-name-asian="Times New Roman1" style:font-size-asian="10pt" style:language-asian="zxx" style:country-asian="none" style:font-weight-asian="bold" style:font-name-complex="Times New Roman1" style:font-size-complex="10pt" style:language-complex="zxx" style:country-complex="none" style:font-weight-complex="bold"/>
    </style:style>
    <style:style style:name="T12" style:family="text">
      <style:text-properties style:font-name="JetBrains Mono" fo:font-size="10pt" fo:language="ru" fo:country="RU" fo:font-weight="normal" officeooo:rsid="0016a5b1" fo:background-color="transparent" loext:char-shading-value="0" style:font-name-asian="Times New Roman1" style:font-size-asian="10pt" style:language-asian="zxx" style:country-asian="none" style:font-weight-asian="normal" style:font-name-complex="Times New Roman1" style:font-size-complex="10pt" style:language-complex="zxx" style:country-complex="none" style:font-weight-complex="normal"/>
    </style:style>
    <style:style style:name="T13" style:family="text">
      <style:text-properties style:font-name="JetBrains Mono" fo:font-size="10pt" fo:language="ru" fo:country="RU" fo:font-weight="normal" officeooo:rsid="0016a5b1" fo:background-color="#d3d3d3" loext:char-shading-value="0" style:font-name-asian="Times New Roman1" style:font-size-asian="10pt" style:language-asian="zxx" style:country-asian="none" style:font-weight-asian="normal" style:font-name-complex="Times New Roman1" style:font-size-complex="10pt" style:language-complex="zxx" style:country-complex="none" style:font-weight-complex="normal"/>
    </style:style>
    <style:style style:name="T14" style:family="text">
      <style:text-properties style:font-name="Times New Roman" fo:font-size="18pt" fo:font-weight="bold" style:font-name-asian="Times New Roman1" style:font-size-asian="18pt" style:font-weight-asian="bold" style:font-name-complex="Times New Roman1" style:font-size-complex="12pt"/>
    </style:style>
    <style:style style:name="T15" style:family="text">
      <style:text-properties style:font-name="Times New Roman" fo:font-size="18pt" fo:font-weight="bold" officeooo:rsid="00029dbe" style:font-name-asian="Times New Roman1" style:font-size-asian="18pt" style:font-weight-asian="bold" style:font-name-complex="Times New Roman1" style:font-size-complex="12pt"/>
    </style:style>
    <style:style style:name="T16" style:family="text">
      <style:text-properties style:font-name="Times New Roman" fo:font-size="18pt" fo:language="en" fo:country="US" fo:font-weight="bold" officeooo:rsid="0016a5b1" style:font-name-asian="Times New Roman1" style:font-size-asian="18pt" style:font-weight-asian="bold" style:font-name-complex="Times New Roman1" style:font-size-complex="12pt"/>
    </style:style>
    <style:style style:name="T17" style:family="text">
      <style:text-properties style:font-name="Times New Roman" fo:font-size="14pt" fo:language="zxx" fo:country="none" style:font-name-asian="Times New Roman1" style:font-size-asian="14pt" style:language-asian="zxx" style:country-asian="none" style:font-name-complex="Times New Roman1" style:font-size-complex="12pt" style:language-complex="zxx" style:country-complex="none"/>
    </style:style>
    <style:style style:name="T18" style:family="text">
      <style:text-properties officeooo:rsid="0007e4b9"/>
    </style:style>
    <style:style style:name="T19" style:family="text">
      <style:text-properties fo:color="#bbb529" loext:opacity="100%" style:font-name="JetBrains Mono1" fo:font-size="10pt" style:font-name-asian="JetBrains Mono1" style:font-size-asian="10pt" style:font-name-complex="JetBrains Mono1" style:font-size-complex="10pt"/>
    </style:style>
    <style:style style:name="T20" style:family="text">
      <style:text-properties fo:color="#6a8759" loext:opacity="100%" style:font-name="JetBrains Mono1" fo:font-size="10pt" style:font-name-asian="JetBrains Mono1" style:font-size-asian="10pt" style:font-name-complex="JetBrains Mono1" style:font-size-complex="10pt"/>
    </style:style>
    <style:style style:name="T21" style:family="text">
      <style:text-properties fo:color="#cc7832" loext:opacity="100%" style:font-name="JetBrains Mono1" fo:font-size="10pt" style:font-name-asian="JetBrains Mono1" style:font-size-asian="10pt" style:font-name-complex="JetBrains Mono1" style:font-size-complex="10pt"/>
    </style:style>
    <style:style style:name="T22" style:family="text">
      <style:text-properties fo:color="#ffc66d" loext:opacity="100%" style:font-name="JetBrains Mono1" fo:font-size="10pt" style:font-name-asian="JetBrains Mono1" style:font-size-asian="10pt" style:font-name-complex="JetBrains Mono1" style:font-size-complex="10pt"/>
    </style:style>
    <style:style style:name="T23" style:family="text">
      <style:text-properties fo:color="#a9b7c6" loext:opacity="100%" style:font-name="JetBrains Mono1" fo:font-size="10pt" style:font-name-asian="JetBrains Mono1" style:font-size-asian="10pt" style:font-name-complex="JetBrains Mono1" style:font-size-complex="10pt"/>
    </style:style>
    <style:style style:name="T24" style:family="text">
      <style:text-properties fo:color="#6897bb" loext:opacity="100%" style:font-name="JetBrains Mono1" fo:font-size="10pt" style:font-name-asian="JetBrains Mono1" style:font-size-asian="10pt" style:font-name-complex="JetBrains Mono1" style:font-size-complex="10pt"/>
    </style:style>
    <style:style style:name="T25" style:family="text">
      <style:text-properties fo:color="#9373a5" loext:opacity="100%" style:font-name="JetBrains Mono1" fo:font-size="10pt" style:font-name-asian="JetBrains Mono1" style:font-size-asian="10pt" style:font-name-complex="JetBrains Mono1" style:font-size-complex="10pt"/>
    </style:style>
    <style:style style:name="T26" style:family="text">
      <style:text-properties fo:color="#908b25" loext:opacity="100%" style:font-name="JetBrains Mono1" fo:font-size="10pt" style:font-name-asian="JetBrains Mono1" style:font-size-asian="10pt" style:font-name-complex="JetBrains Mono1" style:font-size-complex="10pt"/>
    </style:style>
    <style:style style:name="T27" style:family="text">
      <style:text-properties fo:color="#b9bcd1" loext:opacity="100%" style:font-name="JetBrains Mono1" fo:font-size="10pt" style:font-name-asian="JetBrains Mono1" style:font-size-asian="10pt" style:font-name-complex="JetBrains Mono1" style:font-size-complex="10pt"/>
    </style:style>
    <style:style style:name="T28"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29" style:family="text">
      <style:text-properties fo:color="#808080" loext:opacity="100%" style:font-name="JetBrains Mono1" fo:font-size="10pt" style:font-name-asian="JetBrains Mono1" style:font-size-asian="10pt" style:font-name-complex="JetBrains Mono1" style:font-size-complex="1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191919" draw:textarea-vertical-align="top" draw:auto-grow-height="false" fo:min-height="11.73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draw:fill="solid" draw:fill-color="#191919" draw:textarea-vertical-align="top" draw:auto-grow-height="false" fo:min-height="6.105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cm" draw:fill="solid" draw:fill-color="#191919" draw:textarea-vertical-align="top" draw:auto-grow-height="false" fo:min-height="18.879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cm" draw:fill="solid" draw:fill-color="#191919" draw:textarea-vertical-align="top" draw:auto-grow-height="false" fo:min-height="3.898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cm" draw:fill="solid" draw:fill-color="#191919" draw:textarea-vertical-align="top" draw:auto-grow-height="false" fo:min-height="7.257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cm" draw:fill="solid" draw:fill-color="#191919" draw:textarea-vertical-align="top" draw:auto-grow-height="false" fo:min-height="15.647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cm" draw:fill="solid" draw:fill-color="#191919" draw:textarea-vertical-align="top" draw:auto-grow-height="false" fo:min-height="24.407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cm" draw:fill="solid" draw:fill-color="#191919" draw:textarea-vertical-align="top" draw:auto-grow-height="false" fo:min-height="20.345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cm" draw:fill="solid" draw:fill-color="#191919" draw:textarea-vertical-align="top" draw:auto-grow-height="false" fo:min-height="11.643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cm" draw:fill="solid" draw:fill-color="#191919" draw:textarea-vertical-align="top" draw:auto-grow-height="false" fo:min-height="12.668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cm" draw:fill="solid" draw:fill-color="#191919" draw:textarea-vertical-align="top" draw:auto-grow-height="false" fo:min-height="2.822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cm" draw:fill="solid" draw:fill-color="#191919" draw:textarea-vertical-align="top" draw:auto-grow-height="false" fo:min-height="19.14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cm" draw:fill="solid" draw:fill-color="#191919" draw:textarea-vertical-align="top" draw:auto-grow-height="false" fo:min-height="17.694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cm" draw:fill="solid" draw:fill-color="#191919" draw:textarea-vertical-align="top" draw:auto-grow-height="false" fo:min-height="3.265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cm" draw:fill="solid" draw:fill-color="#191919" draw:textarea-vertical-align="top" draw:auto-grow-height="false" fo:min-height="2.104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width="0cm" draw:fill="solid" draw:fill-color="#191919" draw:textarea-vertical-align="top" draw:auto-grow-height="false" fo:min-height="18.445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cm" draw:fill="solid" draw:fill-color="#191919" draw:textarea-vertical-align="top" draw:auto-grow-height="false" fo:min-height="5.715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cm" draw:fill="solid" draw:fill-color="#191919" draw:textarea-vertical-align="top" draw:auto-grow-height="false" fo:min-height="24.472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cm" draw:fill="solid" draw:fill-color="#191919" draw:textarea-vertical-align="top" draw:auto-grow-height="false" fo:min-height="16.08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cm" draw:fill="solid" draw:fill-color="#191919" draw:textarea-vertical-align="top" draw:auto-grow-height="false" fo:min-height="2.427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cm" draw:fill="solid" draw:fill-color="#191919" draw:textarea-vertical-align="top" draw:auto-grow-height="false" fo:min-height="25.185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cm" draw:fill="solid" draw:fill-color="#191919" draw:textarea-vertical-align="top" draw:auto-grow-height="false" fo:min-height="19.242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cm" draw:fill="solid" draw:fill-color="#191919" draw:textarea-vertical-align="top" draw:auto-grow-height="false" fo:min-height="11.702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cm" draw:fill="solid" draw:fill-color="#191919" draw:textarea-vertical-align="top" draw:auto-grow-height="false" fo:min-height="11.245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cm" draw:fill="solid" draw:fill-color="#191919" draw:textarea-vertical-align="top" draw:auto-grow-height="false" fo:min-height="23.659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width="0cm" draw:fill="solid" draw:fill-color="#191919" draw:textarea-vertical-align="top" draw:auto-grow-height="false" fo:min-height="25.183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width="0cm" draw:fill="solid" draw:fill-color="#191919" draw:textarea-vertical-align="top" draw:auto-grow-height="false" fo:min-height="19.651cm" fo:min-width="16.92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МИНИСТЕРСТВО НАУКИ И ВЫСШЕГО ОБРАЗОВАНИЯ <text:line-break/>РОССИЙСКОЙ ФЕДЕРАЦИИ</text:p>
      <text:p text:style-name="P6"/>
      <text:p text:style-name="P6">ФЕДЕРАЛЬНОЕ ГОСУДАРСТВЕННОЕ БЮДЖЕТНОЕ ОБРАЗОВАТЕЛЬНОЕ УЧРЕЖДЕНИЕ ВЫСШЕГО ОБРАЗОВАНИЯ</text:p>
      <text:p text:style-name="P9"/>
      <text:p text:style-name="P9">«БЕЛГОРОДСКИЙ ГОСУДАРСТВЕННЫЙ </text:p>
      <text:p text:style-name="P9">ТЕХНОЛОГИЧЕСКИЙ УНИВЕРСИТЕТ им. В. Г. ШУХОВА»</text:p>
      <text:p text:style-name="P9">(БГТУ им. В.Г. Шухова)</text:p>
      <text:p text:style-name="P9"/>
      <text:p text:style-name="P6">Кафедра программного обеспечения вычислительной техники и автоматизированных систем</text:p>
      <text:p text:style-name="P6"/>
      <text:p text:style-name="P6"/>
      <text:p text:style-name="P6"/>
      <text:p text:style-name="P6"/>
      <text:p text:style-name="P6"/>
      <text:p text:style-name="P6"/>
      <text:p text:style-name="P10"/>
      <text:p text:style-name="P2"><text:span text:style-name="T14">Лабораторная работа №</text:span><text:span text:style-name="T15">5</text:span><text:span text:style-name="T16">e</text:span></text:p>
      <text:p text:style-name="P11">по дисциплине: Основы программирования</text:p>
      <text:p text:style-name="P14"><text:span text:style-name="T17">тема: </text:span>«Работа со строками» <text:span text:style-name="T17"><text:s/></text:span></text:p>
      <text:p text:style-name="P6"/>
      <text:p text:style-name="P6"/>
      <text:p text:style-name="P6"/>
      <text:p text:style-name="P6"/>
      <text:p text:style-name="P6"/>
      <text:p text:style-name="P6"/>
      <text:p text:style-name="P6"/>
      <text:p text:style-name="P7"/>
      <text:p text:style-name="P7"/>
      <text:p text:style-name="P8"/>
      <text:p text:style-name="P8"/>
      <text:p text:style-name="P12">Выполнил: ст. группы ПВ-211</text:p>
      <text:p text:style-name="P12">Чувилко Илья Романович</text:p>
      <text:p text:style-name="P12"/>
      <text:p text:style-name="P12">Проверили: </text:p>
      <text:p text:style-name="P12">Притчин Иван Сергеевич</text:p>
      <text:p text:style-name="P12">Черников Сергей Викторович</text:p>
      <text:p text:style-name="P6"/>
      <text:p text:style-name="P6"/>
      <text:p text:style-name="P6"/>
      <text:p text:style-name="P7"/>
      <text:p text:style-name="P6"/>
      <text:p text:style-name="P6"/>
      <text:p text:style-name="P6"/>
      <text:p text:style-name="P10"/>
      <text:p text:style-name="P10"/>
      <text:p text:style-name="P10"/>
      <text:p text:style-name="P10">Белгород 202<text:span text:style-name="T18">2</text:span> г.</text:p>
      <text:p text:style-name="P13"/>
      <text:p text:style-name="P1"><text:soft-page-break/><text:span text:style-name="T2">Цель работы: </text:span><text:span text:style-name="T4">получение навыков работы со строками в стиле С.</text:span><text:span text:style-name="T2"> </text:span></text:p>
      <text:p text:style-name="P1"><text:span text:style-name="T2">Содержание отчёта:  </text:span></text:p>
      <text:list xml:id="list1140773198" text:style-name="L1">
        <text:list-item>
          <text:p text:style-name="P4"><text:span text:style-name="T6">Тема лабораторной работы.  </text:span></text:p>
        </text:list-item>
        <text:list-item>
          <text:p text:style-name="P4"><text:span text:style-name="T6">Цель лабораторной работы.  </text:span></text:p>
        </text:list-item>
        <text:list-item>
          <text:p text:style-name="P4"><text:span text:style-name="T6">Исходный код string_.h / string_.c и решения задач. </text:span></text:p>
        </text:list-item>
        <text:list-item>
          <text:p text:style-name="P4"><text:span text:style-name="T6">Фрагменты кода разделяйте по задачам и пропишите условия (допустимо комментариями).  </text:span></text:p>
        </text:list-item>
        <text:list-item>
          <text:p text:style-name="P4"><text:span text:style-name="T6">Ссылка на открытый репозиторий с решением.  </text:span></text:p>
        </text:list-item>
        <text:list-item>
          <text:p text:style-name="P4"><text:span text:style-name="T6">Скриншот с историей коммитов. </text:span></text:p>
        </text:list-item>
      </text:list>
      <text:p text:style-name="P3"><text:span text:style-name="T2"/></text:p>
      <text:p text:style-name="P5"><text:span text:style-name="T2">Ссылка на репозиторий: </text:span><text:span text:style-name="T6">https://github.com/ChuvilkoDEV/lab-5d</text:span></text:p>
      <text:p text:style-name="P3"><text:span text:style-name="T2"/></text:p>
      <text:p text:style-name="P3"><text:span text:style-name="T2">Задания к лабораторной работе: </text:span></text:p>
      <text:p text:style-name="P18"><text:span text:style-name="T2">С</text:span><text:span text:style-name="T1">одержимое библиотеки </text:span><text:span text:style-name="T7">string_.h</text:span></text:p>
      <text:p text:style-name="P18"><draw:custom-shape text:anchor-type="paragraph" draw:z-index="0" draw:name="Врезка 1" draw:style-name="gr27" draw:text-style-name="P24" svg:width="16.925cm" svg:height="19.65cm" svg:x="-0.102cm" svg:y="0.157cm"><text:p text:style-name="P23"><text:span text:style-name="T19">#include </text:span><text:span text:style-name="T20">&lt;ctype.h&gt;</text:span><text:span text:style-name="T20"><text:line-break/></text:span><text:span text:style-name="T19">#include </text:span><text:span text:style-name="T20">"string_.h"</text:span><text:span text:style-name="T20"><text:line-break/></text:span><text:span text:style-name="T20"><text:line-break/></text:span><text:span text:style-name="T19"># define </text:span><text:span text:style-name="T26">ASSERT_STRING</text:span><text:span text:style-name="T23">(expected</text:span><text:span text:style-name="T21">, </text:span><text:span text:style-name="T23">got) assertString(expected</text:span><text:span text:style-name="T21">, </text:span><text:span text:style-name="T23">got</text:span><text:span text:style-name="T21">, </text:span><text:span text:style-name="T23">\</text:span><text:span text:style-name="T23"><text:line-break/></text:span><text:span text:style-name="T26">__FILE__</text:span><text:span text:style-name="T21">, </text:span><text:span text:style-name="T26">__FUNCTION__</text:span><text:span text:style-name="T21">, </text:span><text:span text:style-name="T26">__LINE__</text:span><text:span text:style-name="T23">)</text:span><text:span text:style-name="T23"><text:line-break/></text:span><text:span text:style-name="T23"><text:line-break/></text:span><text:span text:style-name="T29">// Первая реализация функции, которая возвращает размер строки</text:span><text:span text:style-name="T29"><text:line-break/></text:span><text:span text:style-name="T27">size_t </text:span><text:span text:style-name="T22">strlen1</text:span><text:span text:style-name="T23">(</text:span><text:span text:style-name="T21">char </text:span><text:span text:style-name="T23">*a) {</text:span><text:span text:style-name="T23"><text:line-break/></text:span><text:span text:style-name="T23"> <text:s/></text:span><text:span text:style-name="T27">size_t </text:span><text:span text:style-name="T23">i = </text:span><text:span text:style-name="T24">0</text:span><text:span text:style-name="T21">;</text:span><text:span text:style-name="T21"><text:line-break/></text:span><text:span text:style-name="T21"> <text:s/>while </text:span><text:span text:style-name="T23">(a[i] != </text:span><text:span text:style-name="T20">'</text:span><text:span text:style-name="T21">\0</text:span><text:span text:style-name="T20">'</text:span><text:span text:style-name="T23">)</text:span><text:span text:style-name="T23"><text:line-break/></text:span><text:span text:style-name="T23"> <text:s text:c="3"/>i++</text:span><text:span text:style-name="T21">;</text:span><text:span text:style-name="T21"><text:line-break/></text:span><text:span text:style-name="T21"> <text:s/>return </text:span><text:span text:style-name="T23">i</text:span><text:span text:style-name="T21">;</text:span><text:span text:style-name="T21"><text:line-break/></text:span><text:span text:style-name="T23">}</text:span><text:span text:style-name="T23"><text:line-break/></text:span><text:span text:style-name="T23"><text:line-break/></text:span><text:span text:style-name="T29">// Вторая реализация функции, которая возвращает размер строки</text:span><text:span text:style-name="T29"><text:line-break/></text:span><text:span text:style-name="T27">size_t </text:span><text:span text:style-name="T22">strlen2</text:span><text:span text:style-name="T23">(</text:span><text:span text:style-name="T21">char </text:span><text:span text:style-name="T23">*s) {</text:span><text:span text:style-name="T23"><text:line-break/></text:span><text:span text:style-name="T23"> <text:s/></text:span><text:span text:style-name="T21">int </text:span><text:span text:style-name="T23">i = </text:span><text:span text:style-name="T24">0</text:span><text:span text:style-name="T21">;</text:span><text:span text:style-name="T21"><text:line-break/></text:span><text:span text:style-name="T21"> <text:s/>while </text:span><text:span text:style-name="T23">(*s != </text:span><text:span text:style-name="T20">'</text:span><text:span text:style-name="T21">\0</text:span><text:span text:style-name="T20">'</text:span><text:span text:style-name="T23">) {</text:span><text:span text:style-name="T23"><text:line-break/></text:span><text:span text:style-name="T23"> <text:s text:c="3"/>i++</text:span><text:span text:style-name="T21">;</text:span><text:span text:style-name="T21"><text:line-break/></text:span><text:span text:style-name="T21"> <text:s text:c="3"/></text:span><text:span text:style-name="T23">s++</text:span><text:span text:style-name="T21">;</text:span><text:span text:style-name="T21"><text:line-break/></text:span><text:span text:style-name="T21"> <text:s/></text:span><text:span text:style-name="T23">}</text:span><text:span text:style-name="T23"><text:line-break/></text:span><text:span text:style-name="T23"> <text:s/></text:span><text:span text:style-name="T21">return </text:span><text:span text:style-name="T23">i</text:span><text:span text:style-name="T21">;</text:span><text:span text:style-name="T21"><text:line-break/></text:span><text:span text:style-name="T23">}</text:span><text:span text:style-name="T23"><text:line-break/></text:span><text:span text:style-name="T23"><text:line-break/></text:span><text:span text:style-name="T29">// Возвращает размер строки</text:span><text:span text:style-name="T29"><text:line-break/></text:span><text:span text:style-name="T27">size_t </text:span><text:span text:style-name="T22">strlen_</text:span><text:span text:style-name="T23">(</text:span><text:span text:style-name="T21">const char </text:span><text:span text:style-name="T23">*begin) {</text:span><text:span text:style-name="T23"><text:line-break/></text:span><text:span text:style-name="T23"> <text:s/></text:span><text:span text:style-name="T21">char const </text:span><text:span text:style-name="T23">*end = begin</text:span><text:span text:style-name="T21">;</text:span><text:span text:style-name="T21"><text:line-break/></text:span><text:span text:style-name="T21"> <text:s/>while </text:span><text:span text:style-name="T23">(*end != </text:span><text:span text:style-name="T20">'</text:span><text:span text:style-name="T21">\0</text:span><text:span text:style-name="T20">'</text:span><text:span text:style-name="T23">)</text:span><text:span text:style-name="T23"><text:line-break/></text:span><text:span text:style-name="T23"> <text:s text:c="3"/>end++</text:span><text:span text:style-name="T21">;</text:span><text:span text:style-name="T21"><text:line-break/></text:span><text:span text:style-name="T21"> <text:s/>return </text:span><text:span text:style-name="T23">end - begin</text:span><text:span text:style-name="T21">;</text:span><text:span text:style-name="T21"><text:line-break/></text:span><text:span text:style-name="T23">}</text:span><text:span text:style-name="T23"><text:line-break/></text:span><text:span text:style-name="T23"><text:line-break/></text:span><text:span text:style-name="T29">// Возвращает указатель на первый элемент с кодом ch, расположенным на ленте</text:span><text:span text:style-name="T29"><text:line-break/></text:span><text:span text:style-name="T29">// памяти между адресами begin и end не включая end. Если символ не найден,</text:span><text:span text:style-name="T29"><text:line-break/></text:span><text:span text:style-name="T29">// возвращается значение end.</text:span><text:span text:style-name="T29"><text:line-break/></text:span><text:span text:style-name="T21">char </text:span><text:span text:style-name="T23">*</text:span><text:span text:style-name="T22">find</text:span><text:span text:style-name="T23">(</text:span><text:span text:style-name="T21">char </text:span><text:span text:style-name="T23">*begin</text:span><text:span text:style-name="T21">, char </text:span><text:span text:style-name="T23">*end</text:span><text:span text:style-name="T21">, int </text:span><text:span text:style-name="T23">ch) {</text:span><text:span text:style-name="T23"><text:line-break/></text:span><text:span text:style-name="T23"> <text:s/></text:span><text:span text:style-name="T21">while </text:span><text:span text:style-name="T23">(begin != end &amp;&amp; *begin != ch)</text:span><text:span text:style-name="T23"><text:line-break/></text:span><text:span text:style-name="T23"> <text:s text:c="3"/>begin++</text:span><text:span text:style-name="T21">;</text:span><text:span text:style-name="T21"><text:line-break/></text:span><text:span text:style-name="T21"> <text:s/>return </text:span><text:span text:style-name="T23">begin</text:span><text:span text:style-name="T21">;</text:span><text:span text:style-name="T21"><text:line-break/></text:span><text:span text:style-name="T23">}</text:span></text:p><text:p text:style-name="P23"><text:span text:style-name="T23"/></text:p><text:p text:style-name="P23"><text:span text:style-name="T29">// Возвращает указатель на первый символ, отличный от пробельных, расположенный</text:span><text:span text:style-name="T29"><text:line-break/></text:span><text:span text:style-name="T29">// на ленте памяти, начиная с begin и заканчивая ноль-символом. Если символ</text:span><text:span text:style-name="T29"><text:line-break/></text:span><text:span text:style-name="T29">// не найден, возвращается адрес первого ноль-символа.</text:span><text:span text:style-name="T29"><text:line-break/></text:span><text:span text:style-name="T21">char </text:span><text:span text:style-name="T23">*</text:span><text:span text:style-name="T22">findNonSpace</text:span><text:span text:style-name="T23">(</text:span><text:span text:style-name="T21">char </text:span><text:span text:style-name="T23">*begin) {</text:span><text:span text:style-name="T23"><text:line-break/></text:span><text:span text:style-name="T23"> <text:s/></text:span><text:span text:style-name="T21">while </text:span><text:span text:style-name="T23">(isspace(*begin))</text:span><text:span text:style-name="T23"><text:line-break/></text:span><text:span text:style-name="T23"> <text:s text:c="3"/>begin++</text:span><text:span text:style-name="T21">;</text:span><text:span text:style-name="T21"><text:line-break/></text:span><text:span text:style-name="T21"> <text:s/>return </text:span><text:span text:style-name="T23">begin</text:span><text:span text:style-name="T21">;</text:span><text:span text:style-name="T21"><text:line-break/></text:span><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draw:custom-shape text:anchor-type="paragraph" draw:z-index="1" draw:name="Врезка 2" draw:style-name="gr26" draw:text-style-name="P24" svg:width="16.925cm" svg:height="25.182cm" svg:x="-0.102cm" svg:y="0.157cm"><text:p text:style-name="P23"><text:span text:style-name="T29">// возвращает указатель на первый пробельный символ, расположенный на ленте</text:span><text:span text:style-name="T29"><text:line-break/></text:span><text:span text:style-name="T29">// памяти начиная с адреса begin или на первый ноль-символ.</text:span><text:span text:style-name="T29"><text:line-break/></text:span><text:span text:style-name="T21">char </text:span><text:span text:style-name="T23">*</text:span><text:span text:style-name="T22">findSpace</text:span><text:span text:style-name="T23">(</text:span><text:span text:style-name="T21">char </text:span><text:span text:style-name="T23">*begin) {</text:span><text:span text:style-name="T23"><text:line-break/></text:span><text:span text:style-name="T23"> <text:s/></text:span><text:span text:style-name="T21">while </text:span><text:span text:style-name="T23">(!isspace(*begin) &amp;&amp; *begin != </text:span><text:span text:style-name="T20">'</text:span><text:span text:style-name="T21">\0</text:span><text:span text:style-name="T20">'</text:span><text:span text:style-name="T23">)</text:span><text:span text:style-name="T23"><text:line-break/></text:span><text:span text:style-name="T23"> <text:s text:c="3"/>begin++</text:span><text:span text:style-name="T21">;</text:span><text:span text:style-name="T21"><text:line-break/></text:span><text:span text:style-name="T21"> <text:s/>return </text:span><text:span text:style-name="T23">begin</text:span><text:span text:style-name="T21">;</text:span><text:span text:style-name="T21"><text:line-break/></text:span><text:span text:style-name="T23">}</text:span><text:span text:style-name="T23"><text:line-break/></text:span><text:span text:style-name="T23"><text:line-break/></text:span><text:span text:style-name="T29">// Возвращает указатель на первый справа символ, отличный от пробельных,</text:span><text:span text:style-name="T29"><text:line-break/></text:span><text:span text:style-name="T29">// расположенный на ленте памяти, начиная с rbegin (последний символ</text:span><text:span text:style-name="T29"><text:line-break/></text:span><text:span text:style-name="T29">// строки, за которым следует ноль-символ) и заканчивая rend</text:span><text:span text:style-name="T29"><text:line-break/></text:span><text:span text:style-name="T29">// (адрес символа перед началом строки). Если символ не найден, возвращается</text:span><text:span text:style-name="T29"><text:line-break/></text:span><text:span text:style-name="T29">// адрес rend.</text:span><text:span text:style-name="T29"><text:line-break/></text:span><text:span text:style-name="T21">char </text:span><text:span text:style-name="T23">*</text:span><text:span text:style-name="T22">findNonSpaceReverse</text:span><text:span text:style-name="T23">(</text:span><text:span text:style-name="T21">char </text:span><text:span text:style-name="T23">*rbegin</text:span><text:span text:style-name="T21">, const char </text:span><text:span text:style-name="T23">*rend) {</text:span><text:span text:style-name="T23"><text:line-break/></text:span><text:span text:style-name="T23"> <text:s/></text:span><text:span text:style-name="T21">while </text:span><text:span text:style-name="T23">(rbegin &gt;= rend &amp;&amp; isspace(*rbegin))</text:span><text:span text:style-name="T23"><text:line-break/></text:span><text:span text:style-name="T23"> <text:s text:c="3"/>rbegin--</text:span><text:span text:style-name="T21">;</text:span><text:span text:style-name="T21"><text:line-break/></text:span><text:span text:style-name="T21"> <text:s/>return </text:span><text:span text:style-name="T23">rbegin</text:span><text:span text:style-name="T21">;</text:span><text:span text:style-name="T21"><text:line-break/></text:span><text:span text:style-name="T23">}</text:span><text:span text:style-name="T23"><text:line-break/></text:span><text:span text:style-name="T23"><text:line-break/></text:span><text:span text:style-name="T29">// Возвращает указатель на первый пробельный символ справа, расположенный на</text:span><text:span text:style-name="T29"><text:line-break/></text:span><text:span text:style-name="T29">// ленте памяти, начиная с rbegin и заканчивая rend. Если символ не найден,</text:span><text:span text:style-name="T29"><text:line-break/></text:span><text:span text:style-name="T29">// возвращается адрес rend.</text:span><text:span text:style-name="T29"><text:line-break/></text:span><text:span text:style-name="T21">char </text:span><text:span text:style-name="T23">*</text:span><text:span text:style-name="T22">findSpaceReverse</text:span><text:span text:style-name="T23">(</text:span><text:span text:style-name="T21">char </text:span><text:span text:style-name="T23">*rbegin</text:span><text:span text:style-name="T21">, const char </text:span><text:span text:style-name="T23">*rend) {</text:span><text:span text:style-name="T23"><text:line-break/></text:span><text:span text:style-name="T23"> <text:s/></text:span><text:span text:style-name="T21">while </text:span><text:span text:style-name="T23">(rbegin &gt;= rend &amp;&amp; !isspace(*rbegin))</text:span><text:span text:style-name="T23"><text:line-break/></text:span><text:span text:style-name="T23"> <text:s text:c="3"/>rbegin--</text:span><text:span text:style-name="T21">;</text:span><text:span text:style-name="T21"><text:line-break/></text:span><text:span text:style-name="T21"> <text:s/>return </text:span><text:span text:style-name="T23">rbegin</text:span><text:span text:style-name="T21">;</text:span><text:span text:style-name="T21"><text:line-break/></text:span><text:span text:style-name="T23">}</text:span><text:span text:style-name="T23"><text:line-break/></text:span><text:span text:style-name="T23"><text:line-break/></text:span><text:span text:style-name="T29">// Функция возвращает отрицательное значение, если lhs располагается до rhs</text:span><text:span text:style-name="T29"><text:line-break/></text:span><text:span text:style-name="T29">// в лексикографическом порядке (как в словаре), значение 0, если lhs и rhs</text:span><text:span text:style-name="T29"><text:line-break/></text:span><text:span text:style-name="T29">// равны, иначе – положительное значение.</text:span><text:span text:style-name="T29"><text:line-break/></text:span><text:span text:style-name="T21">int </text:span><text:span text:style-name="T22">strcmp_</text:span><text:span text:style-name="T23">(</text:span><text:span text:style-name="T21">const char </text:span><text:span text:style-name="T23">*lhs</text:span><text:span text:style-name="T21">, const char </text:span><text:span text:style-name="T23">*rhs) {</text:span><text:span text:style-name="T23"><text:line-break/></text:span><text:span text:style-name="T23"> <text:s/></text:span><text:span text:style-name="T21">while </text:span><text:span text:style-name="T23">(*lhs &amp;&amp; *lhs == *rhs)</text:span><text:span text:style-name="T23"><text:line-break/></text:span><text:span text:style-name="T23"> <text:s text:c="3"/>lhs++</text:span><text:span text:style-name="T21">, </text:span><text:span text:style-name="T23">rhs++</text:span><text:span text:style-name="T21">;</text:span><text:span text:style-name="T21"><text:line-break/></text:span><text:span text:style-name="T21"> <text:s/>return </text:span><text:span text:style-name="T23">*lhs - *rhs</text:span><text:span text:style-name="T21">;</text:span><text:span text:style-name="T21"><text:line-break/></text:span><text:span text:style-name="T23">}</text:span></text:p><text:p text:style-name="P23"><text:span text:style-name="T23"/></text:p><text:p text:style-name="P23"><text:span text:style-name="T29">// Записывает по адресу beginDestination фрагмент памяти, начиная с адреса</text:span><text:span text:style-name="T29"><text:line-break/></text:span><text:span text:style-name="T29">// beginSource до endSource. Возвращает указатель на следующий свободный</text:span><text:span text:style-name="T29"><text:line-break/></text:span><text:span text:style-name="T29">// фрагмент памяти в destination</text:span><text:span text:style-name="T29"><text:line-break/></text:span><text:span text:style-name="T21">char </text:span><text:span text:style-name="T23">*</text:span><text:span text:style-name="T22">copy</text:span><text:span text:style-name="T23">(</text:span><text:span text:style-name="T21">const char </text:span><text:span text:style-name="T23">*beginSource</text:span><text:span text:style-name="T21">, const char </text:span><text:span text:style-name="T23">*endSource</text:span><text:span text:style-name="T21">,</text:span><text:span text:style-name="T21"><text:line-break/></text:span><text:span text:style-name="T21"> <text:s text:c="10"/>char </text:span><text:span text:style-name="T23">*beginDestination) {</text:span><text:span text:style-name="T23"><text:line-break/></text:span><text:span text:style-name="T23"> <text:s/></text:span><text:span text:style-name="T21">while </text:span><text:span text:style-name="T23">(beginSource &lt; endSource) {</text:span><text:span text:style-name="T23"><text:line-break/></text:span><text:span text:style-name="T23"> <text:s text:c="3"/>*beginDestination = *beginSource</text:span><text:span text:style-name="T21">;</text:span><text:span text:style-name="T21"><text:line-break/></text:span><text:span text:style-name="T21"> <text:s text:c="3"/></text:span><text:span text:style-name="T23">beginSource++</text:span><text:span text:style-name="T21">;</text:span><text:span text:style-name="T21"><text:line-break/></text:span><text:span text:style-name="T21"> <text:s text:c="3"/></text:span><text:span text:style-name="T23">beginDestination++</text:span><text:span text:style-name="T21">;</text:span><text:span text:style-name="T21"><text:line-break/></text:span><text:span text:style-name="T21"> <text:s/></text:span><text:span text:style-name="T23">}</text:span><text:span text:style-name="T23"><text:line-break/></text:span><text:span text:style-name="T23"> <text:s/></text:span><text:span text:style-name="T21">return </text:span><text:span text:style-name="T23">beginDestination</text:span><text:span text:style-name="T21">;</text:span><text:span text:style-name="T21"><text:line-break/></text:span><text:span text:style-name="T23">}</text:span><text:span text:style-name="T23"><text:line-break/></text:span><text:span text:style-name="T23"><text:line-break/></text:span><text:span text:style-name="T29">// Записывает по адресу beginDestination элементы из фрагмента памяти начиная с</text:span><text:span text:style-name="T29"><text:line-break/></text:span><text:span text:style-name="T29">// beginSource заканчивая endSource, удовлетворяющие функции-предикату f.</text:span><text:span text:style-name="T29"><text:line-break/></text:span><text:span text:style-name="T29">// Функция возвращает указатель на следующий свободный для записи фрагмент в</text:span><text:span text:style-name="T29"><text:line-break/></text:span><text:span text:style-name="T29">// памяти.</text:span><text:span text:style-name="T29"><text:line-break/></text:span><text:span text:style-name="T21">char </text:span><text:span text:style-name="T23">*</text:span><text:span text:style-name="T22">copyIf</text:span><text:span text:style-name="T23">(</text:span><text:span text:style-name="T21">char </text:span><text:span text:style-name="T23">*beginSource</text:span><text:span text:style-name="T21">, const char </text:span><text:span text:style-name="T23">*endSource</text:span><text:span text:style-name="T21">,</text:span><text:span text:style-name="T21"><text:line-break/></text:span><text:span text:style-name="T21"> <text:s text:c="12"/>char </text:span><text:span text:style-name="T23">*beginDestination</text:span><text:span text:style-name="T21">, int </text:span><text:span text:style-name="T23">(*f)(</text:span><text:span text:style-name="T21">int</text:span><text:span text:style-name="T23">)) {</text:span><text:span text:style-name="T23"><text:line-break/></text:span><text:span text:style-name="T23"> <text:s/></text:span><text:span text:style-name="T21">while </text:span><text:span text:style-name="T23">(beginSource &lt; endSource) {</text:span><text:span text:style-name="T23"><text:line-break/></text:span><text:span text:style-name="T23"> <text:s text:c="3"/></text:span><text:span text:style-name="T21">if </text:span><text:span text:style-name="T23">(f(*beginSource))</text:span><text:span text:style-name="T23"><text:line-break/></text:span><text:span text:style-name="T23"> <text:s text:c="5"/>*beginDestination++ = *beginSource</text:span><text:span text:style-name="T21">;</text:span><text:span text:style-name="T21"><text:line-break/></text:span><text:span text:style-name="T21"> <text:s text:c="3"/></text:span><text:span text:style-name="T23">beginSource++</text:span><text:span text:style-name="T21">;</text:span><text:span text:style-name="T21"><text:line-break/></text:span><text:span text:style-name="T21"> <text:s/></text:span><text:span text:style-name="T23">}</text:span><text:span text:style-name="T23"><text:line-break/></text:span><text:span text:style-name="T23"> <text:s/></text:span><text:span text:style-name="T21">return </text:span><text:span text:style-name="T23">beginDestination</text:span><text:span text:style-name="T21">;</text:span><text:span text:style-name="T21"><text:line-break/></text:span><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draw:custom-shape text:anchor-type="paragraph" draw:z-index="2" draw:name="Врезка 3" draw:style-name="gr25" draw:text-style-name="P24" svg:width="16.925cm" svg:height="23.658cm" svg:x="-0.102cm" svg:y="0.157cm"><text:p text:style-name="P23"><text:span text:style-name="T29">// Записывает по адресу beginDestination элементы из фрагмента памяти начиная с</text:span><text:span text:style-name="T29"><text:line-break/></text:span><text:span text:style-name="T29">// rbeginSource заканчивая rendSource, удовлетворяющие функции-предикату f.</text:span><text:span text:style-name="T29"><text:line-break/></text:span><text:span text:style-name="T29">// Функция возвращает значение beginDestination по окончанию работы функции.</text:span><text:span text:style-name="T29"><text:line-break/></text:span><text:span text:style-name="T21">char </text:span><text:span text:style-name="T23">*</text:span><text:span text:style-name="T22">copyIfReverse</text:span><text:span text:style-name="T23">(</text:span><text:span text:style-name="T21">char </text:span><text:span text:style-name="T23">*rbeginSource</text:span><text:span text:style-name="T21">, const char </text:span><text:span text:style-name="T23">*rendSource</text:span><text:span text:style-name="T21">,</text:span><text:span text:style-name="T21"><text:line-break/></text:span><text:span text:style-name="T21"> <text:s text:c="19"/>char </text:span><text:span text:style-name="T23">*beginDestination</text:span><text:span text:style-name="T21">, int </text:span><text:span text:style-name="T23">(*f)(</text:span><text:span text:style-name="T21">int</text:span><text:span text:style-name="T23">)) {</text:span><text:span text:style-name="T23"><text:line-break/></text:span><text:span text:style-name="T23"> <text:s/></text:span><text:span text:style-name="T21">while </text:span><text:span text:style-name="T23">(rbeginSource &gt; rendSource) {</text:span><text:span text:style-name="T23"><text:line-break/></text:span><text:span text:style-name="T23"> <text:s text:c="3"/></text:span><text:span text:style-name="T21">if </text:span><text:span text:style-name="T23">(f(*rbeginSource)) {</text:span><text:span text:style-name="T23"><text:line-break/></text:span><text:span text:style-name="T23"> <text:s text:c="5"/>*beginDestination = *rbeginSource</text:span><text:span text:style-name="T21">;</text:span><text:span text:style-name="T21"><text:line-break/></text:span><text:span text:style-name="T21"> <text:s text:c="5"/></text:span><text:span text:style-name="T23">beginDestination++</text:span><text:span text:style-name="T21">;</text:span><text:span text:style-name="T21"><text:line-break/></text:span><text:span text:style-name="T21"> <text:s text:c="3"/></text:span><text:span text:style-name="T23">}</text:span><text:span text:style-name="T23"><text:line-break/></text:span><text:span text:style-name="T23"> <text:s text:c="3"/>rbeginSource--</text:span><text:span text:style-name="T21">;</text:span><text:span text:style-name="T21"><text:line-break/></text:span><text:span text:style-name="T21"> <text:s/></text:span><text:span text:style-name="T23">}</text:span><text:span text:style-name="T23"><text:line-break/></text:span><text:span text:style-name="T23"> <text:s/></text:span><text:span text:style-name="T21">return </text:span><text:span text:style-name="T23">beginDestination</text:span><text:span text:style-name="T21">;</text:span><text:span text:style-name="T21"><text:line-break/></text:span><text:span text:style-name="T23">}</text:span><text:span text:style-name="T23"><text:line-break/></text:span><text:span text:style-name="T23"><text:line-break/></text:span><text:span text:style-name="T29">// Возвращает адрес конца строки</text:span><text:span text:style-name="T29"><text:line-break/></text:span><text:span text:style-name="T21">char </text:span><text:span text:style-name="T23">*</text:span><text:span text:style-name="T22">getEndOfString</text:span><text:span text:style-name="T23">(</text:span><text:span text:style-name="T21">char </text:span><text:span text:style-name="T23">*c) {</text:span><text:span text:style-name="T23"><text:line-break/></text:span><text:span text:style-name="T23"> <text:s/></text:span><text:span text:style-name="T21">return </text:span><text:span text:style-name="T23">c + strlen_(c)</text:span><text:span text:style-name="T21">;</text:span><text:span text:style-name="T21"><text:line-break/></text:span><text:span text:style-name="T23">}</text:span><text:span text:style-name="T23"><text:line-break/></text:span><text:span text:style-name="T23"><text:line-break/></text:span><text:span text:style-name="T29">// Возвращает адрес начала слова</text:span><text:span text:style-name="T29"><text:line-break/></text:span><text:span text:style-name="T21">char </text:span><text:span text:style-name="T23">*</text:span><text:span text:style-name="T22">getBeginOfWord</text:span><text:span text:style-name="T23">(</text:span><text:span text:style-name="T21">char </text:span><text:span text:style-name="T23">*c) {</text:span><text:span text:style-name="T23"><text:line-break/></text:span><text:span text:style-name="T23"> <text:s/></text:span><text:span text:style-name="T21">while </text:span><text:span text:style-name="T23">(*c != </text:span><text:span text:style-name="T20">'</text:span><text:span text:style-name="T21">\0</text:span><text:span text:style-name="T20">' </text:span><text:span text:style-name="T23">&amp;&amp; isspace(*c))</text:span><text:span text:style-name="T23"><text:line-break/></text:span><text:span text:style-name="T23"> <text:s text:c="3"/>c++</text:span><text:span text:style-name="T21">;</text:span><text:span text:style-name="T21"><text:line-break/></text:span><text:span text:style-name="T21"> <text:s/>return </text:span><text:span text:style-name="T23">c</text:span><text:span text:style-name="T21">;</text:span><text:span text:style-name="T21"><text:line-break/></text:span><text:span text:style-name="T23">}</text:span><text:span text:style-name="T23"><text:line-break/></text:span><text:span text:style-name="T23"><text:line-break/></text:span><text:span text:style-name="T21">void </text:span><text:span text:style-name="T22">assertString</text:span><text:span text:style-name="T23">(</text:span><text:span text:style-name="T21">const char </text:span><text:span text:style-name="T23">*expected</text:span><text:span text:style-name="T21">, char </text:span><text:span text:style-name="T23">*got</text:span><text:span text:style-name="T21">,</text:span><text:span text:style-name="T21"><text:line-break/></text:span><text:span text:style-name="T21"> <text:s text:c="17"/>char const </text:span><text:span text:style-name="T23">*fileName</text:span><text:span text:style-name="T21">, char const </text:span><text:span text:style-name="T23">*funcName</text:span><text:span text:style-name="T21">,</text:span><text:span text:style-name="T21"><text:line-break/></text:span><text:span text:style-name="T21"> <text:s text:c="17"/>int </text:span><text:span text:style-name="T23">line) {</text:span><text:span text:style-name="T23"><text:line-break/></text:span><text:span text:style-name="T23"> <text:s/></text:span><text:span text:style-name="T21">if </text:span><text:span text:style-name="T23">(strcmp_(expected</text:span><text:span text:style-name="T21">, </text:span><text:span text:style-name="T23">got)) {</text:span><text:span text:style-name="T23"><text:line-break/></text:span><text:span text:style-name="T23"> <text:s text:c="3"/>fprintf(</text:span><text:span text:style-name="T26">stderr</text:span><text:span text:style-name="T21">, </text:span><text:span text:style-name="T20">"File %s</text:span><text:span text:style-name="T21">\n</text:span><text:span text:style-name="T20">"</text:span><text:span text:style-name="T21">, </text:span><text:span text:style-name="T23">fileName)</text:span><text:span text:style-name="T21">;</text:span><text:span text:style-name="T21"><text:line-break/></text:span><text:span text:style-name="T21"> <text:s text:c="3"/></text:span><text:span text:style-name="T23">fprintf(</text:span><text:span text:style-name="T26">stderr</text:span><text:span text:style-name="T21">, </text:span><text:span text:style-name="T20">"%s - failed on line %d</text:span><text:span text:style-name="T21">\n</text:span><text:span text:style-name="T20">"</text:span><text:span text:style-name="T21">, </text:span><text:span text:style-name="T23">funcName</text:span><text:span text:style-name="T21">, </text:span><text:span text:style-name="T23">line)</text:span><text:span text:style-name="T21">;</text:span><text:span text:style-name="T21"><text:line-break/></text:span><text:span text:style-name="T21"> <text:s text:c="3"/></text:span><text:span text:style-name="T23">fprintf(</text:span><text:span text:style-name="T26">stderr</text:span><text:span text:style-name="T21">, </text:span><text:span text:style-name="T20">"Expected : </text:span><text:span text:style-name="T21">\t\"</text:span><text:span text:style-name="T20">%s </text:span><text:span text:style-name="T21">\"\n</text:span><text:span text:style-name="T20">"</text:span><text:span text:style-name="T21">, </text:span><text:span text:style-name="T23">expected)</text:span><text:span text:style-name="T21">;</text:span><text:span text:style-name="T21"><text:line-break/></text:span><text:span text:style-name="T21"> <text:s text:c="3"/></text:span><text:span text:style-name="T23">fprintf(</text:span><text:span text:style-name="T26">stderr</text:span><text:span text:style-name="T21">, </text:span><text:span text:style-name="T20">"Got: </text:span><text:span text:style-name="T21">\t\t\"</text:span><text:span text:style-name="T20">%s</text:span><text:span text:style-name="T21">\"\n\n</text:span><text:span text:style-name="T20">"</text:span><text:span text:style-name="T21">, </text:span><text:span text:style-name="T23">got)</text:span><text:span text:style-name="T21">;</text:span><text:span text:style-name="T21"><text:line-break/></text:span><text:span text:style-name="T21"> <text:s/></text:span><text:span text:style-name="T23">} </text:span><text:span text:style-name="T21">else</text:span><text:span text:style-name="T21"><text:line-break/></text:span><text:span text:style-name="T21"> <text:s text:c="3"/></text:span><text:span text:style-name="T23">fprintf(</text:span><text:span text:style-name="T26">stdout</text:span><text:span text:style-name="T21">, </text:span><text:span text:style-name="T20">"%s - OK</text:span><text:span text:style-name="T21">\n</text:span><text:span text:style-name="T20">"</text:span><text:span text:style-name="T21">, </text:span><text:span text:style-name="T23">funcName)</text:span><text:span text:style-name="T21">;</text:span><text:span text:style-name="T21"><text:line-break/></text:span><text:span text:style-name="T23">}</text:span><text:span text:style-name="T23"><text:line-break/></text:span><text:span text:style-name="T23"><text:line-break/></text:span><text:span text:style-name="T21">void </text:span><text:span text:style-name="T22">printErrorInt</text:span><text:span text:style-name="T23">(</text:span><text:span text:style-name="T21">const int </text:span><text:span text:style-name="T23">expected</text:span><text:span text:style-name="T21">, int </text:span><text:span text:style-name="T23">got</text:span><text:span text:style-name="T21">,</text:span><text:span text:style-name="T21"><text:line-break/></text:span><text:span text:style-name="T21"> <text:s text:c="18"/>char const </text:span><text:span text:style-name="T23">*fileName</text:span><text:span text:style-name="T21">, char const </text:span><text:span text:style-name="T23">*funcName</text:span><text:span text:style-name="T21">,</text:span><text:span text:style-name="T21"><text:line-break/></text:span><text:span text:style-name="T21"> <text:s text:c="18"/>int </text:span><text:span text:style-name="T23">line) {</text:span><text:span text:style-name="T23"><text:line-break/></text:span><text:span text:style-name="T23"> <text:s/>fprintf(</text:span><text:span text:style-name="T26">stderr</text:span><text:span text:style-name="T21">, </text:span><text:span text:style-name="T20">"File %s</text:span><text:span text:style-name="T21">\n</text:span><text:span text:style-name="T20">"</text:span><text:span text:style-name="T21">, </text:span><text:span text:style-name="T23">fileName)</text:span><text:span text:style-name="T21">;</text:span><text:span text:style-name="T21"><text:line-break/></text:span><text:span text:style-name="T21"> <text:s/></text:span><text:span text:style-name="T23">fprintf(</text:span><text:span text:style-name="T26">stderr</text:span><text:span text:style-name="T21">, </text:span><text:span text:style-name="T20">"%s - failed on line %d</text:span><text:span text:style-name="T21">\n</text:span><text:span text:style-name="T20">"</text:span><text:span text:style-name="T21">, </text:span><text:span text:style-name="T23">funcName</text:span><text:span text:style-name="T21">, </text:span><text:span text:style-name="T23">line)</text:span><text:span text:style-name="T21">;</text:span><text:span text:style-name="T21"><text:line-break/></text:span><text:span text:style-name="T21"> <text:s/></text:span><text:span text:style-name="T23">fprintf(</text:span><text:span text:style-name="T26">stderr</text:span><text:span text:style-name="T21">, </text:span><text:span text:style-name="T20">"Expected : </text:span><text:span text:style-name="T21">\t\"</text:span><text:span text:style-name="T20">%d</text:span><text:span text:style-name="T21">\"\n</text:span><text:span text:style-name="T20">"</text:span><text:span text:style-name="T21">, </text:span><text:span text:style-name="T23">expected)</text:span><text:span text:style-name="T21">;</text:span><text:span text:style-name="T21"><text:line-break/></text:span><text:span text:style-name="T21"> <text:s/></text:span><text:span text:style-name="T23">fprintf(</text:span><text:span text:style-name="T26">stderr</text:span><text:span text:style-name="T21">, </text:span><text:span text:style-name="T20">"Got: </text:span><text:span text:style-name="T21">\t\t\"</text:span><text:span text:style-name="T20">%d</text:span><text:span text:style-name="T21">\"\n\n</text:span><text:span text:style-name="T20">"</text:span><text:span text:style-name="T21">, </text:span><text:span text:style-name="T23">got)</text:span><text:span text:style-name="T21">;</text:span><text:span text:style-name="T21"><text:line-break/></text:span><text:span text:style-name="T23">}</text:span></text:p><text:p text:style-name="P23"><text:span text:style-name="T23"/></text:p><text:p text:style-name="P23"><text:span text:style-name="T21">void </text:span><text:span text:style-name="T22">assertInt</text:span><text:span text:style-name="T23">(</text:span><text:span text:style-name="T21">const int </text:span><text:span text:style-name="T23">expected</text:span><text:span text:style-name="T21">, int </text:span><text:span text:style-name="T23">got</text:span><text:span text:style-name="T21">,</text:span><text:span text:style-name="T21"><text:line-break/></text:span><text:span text:style-name="T21"> <text:s text:c="14"/>char const </text:span><text:span text:style-name="T23">*fileName</text:span><text:span text:style-name="T21">, char const </text:span><text:span text:style-name="T23">*funcName</text:span><text:span text:style-name="T21">,</text:span><text:span text:style-name="T21"><text:line-break/></text:span><text:span text:style-name="T21"> <text:s text:c="14"/>int </text:span><text:span text:style-name="T23">line) {</text:span><text:span text:style-name="T23"><text:line-break/></text:span><text:span text:style-name="T23"> <text:s/></text:span><text:span text:style-name="T21">if </text:span><text:span text:style-name="T23">(expected != got) {</text:span><text:span text:style-name="T23"><text:line-break/></text:span><text:span text:style-name="T23"> <text:s text:c="3"/>fprintf(</text:span><text:span text:style-name="T26">stderr</text:span><text:span text:style-name="T21">, </text:span><text:span text:style-name="T20">"File %s</text:span><text:span text:style-name="T21">\n</text:span><text:span text:style-name="T20">"</text:span><text:span text:style-name="T21">, </text:span><text:span text:style-name="T23">fileName)</text:span><text:span text:style-name="T21">;</text:span><text:span text:style-name="T21"><text:line-break/></text:span><text:span text:style-name="T21"> <text:s text:c="3"/></text:span><text:span text:style-name="T23">fprintf(</text:span><text:span text:style-name="T26">stderr</text:span><text:span text:style-name="T21">, </text:span><text:span text:style-name="T20">"%s - failed on line %d</text:span><text:span text:style-name="T21">\n</text:span><text:span text:style-name="T20">"</text:span><text:span text:style-name="T21">, </text:span><text:span text:style-name="T23">funcName</text:span><text:span text:style-name="T21">, </text:span><text:span text:style-name="T23">line)</text:span><text:span text:style-name="T21">;</text:span><text:span text:style-name="T21"><text:line-break/></text:span><text:span text:style-name="T21"> <text:s text:c="3"/></text:span><text:span text:style-name="T23">fprintf(</text:span><text:span text:style-name="T26">stderr</text:span><text:span text:style-name="T21">, </text:span><text:span text:style-name="T20">"Expected : </text:span><text:span text:style-name="T21">\t\"</text:span><text:span text:style-name="T20">%d</text:span><text:span text:style-name="T21">\"\n</text:span><text:span text:style-name="T20">"</text:span><text:span text:style-name="T21">, </text:span><text:span text:style-name="T23">expected)</text:span><text:span text:style-name="T21">;</text:span><text:span text:style-name="T21"><text:line-break/></text:span><text:span text:style-name="T21"> <text:s text:c="3"/></text:span><text:span text:style-name="T23">fprintf(</text:span><text:span text:style-name="T26">stderr</text:span><text:span text:style-name="T21">, </text:span><text:span text:style-name="T20">"Got: </text:span><text:span text:style-name="T21">\t\t\"</text:span><text:span text:style-name="T20">%d</text:span><text:span text:style-name="T21">\"\n\n</text:span><text:span text:style-name="T20">"</text:span><text:span text:style-name="T21">, </text:span><text:span text:style-name="T23">got)</text:span><text:span text:style-name="T21">;</text:span><text:span text:style-name="T21"><text:line-break/></text:span><text:span text:style-name="T21"> <text:s/></text:span><text:span text:style-name="T23">} </text:span><text:span text:style-name="T21">else</text:span><text:span text:style-name="T21"><text:line-break/></text:span><text:span text:style-name="T21"> <text:s text:c="3"/></text:span><text:span text:style-name="T23">fprintf(</text:span><text:span text:style-name="T26">stdout</text:span><text:span text:style-name="T21">, </text:span><text:span text:style-name="T20">"%s - OK</text:span><text:span text:style-name="T21">\n</text:span><text:span text:style-name="T20">"</text:span><text:span text:style-name="T21">, </text:span><text:span text:style-name="T23">funcName)</text:span><text:span text:style-name="T21">;</text:span><text:span text:style-name="T21"><text:line-break/></text:span><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draw:custom-shape text:anchor-type="paragraph" draw:z-index="3" draw:name="Врезка 4" draw:style-name="gr25" draw:text-style-name="P24" svg:width="16.925cm" svg:height="23.658cm" svg:x="-0.102cm" svg:y="0.157cm"><text:p text:style-name="P23"><text:span text:style-name="T29">// Возвращает значение 0, если слово не было считано, в противном</text:span><text:span text:style-name="T29"><text:line-break/></text:span><text:span text:style-name="T29">// случае будет возвращено значение 1 и в переменную word типа WordDescriptor</text:span><text:span text:style-name="T29"><text:line-break/></text:span><text:span text:style-name="T29">// будут записаны позиции начала слова, и первого символа после конца слова</text:span><text:span text:style-name="T29"><text:line-break/></text:span><text:span text:style-name="T21">int </text:span><text:span text:style-name="T22">getWord</text:span><text:span text:style-name="T23">(</text:span><text:span text:style-name="T21">char </text:span><text:span text:style-name="T23">*beginSearch</text:span><text:span text:style-name="T21">, </text:span><text:span text:style-name="T27">WordDescriptor </text:span><text:span text:style-name="T23">*word) {</text:span><text:span text:style-name="T23"><text:line-break/></text:span><text:span text:style-name="T23"> <text:s/>word-&gt;</text:span><text:span text:style-name="T25">begin </text:span><text:span text:style-name="T23">= findNonSpace(beginSearch)</text:span><text:span text:style-name="T21">;</text:span><text:span text:style-name="T21"><text:line-break/></text:span><text:span text:style-name="T21"><text:line-break/></text:span><text:span text:style-name="T21"> <text:s/>if </text:span><text:span text:style-name="T23">(*word-&gt;</text:span><text:span text:style-name="T25">begin </text:span><text:span text:style-name="T23">== </text:span><text:span text:style-name="T20">'</text:span><text:span text:style-name="T21">\0</text:span><text:span text:style-name="T20">'</text:span><text:span text:style-name="T23">)</text:span><text:span text:style-name="T23"><text:line-break/></text:span><text:span text:style-name="T23"> <text:s text:c="3"/></text:span><text:span text:style-name="T21">return </text:span><text:span text:style-name="T24">0</text:span><text:span text:style-name="T21">;</text:span><text:span text:style-name="T21"><text:line-break/></text:span><text:span text:style-name="T21"><text:line-break/></text:span><text:span text:style-name="T21"> <text:s/></text:span><text:span text:style-name="T23">word-&gt;</text:span><text:span text:style-name="T25">end </text:span><text:span text:style-name="T23">= findSpace(word-&gt;</text:span><text:span text:style-name="T25">begin</text:span><text:span text:style-name="T23">)</text:span><text:span text:style-name="T21">;</text:span><text:span text:style-name="T21"><text:line-break/></text:span><text:span text:style-name="T21"><text:line-break/></text:span><text:span text:style-name="T21"> <text:s/>return </text:span><text:span text:style-name="T24">1</text:span><text:span text:style-name="T21">;</text:span><text:span text:style-name="T21"><text:line-break/></text:span><text:span text:style-name="T23">}</text:span><text:span text:style-name="T23"><text:line-break/></text:span><text:span text:style-name="T23"><text:line-break/></text:span><text:span text:style-name="T21">int </text:span><text:span text:style-name="T22">wordlen</text:span><text:span text:style-name="T23">(</text:span><text:span text:style-name="T21">char </text:span><text:span text:style-name="T23">*c) {</text:span><text:span text:style-name="T23"><text:line-break/></text:span><text:span text:style-name="T23"> <text:s/></text:span><text:span text:style-name="T21">char </text:span><text:span text:style-name="T23">*end = c</text:span><text:span text:style-name="T21">;</text:span><text:span text:style-name="T21"><text:line-break/></text:span><text:span text:style-name="T21"> <text:s/>while </text:span><text:span text:style-name="T23">(!isspace(*end))</text:span><text:span text:style-name="T23"><text:line-break/></text:span><text:span text:style-name="T23"> <text:s text:c="3"/>end++</text:span><text:span text:style-name="T21">;</text:span><text:span text:style-name="T21"><text:line-break/></text:span><text:span text:style-name="T21"> <text:s/>return </text:span><text:span text:style-name="T23">end - c</text:span><text:span text:style-name="T21">;</text:span><text:span text:style-name="T21"><text:line-break/></text:span><text:span text:style-name="T23">}</text:span><text:span text:style-name="T23"><text:line-break/></text:span><text:span text:style-name="T23"><text:line-break/></text:span><text:span text:style-name="T29">// Возвращает 1, если слово w1 равно w2. 0 в обратном случае.</text:span><text:span text:style-name="T29"><text:line-break/></text:span><text:span text:style-name="T21">int </text:span><text:span text:style-name="T22">isEqualWord</text:span><text:span text:style-name="T23">(</text:span><text:span text:style-name="T27">WordDescriptor </text:span><text:span text:style-name="T23">w1</text:span><text:span text:style-name="T21">, </text:span><text:span text:style-name="T27">WordDescriptor </text:span><text:span text:style-name="T23">w2) {</text:span><text:span text:style-name="T23"><text:line-break/></text:span><text:span text:style-name="T23"> <text:s/></text:span><text:span text:style-name="T21">while </text:span><text:span text:style-name="T23">(w1.</text:span><text:span text:style-name="T25">begin </text:span><text:span text:style-name="T23">&lt; w1.</text:span><text:span text:style-name="T25">end </text:span><text:span text:style-name="T23">&amp;&amp; w2.</text:span><text:span text:style-name="T25">begin </text:span><text:span text:style-name="T23">&lt; w2.</text:span><text:span text:style-name="T25">end</text:span><text:span text:style-name="T23">) {</text:span><text:span text:style-name="T23"><text:line-break/></text:span><text:span text:style-name="T23"> <text:s text:c="3"/></text:span><text:span text:style-name="T21">if </text:span><text:span text:style-name="T23">(*w1.</text:span><text:span text:style-name="T25">begin </text:span><text:span text:style-name="T23">!= *w2.</text:span><text:span text:style-name="T25">begin</text:span><text:span text:style-name="T23">)</text:span><text:span text:style-name="T23"><text:line-break/></text:span><text:span text:style-name="T23"> <text:s text:c="5"/></text:span><text:span text:style-name="T21">return </text:span><text:span text:style-name="T24">0</text:span><text:span text:style-name="T21">;</text:span><text:span text:style-name="T21"><text:line-break/></text:span><text:span text:style-name="T21"> <text:s text:c="3"/></text:span><text:span text:style-name="T23">w1.</text:span><text:span text:style-name="T25">begin</text:span><text:span text:style-name="T23">++</text:span><text:span text:style-name="T21">, </text:span><text:span text:style-name="T23">w2.</text:span><text:span text:style-name="T25">begin</text:span><text:span text:style-name="T23">++</text:span><text:span text:style-name="T21">;</text:span><text:span text:style-name="T21"><text:line-break/></text:span><text:span text:style-name="T21"> <text:s/></text:span><text:span text:style-name="T23">}</text:span><text:span text:style-name="T23"><text:line-break/></text:span><text:span text:style-name="T23"> <text:s/></text:span><text:span text:style-name="T21">return </text:span><text:span text:style-name="T24">1</text:span><text:span text:style-name="T21">;</text:span><text:span text:style-name="T21"><text:line-break/></text:span><text:span text:style-name="T23">}</text:span><text:span text:style-name="T23"><text:line-break/></text:span><text:span text:style-name="T23"><text:line-break/></text:span><text:span text:style-name="T21">char </text:span><text:span text:style-name="T23">*</text:span><text:span text:style-name="T22">recSpace</text:span><text:span text:style-name="T23">(</text:span><text:span text:style-name="T21">char </text:span><text:span text:style-name="T23">*readPtr</text:span><text:span text:style-name="T21">, char </text:span><text:span text:style-name="T23">*recPtr) {</text:span><text:span text:style-name="T23"><text:line-break/></text:span><text:span text:style-name="T23"> <text:s/></text:span><text:span text:style-name="T21">while </text:span><text:span text:style-name="T23">(*readPtr != </text:span><text:span text:style-name="T20">'</text:span><text:span text:style-name="T21">\0</text:span><text:span text:style-name="T20">' </text:span><text:span text:style-name="T23">&amp;&amp; isspace(*readPtr))</text:span><text:span text:style-name="T23"><text:line-break/></text:span><text:span text:style-name="T23"> <text:s text:c="3"/>*(recPtr++) = *(readPtr++)</text:span><text:span text:style-name="T21">;</text:span><text:span text:style-name="T21"><text:line-break/></text:span><text:span text:style-name="T21"> <text:s/>return </text:span><text:span text:style-name="T23">recPtr</text:span><text:span text:style-name="T21">;</text:span><text:span text:style-name="T21"><text:line-break/></text:span><text:span text:style-name="T23">}</text:span></text:p><text:p text:style-name="P23"><text:span text:style-name="T23"/></text:p><text:p text:style-name="P23"><text:span text:style-name="T21">void </text:span><text:span text:style-name="T22">getBagOfWords</text:span><text:span text:style-name="T23">(</text:span><text:span text:style-name="T27">BagOfWords </text:span><text:span text:style-name="T23">*bag</text:span><text:span text:style-name="T21">, char </text:span><text:span text:style-name="T23">*s) {</text:span><text:span text:style-name="T23"><text:line-break/></text:span><text:span text:style-name="T23"> <text:s/></text:span><text:span text:style-name="T21">char </text:span><text:span text:style-name="T23">*begin = s</text:span><text:span text:style-name="T21">;</text:span><text:span text:style-name="T21"><text:line-break/></text:span><text:span text:style-name="T21"> <text:s/></text:span><text:span text:style-name="T23">bag-&gt;</text:span><text:span text:style-name="T25">size </text:span><text:span text:style-name="T23">= </text:span><text:span text:style-name="T24">0</text:span><text:span text:style-name="T21">;</text:span><text:span text:style-name="T21"><text:line-break/></text:span><text:span text:style-name="T21"> <text:s/>while </text:span><text:span text:style-name="T23">(getWord(begin</text:span><text:span text:style-name="T21">, </text:span><text:span text:style-name="T23">&amp;bag-&gt;</text:span><text:span text:style-name="T25">words</text:span><text:span text:style-name="T23">[bag-&gt;</text:span><text:span text:style-name="T25">size</text:span><text:span text:style-name="T23">])) {</text:span><text:span text:style-name="T23"><text:line-break/></text:span><text:span text:style-name="T23"> <text:s text:c="3"/>begin = bag-&gt;</text:span><text:span text:style-name="T25">words</text:span><text:span text:style-name="T23">[bag-&gt;</text:span><text:span text:style-name="T25">size</text:span><text:span text:style-name="T23">].</text:span><text:span text:style-name="T25">end</text:span><text:span text:style-name="T21">;</text:span><text:span text:style-name="T21"><text:line-break/></text:span><text:span text:style-name="T21"> <text:s text:c="3"/></text:span><text:span text:style-name="T23">bag-&gt;</text:span><text:span text:style-name="T25">size</text:span><text:span text:style-name="T23">++</text:span><text:span text:style-name="T21">;</text:span><text:span text:style-name="T21"><text:line-break/></text:span><text:span text:style-name="T21"> <text:s/></text:span><text:span text:style-name="T23">}</text:span><text:span text:style-name="T23"><text:line-break/></text:span><text:span text:style-name="T23">}</text:span><text:span text:style-name="T23"><text:line-break/></text:span><text:span text:style-name="T23"><text:line-break/></text:span><text:span text:style-name="T21">char </text:span><text:span text:style-name="T23">*</text:span><text:span text:style-name="T22">writeWordInString</text:span><text:span text:style-name="T23">(</text:span><text:span text:style-name="T21">char </text:span><text:span text:style-name="T23">*s</text:span><text:span text:style-name="T21">, </text:span><text:span text:style-name="T27">WordDescriptor </text:span><text:span text:style-name="T23">w) {</text:span><text:span text:style-name="T23"><text:line-break/></text:span><text:span text:style-name="T23"> <text:s/></text:span><text:span text:style-name="T21">while </text:span><text:span text:style-name="T23">(w.</text:span><text:span text:style-name="T25">begin </text:span><text:span text:style-name="T23">&lt; w.</text:span><text:span text:style-name="T25">end</text:span><text:span text:style-name="T23">)</text:span><text:span text:style-name="T23"><text:line-break/></text:span><text:span text:style-name="T23"> <text:s text:c="3"/>*(s++) = *(w.</text:span><text:span text:style-name="T25">begin</text:span><text:span text:style-name="T23">++)</text:span><text:span text:style-name="T21">;</text:span><text:span text:style-name="T21"><text:line-break/></text:span><text:span text:style-name="T21"> <text:s/></text:span><text:span text:style-name="T23">*(s++) = </text:span><text:span text:style-name="T20">' '</text:span><text:span text:style-name="T21">;</text:span><text:span text:style-name="T21"><text:line-break/></text:span><text:span text:style-name="T21"> <text:s/>return </text:span><text:span text:style-name="T23">s</text:span><text:span text:style-name="T21">;</text:span><text:span text:style-name="T21"><text:line-break/></text:span><text:span text:style-name="T23">}</text:span></text:p><text:p text:style-name="P23"><text:span text:style-name="T23"/></text:p><text:p text:style-name="P23"><text:span text:style-name="T21">int </text:span><text:span text:style-name="T22">wordCmp</text:span><text:span text:style-name="T23">(</text:span><text:span text:style-name="T27">WordDescriptor </text:span><text:span text:style-name="T23">w1</text:span><text:span text:style-name="T21">, </text:span><text:span text:style-name="T27">WordDescriptor </text:span><text:span text:style-name="T23">w2) {</text:span><text:span text:style-name="T23"><text:line-break/></text:span><text:span text:style-name="T23"> <text:s/></text:span><text:span text:style-name="T21">while </text:span><text:span text:style-name="T23">(*w1.</text:span><text:span text:style-name="T25">begin </text:span><text:span text:style-name="T23">== *w2.</text:span><text:span text:style-name="T25">begin </text:span><text:span text:style-name="T23">&amp;&amp;</text:span><text:span text:style-name="T23"><text:line-break/></text:span><text:span text:style-name="T23"> <text:s text:c="8"/>w1.</text:span><text:span text:style-name="T25">begin </text:span><text:span text:style-name="T23">&lt; w1.</text:span><text:span text:style-name="T25">end </text:span><text:span text:style-name="T23">- </text:span><text:span text:style-name="T24">1 </text:span><text:span text:style-name="T23">&amp;&amp; w2.</text:span><text:span text:style-name="T25">begin </text:span><text:span text:style-name="T23">&lt; w2.</text:span><text:span text:style-name="T25">end </text:span><text:span text:style-name="T23">- </text:span><text:span text:style-name="T24">1</text:span><text:span text:style-name="T23">)</text:span><text:span text:style-name="T23"><text:line-break/></text:span><text:span text:style-name="T23"> <text:s text:c="3"/>w1.</text:span><text:span text:style-name="T25">begin</text:span><text:span text:style-name="T23">++</text:span><text:span text:style-name="T21">, </text:span><text:span text:style-name="T23">w2.</text:span><text:span text:style-name="T25">begin</text:span><text:span text:style-name="T23">++</text:span><text:span text:style-name="T21">;</text:span><text:span text:style-name="T21"><text:line-break/></text:span><text:span text:style-name="T21"> <text:s/>return </text:span><text:span text:style-name="T23">*w1.</text:span><text:span text:style-name="T25">begin </text:span><text:span text:style-name="T23">- *w2.</text:span><text:span text:style-name="T25">begin</text:span><text:span text:style-name="T21">;</text:span><text:span text:style-name="T21"><text:line-break/></text:span><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draw:custom-shape text:anchor-type="paragraph" draw:z-index="4" draw:name="Врезка 5" draw:style-name="gr24" draw:text-style-name="P24" svg:width="16.925cm" svg:height="11.244cm" svg:x="-0.102cm" svg:y="0.157cm"><text:p text:style-name="P23"><text:span text:style-name="T21">void </text:span><text:span text:style-name="T22">outputWord</text:span><text:span text:style-name="T23">(</text:span><text:span text:style-name="T27">WordDescriptor </text:span><text:span text:style-name="T23">word) {</text:span><text:span text:style-name="T23"><text:line-break/></text:span><text:span text:style-name="T23"> <text:s/></text:span><text:span text:style-name="T21">while </text:span><text:span text:style-name="T23">(word.</text:span><text:span text:style-name="T25">begin </text:span><text:span text:style-name="T23">&lt; word.</text:span><text:span text:style-name="T25">end</text:span><text:span text:style-name="T23">) {</text:span><text:span text:style-name="T23"><text:line-break/></text:span><text:span text:style-name="T23"> <text:s text:c="3"/>printf(</text:span><text:span text:style-name="T20">"%c"</text:span><text:span text:style-name="T21">, </text:span><text:span text:style-name="T23">*word.</text:span><text:span text:style-name="T25">begin</text:span><text:span text:style-name="T23">)</text:span><text:span text:style-name="T21">;</text:span><text:span text:style-name="T21"><text:line-break/></text:span><text:span text:style-name="T21"> <text:s text:c="3"/></text:span><text:span text:style-name="T23">word.</text:span><text:span text:style-name="T25">begin</text:span><text:span text:style-name="T23">++</text:span><text:span text:style-name="T21">;</text:span><text:span text:style-name="T21"><text:line-break/></text:span><text:span text:style-name="T21"> <text:s/></text:span><text:span text:style-name="T23">}</text:span><text:span text:style-name="T23"><text:line-break/></text:span><text:span text:style-name="T23"> <text:s/>printf(</text:span><text:span text:style-name="T20">" "</text:span><text:span text:style-name="T23">)</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strlen</text:span><text:span text:style-name="T23">() {</text:span><text:span text:style-name="T23"><text:line-break/></text:span><text:span text:style-name="T23"> <text:s/></text:span><text:span text:style-name="T21">char </text:span><text:span text:style-name="T23">a[] = </text:span><text:span text:style-name="T20">"Hello world!"</text:span><text:span text:style-name="T21">;</text:span><text:span text:style-name="T21"><text:line-break/></text:span><text:span text:style-name="T21"> <text:s/>char </text:span><text:span text:style-name="T23">b[</text:span><text:span text:style-name="T24">100</text:span><text:span text:style-name="T23">] = </text:span><text:span text:style-name="T20">"Z"</text:span><text:span text:style-name="T21">;</text:span><text:span text:style-name="T21"><text:line-break/></text:span><text:span text:style-name="T21"> <text:s/>char </text:span><text:span text:style-name="T23">c[] = </text:span><text:span text:style-name="T20">"</text:span><text:span text:style-name="T21">\t</text:span><text:span text:style-name="T20">Hi</text:span><text:span text:style-name="T21">\t</text:span><text:span text:style-name="T20">"</text:span><text:span text:style-name="T21">;</text:span><text:span text:style-name="T21"><text:line-break/></text:span><text:span text:style-name="T21"><text:line-break/></text:span><text:span text:style-name="T21"> <text:s/></text:span><text:span text:style-name="T26">assert</text:span><text:span text:style-name="T23">(strlen1(a) == </text:span><text:span text:style-name="T24">12</text:span><text:span text:style-name="T23">)</text:span><text:span text:style-name="T21">;</text:span><text:span text:style-name="T21"><text:line-break/></text:span><text:span text:style-name="T21"> <text:s/></text:span><text:span text:style-name="T26">assert</text:span><text:span text:style-name="T23">(strlen2(b) == </text:span><text:span text:style-name="T24">1</text:span><text:span text:style-name="T23">)</text:span><text:span text:style-name="T21">;</text:span><text:span text:style-name="T21"><text:line-break/></text:span><text:span text:style-name="T21"> <text:s/></text:span><text:span text:style-name="T26">assert</text:span><text:span text:style-name="T23">(strlen_(c) == </text:span><text:span text:style-name="T24">4</text:span><text:span text:style-name="T23">)</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finds</text:span><text:span text:style-name="T23">() {</text:span><text:span text:style-name="T23"><text:line-break/></text:span><text:span text:style-name="T23"> <text:s/></text:span><text:span text:style-name="T21">char </text:span><text:span text:style-name="T23">a[] = </text:span><text:span text:style-name="T20">" <text:s/>abcd"</text:span><text:span text:style-name="T21">;</text:span><text:span text:style-name="T21"><text:line-break/></text:span><text:span text:style-name="T21"> <text:s/></text:span><text:span text:style-name="T26">assert</text:span><text:span text:style-name="T23">(findNonSpace(a) - a == </text:span><text:span text:style-name="T24">2</text:span><text:span text:style-name="T23">)</text:span><text:span text:style-name="T21">;</text:span><text:span text:style-name="T21"><text:line-break/></text:span><text:span text:style-name="T21"> <text:s/>char </text:span><text:span text:style-name="T23">b[] = </text:span><text:span text:style-name="T20">"abcd <text:s/>"</text:span><text:span text:style-name="T21">;</text:span><text:span text:style-name="T21"><text:line-break/></text:span><text:span text:style-name="T21"> <text:s/></text:span><text:span text:style-name="T26">assert</text:span><text:span text:style-name="T23">(findSpace(b) - b == </text:span><text:span text:style-name="T24">4</text:span><text:span text:style-name="T23">)</text:span><text:span text:style-name="T21">;</text:span><text:span text:style-name="T21"><text:line-break/></text:span><text:span text:style-name="T21"> <text:s/>char </text:span><text:span text:style-name="T23">c[] = </text:span><text:span text:style-name="T20">"abcd <text:s text:c="3"/>"</text:span><text:span text:style-name="T21">;</text:span><text:span text:style-name="T21"><text:line-break/></text:span><text:span text:style-name="T21"> <text:s/></text:span><text:span text:style-name="T26">assert</text:span><text:span text:style-name="T23">(&amp;c[strlen1(c) - </text:span><text:span text:style-name="T24">1</text:span><text:span text:style-name="T23">] - findNonSpaceReverse(&amp;c[</text:span><text:span text:style-name="T24">7</text:span><text:span text:style-name="T23">]</text:span><text:span text:style-name="T21">, </text:span><text:span text:style-name="T23">c) == </text:span><text:span text:style-name="T24">4</text:span><text:span text:style-name="T23">)</text:span><text:span text:style-name="T21">;</text:span><text:span text:style-name="T21"><text:line-break/></text:span><text:span text:style-name="T21"> <text:s/>char </text:span><text:span text:style-name="T23">d[] = </text:span><text:span text:style-name="T20">" <text:s text:c="3"/>abcd"</text:span><text:span text:style-name="T21">;</text:span><text:span text:style-name="T21"><text:line-break/></text:span><text:span text:style-name="T21"> <text:s/></text:span><text:span text:style-name="T26">assert</text:span><text:span text:style-name="T23">(&amp;d[strlen1(d) - </text:span><text:span text:style-name="T24">1</text:span><text:span text:style-name="T23">] - findSpaceReverse(&amp;d[</text:span><text:span text:style-name="T24">7</text:span><text:span text:style-name="T23">]</text:span><text:span text:style-name="T21">, </text:span><text:span text:style-name="T23">d) == </text:span><text:span text:style-name="T24">4</text:span><text:span text:style-name="T23">)</text:span><text:span text:style-name="T21">;</text:span><text:span text:style-name="T21"><text:line-break/></text:span><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3">Решение задач:</text:span></text:p>
      <text:p text:style-name="P15"><text:span text:style-name="T9">Задание 1: </text:span><text:span text:style-name="T12">У</text:span><text:span text:style-name="T5">далить из строки все пробельные символы. </text:span></text:p>
      <text:p text:style-name="P15"><draw:custom-shape text:anchor-type="paragraph" draw:z-index="5" draw:name="Врезка 6" draw:style-name="gr23" draw:text-style-name="P24" svg:width="16.925cm" svg:height="11.701cm" svg:x="-0.102cm" svg:y="0.157cm"><text:p text:style-name="P23"><text:span text:style-name="T19">#include </text:span><text:span text:style-name="T20">"1_digitToStartTransform.h"</text:span><text:span text:style-name="T20"><text:line-break/></text:span><text:span text:style-name="T20"><text:line-break/></text:span><text:span text:style-name="T29">// Задача 1</text:span><text:span text:style-name="T29"><text:line-break/></text:span><text:span text:style-name="T29"><text:line-break/></text:span><text:span text:style-name="T29">// Удаляет пробельные символы</text:span><text:span text:style-name="T29"><text:line-break/></text:span><text:span text:style-name="T21">void </text:span><text:span text:style-name="T22">removeNonLetters</text:span><text:span text:style-name="T23">(</text:span><text:span text:style-name="T21">char </text:span><text:span text:style-name="T23">*s) {</text:span><text:span text:style-name="T23"><text:line-break/></text:span><text:span text:style-name="T23"> <text:s/></text:span><text:span text:style-name="T21">char </text:span><text:span text:style-name="T23">*endSource = getEndOfString(s)</text:span><text:span text:style-name="T21">;</text:span><text:span text:style-name="T21"><text:line-break/></text:span><text:span text:style-name="T21"> <text:s/>char </text:span><text:span text:style-name="T23">*destination = copyIf(s</text:span><text:span text:style-name="T21">, </text:span><text:span text:style-name="T23">endSource</text:span><text:span text:style-name="T21">, </text:span><text:span text:style-name="T23">s</text:span><text:span text:style-name="T21">, </text:span><text:span text:style-name="T23">isgraph)</text:span><text:span text:style-name="T21">;</text:span><text:span text:style-name="T21"><text:line-break/></text:span><text:span text:style-name="T21"> <text:s/></text:span><text:span text:style-name="T23">*destination = </text:span><text:span text:style-name="T20">'</text:span><text:span text:style-name="T21">\0</text:span><text:span text:style-name="T20">'</text:span><text:span text:style-name="T21">;</text:span><text:span text:style-name="T21"><text:line-break/></text:span><text:span text:style-name="T23">}</text:span><text:span text:style-name="T23"><text:line-break/></text:span><text:span text:style-name="T23"><text:line-break/></text:span><text:span text:style-name="T29">// Тесты</text:span><text:span text:style-name="T29"><text:line-break/></text:span><text:span text:style-name="T29"><text:line-break/></text:span><text:span text:style-name="T21">void </text:span><text:span text:style-name="T22">test_removeNonLetters_oneWord</text:span><text:span text:style-name="T23">() {</text:span><text:span text:style-name="T23"><text:line-break/></text:span><text:span text:style-name="T23"> <text:s/></text:span><text:span text:style-name="T21">char </text:span><text:span text:style-name="T23">c[] = </text:span><text:span text:style-name="T20">" abacaba <text:s/>"</text:span><text:span text:style-name="T21">;</text:span><text:span text:style-name="T21"><text:line-break/></text:span><text:span text:style-name="T21"> <text:s/></text:span><text:span text:style-name="T23">removeNonLetters(c)</text:span><text:span text:style-name="T21">;</text:span><text:span text:style-name="T21"><text:line-break/></text:span><text:span text:style-name="T21"> <text:s/></text:span><text:span text:style-name="T26">ASSERT_STRING</text:span><text:span text:style-name="T23">(</text:span><text:span text:style-name="T20">"abacaba"</text:span><text:span text:style-name="T21">, </text:span><text:span text:style-name="T23">c)</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removeNonLetters_fewWords</text:span><text:span text:style-name="T23">() {</text:span><text:span text:style-name="T23"><text:line-break/></text:span><text:span text:style-name="T23"> <text:s/></text:span><text:span text:style-name="T21">char </text:span><text:span text:style-name="T23">c[] = </text:span><text:span text:style-name="T20">"ab</text:span><text:span text:style-name="T21">\n</text:span><text:span text:style-name="T20">cd</text:span><text:span text:style-name="T21">\t</text:span><text:span text:style-name="T20">ef <text:s/>"</text:span><text:span text:style-name="T21">;</text:span><text:span text:style-name="T21"><text:line-break/></text:span><text:span text:style-name="T21"> <text:s/></text:span><text:span text:style-name="T23">removeNonLetters(c)</text:span><text:span text:style-name="T21">;</text:span><text:span text:style-name="T21"><text:line-break/></text:span><text:span text:style-name="T21"> <text:s/></text:span><text:span text:style-name="T26">ASSERT_STRING</text:span><text:span text:style-name="T23">(</text:span><text:span text:style-name="T20">"abcdef"</text:span><text:span text:style-name="T21">, </text:span><text:span text:style-name="T23">c)</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removeNonLetters</text:span><text:span text:style-name="T23">() {</text:span><text:span text:style-name="T23"><text:line-break/></text:span><text:span text:style-name="T23"> <text:s/>test_removeNonLetters_oneWord()</text:span><text:span text:style-name="T21">;</text:span><text:span text:style-name="T21"><text:line-break/></text:span><text:span text:style-name="T21"> <text:s/></text:span><text:span text:style-name="T23">test_removeNonLetters_fewWords()</text:span><text:span text:style-name="T21">;</text:span><text:span text:style-name="T21"><text:line-break/></text:span><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oft-page-break/><text:span text:style-name="T9"/></text:p>
      <text:p text:style-name="P15"><text:span text:style-name="T9">Задание 2: </text:span><text:span text:style-name="T12">Преобразовать строку, оставляя только один символ в каждой последовательности подряд идущих одинаковых символов</text:span><text:span text:style-name="T5">. </text:span></text:p>
      <text:p text:style-name="P15"><draw:custom-shape text:anchor-type="paragraph" draw:z-index="6" draw:name="Врезка 7" draw:style-name="gr22" draw:text-style-name="P24" svg:width="16.925cm" svg:height="19.241cm" svg:x="-0.102cm" svg:y="0.157cm"><text:p text:style-name="P23"><text:span text:style-name="T19">#include </text:span><text:span text:style-name="T20">"2_removeAdjacentEqualLetters.h"</text:span><text:span text:style-name="T20"><text:line-break/></text:span><text:span text:style-name="T20"><text:line-break/></text:span><text:span text:style-name="T29">// Задача 2</text:span><text:span text:style-name="T29"><text:line-break/></text:span><text:span text:style-name="T29"><text:line-break/></text:span><text:span text:style-name="T29">// Преобразовывает строку, оставляя только один символ в каждой</text:span><text:span text:style-name="T29"><text:line-break/></text:span><text:span text:style-name="T29">// последовательности подряд идущих одинаковых символов</text:span><text:span text:style-name="T29"><text:line-break/></text:span><text:span text:style-name="T21">void </text:span><text:span text:style-name="T22">removeAdjacentEqualLetters</text:span><text:span text:style-name="T23">(</text:span><text:span text:style-name="T21">char </text:span><text:span text:style-name="T23">*s) {</text:span><text:span text:style-name="T23"><text:line-break/></text:span><text:span text:style-name="T23"> <text:s/></text:span><text:span text:style-name="T21">char </text:span><text:span text:style-name="T23">*beginSource = s</text:span><text:span text:style-name="T21">;</text:span><text:span text:style-name="T21"><text:line-break/></text:span><text:span text:style-name="T21"> <text:s/>while </text:span><text:span text:style-name="T23">(*beginSource) {</text:span><text:span text:style-name="T23"><text:line-break/></text:span><text:span text:style-name="T23"> <text:s text:c="3"/></text:span><text:span text:style-name="T21">if </text:span><text:span text:style-name="T23">(*beginSource != *s)</text:span><text:span text:style-name="T23"><text:line-break/></text:span><text:span text:style-name="T23"> <text:s text:c="5"/>*(++s) = *beginSource</text:span><text:span text:style-name="T21">;</text:span><text:span text:style-name="T21"><text:line-break/></text:span><text:span text:style-name="T21"> <text:s text:c="3"/></text:span><text:span text:style-name="T23">beginSource++</text:span><text:span text:style-name="T21">;</text:span><text:span text:style-name="T21"><text:line-break/></text:span><text:span text:style-name="T21"> <text:s/></text:span><text:span text:style-name="T23">}</text:span><text:span text:style-name="T23"><text:line-break/></text:span><text:span text:style-name="T23"> <text:s/>*(s + </text:span><text:span text:style-name="T24">1</text:span><text:span text:style-name="T23">) = </text:span><text:span text:style-name="T20">'</text:span><text:span text:style-name="T21">\0</text:span><text:span text:style-name="T20">'</text:span><text:span text:style-name="T21">;</text:span><text:span text:style-name="T21"><text:line-break/></text:span><text:span text:style-name="T23">}</text:span><text:span text:style-name="T23"><text:line-break/></text:span><text:span text:style-name="T23"><text:line-break/></text:span><text:span text:style-name="T29">// Тесты</text:span><text:span text:style-name="T29"><text:line-break/></text:span><text:span text:style-name="T29"><text:line-break/></text:span><text:span text:style-name="T21">void </text:span><text:span text:style-name="T22">test_removeAdjacentEqualLetters_noRepeatingCharacters</text:span><text:span text:style-name="T23">() {</text:span><text:span text:style-name="T23"><text:line-break/></text:span><text:span text:style-name="T23"> <text:s/></text:span><text:span text:style-name="T21">char </text:span><text:span text:style-name="T23">c[] = </text:span><text:span text:style-name="T20">"abcd "</text:span><text:span text:style-name="T21">;</text:span><text:span text:style-name="T21"><text:line-break/></text:span><text:span text:style-name="T21"> <text:s/></text:span><text:span text:style-name="T23">removeAdjacentEqualLetters(c)</text:span><text:span text:style-name="T21">;</text:span><text:span text:style-name="T21"><text:line-break/></text:span><text:span text:style-name="T21"> <text:s/></text:span><text:span text:style-name="T26">ASSERT_STRING</text:span><text:span text:style-name="T23">(</text:span><text:span text:style-name="T20">"abcd "</text:span><text:span text:style-name="T21">, </text:span><text:span text:style-name="T23">c)</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removeAdjacentEqualLetters_manyRepeatedCharacters</text:span><text:span text:style-name="T23">() {</text:span><text:span text:style-name="T23"><text:line-break/></text:span><text:span text:style-name="T23"> <text:s/></text:span><text:span text:style-name="T21">char </text:span><text:span text:style-name="T23">c[] = </text:span><text:span text:style-name="T20">"aabbccddeeff <text:s/>"</text:span><text:span text:style-name="T21">;</text:span><text:span text:style-name="T21"><text:line-break/></text:span><text:span text:style-name="T21"> <text:s/></text:span><text:span text:style-name="T23">removeAdjacentEqualLetters(c)</text:span><text:span text:style-name="T21">;</text:span><text:span text:style-name="T21"><text:line-break/></text:span><text:span text:style-name="T21"> <text:s/></text:span><text:span text:style-name="T26">ASSERT_STRING</text:span><text:span text:style-name="T23">(</text:span><text:span text:style-name="T20">"abcdef "</text:span><text:span text:style-name="T21">, </text:span><text:span text:style-name="T23">c)</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removeAdjacentEqualLetters_multipleRepeatedCharacters</text:span><text:span text:style-name="T23">() {</text:span><text:span text:style-name="T23"><text:line-break/></text:span><text:span text:style-name="T23"> <text:s/></text:span><text:span text:style-name="T21">char </text:span><text:span text:style-name="T23">c[] = </text:span><text:span text:style-name="T20">"aabccdecef <text:s/></text:span><text:span text:style-name="T21">\n</text:span><text:span text:style-name="T20">"</text:span><text:span text:style-name="T21">;</text:span><text:span text:style-name="T21"><text:line-break/></text:span><text:span text:style-name="T21"> <text:s/></text:span><text:span text:style-name="T23">removeAdjacentEqualLetters(c)</text:span><text:span text:style-name="T21">;</text:span><text:span text:style-name="T21"><text:line-break/></text:span><text:span text:style-name="T21"> <text:s/></text:span><text:span text:style-name="T26">ASSERT_STRING</text:span><text:span text:style-name="T23">(</text:span><text:span text:style-name="T20">"abcdecef </text:span><text:span text:style-name="T21">\n</text:span><text:span text:style-name="T20">"</text:span><text:span text:style-name="T21">, </text:span><text:span text:style-name="T23">c)</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removeAdjacentEqualLetters_void</text:span><text:span text:style-name="T23">() {</text:span><text:span text:style-name="T23"><text:line-break/></text:span><text:span text:style-name="T23"> <text:s/></text:span><text:span text:style-name="T21">char </text:span><text:span text:style-name="T23">c[] = </text:span><text:span text:style-name="T20">""</text:span><text:span text:style-name="T21">;</text:span><text:span text:style-name="T21"><text:line-break/></text:span><text:span text:style-name="T21"> <text:s/></text:span><text:span text:style-name="T23">removeAdjacentEqualLetters(c)</text:span><text:span text:style-name="T21">;</text:span><text:span text:style-name="T21"><text:line-break/></text:span><text:span text:style-name="T21"> <text:s/></text:span><text:span text:style-name="T26">ASSERT_STRING</text:span><text:span text:style-name="T23">(</text:span><text:span text:style-name="T20">""</text:span><text:span text:style-name="T21">, </text:span><text:span text:style-name="T23">c)</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removeAdjacentEqualLetters</text:span><text:span text:style-name="T23">() {</text:span><text:span text:style-name="T23"><text:line-break/></text:span><text:span text:style-name="T23"> <text:s/>test_removeAdjacentEqualLetters_noRepeatingCharacters()</text:span><text:span text:style-name="T21">;</text:span><text:span text:style-name="T21"><text:line-break/></text:span><text:span text:style-name="T21"> <text:s/></text:span><text:span text:style-name="T23">test_removeAdjacentEqualLetters_manyRepeatedCharacters()</text:span><text:span text:style-name="T21">;</text:span><text:span text:style-name="T21"><text:line-break/></text:span><text:span text:style-name="T21"> <text:s/></text:span><text:span text:style-name="T23">test_removeAdjacentEqualLetters_multipleRepeatedCharacters()</text:span><text:span text:style-name="T21">;</text:span><text:span text:style-name="T21"><text:line-break/></text:span><text:span text:style-name="T21"> <text:s/></text:span><text:span text:style-name="T23">test_removeAdjacentEqualLetters_void()</text:span><text:span text:style-name="T21">;</text:span><text:span text:style-name="T21"><text:line-break/></text:span><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oft-page-break/><text:span text:style-name="T9">Задание </text:span><text:span text:style-name="T8">3</text:span><text:span text:style-name="T9">: </text:span><text:span text:style-name="T12">Преобразовать строку таким образом, чтобы цифры каждого слова были перенесены в начало слова и изменить порядок следования цифр в слове на обратный, а буквы – в конец слова, без изменения порядка следования.</text:span><text:span text:style-name="T9"> </text:span><text:span text:style-name="T5"><text:s/></text:span></text:p>
      <text:p text:style-name="P15"><draw:custom-shape text:anchor-type="paragraph" draw:z-index="7" draw:name="Врезка 8" draw:style-name="gr21" draw:text-style-name="P24" svg:width="16.925cm" svg:height="25.184cm" svg:x="-0.102cm" svg:y="0.157cm"><text:p text:style-name="P23"><text:span text:style-name="T19">#include </text:span><text:span text:style-name="T20">"3_getWord.h"</text:span><text:span text:style-name="T20"><text:line-break/></text:span><text:span text:style-name="T20"><text:line-break/></text:span><text:span text:style-name="T29">// Задача 3</text:span><text:span text:style-name="T29"><text:line-break/></text:span><text:span text:style-name="T29"><text:line-break/></text:span><text:span text:style-name="T29">// Записывает цифры из слова word в конец слова newWord в обратном порядке</text:span><text:span text:style-name="T29"><text:line-break/></text:span><text:span text:style-name="T21">void </text:span><text:span text:style-name="T22">reverseDigitBack</text:span><text:span text:style-name="T23">(</text:span><text:span text:style-name="T27">WordDescriptor </text:span><text:span text:style-name="T23">word</text:span><text:span text:style-name="T21">, </text:span><text:span text:style-name="T27">WordDescriptor </text:span><text:span text:style-name="T23">*newWord) {</text:span><text:span text:style-name="T23"><text:line-break/></text:span><text:span text:style-name="T23"> <text:s/></text:span><text:span text:style-name="T21">while </text:span><text:span text:style-name="T23">(word.</text:span><text:span text:style-name="T25">begin </text:span><text:span text:style-name="T23">&lt; word.</text:span><text:span text:style-name="T25">end</text:span><text:span text:style-name="T23">) {</text:span><text:span text:style-name="T23"><text:line-break/></text:span><text:span text:style-name="T23"> <text:s text:c="3"/></text:span><text:span text:style-name="T21">if </text:span><text:span text:style-name="T23">(isdigit(*word.</text:span><text:span text:style-name="T25">begin</text:span><text:span text:style-name="T23">))</text:span><text:span text:style-name="T23"><text:line-break/></text:span><text:span text:style-name="T23"> <text:s text:c="5"/>*(--newWord-&gt;</text:span><text:span text:style-name="T25">end</text:span><text:span text:style-name="T23">) = *word.</text:span><text:span text:style-name="T25">begin</text:span><text:span text:style-name="T21">;</text:span><text:span text:style-name="T21"><text:line-break/></text:span><text:span text:style-name="T21"> <text:s text:c="3"/></text:span><text:span text:style-name="T23">word.</text:span><text:span text:style-name="T25">begin</text:span><text:span text:style-name="T23">++</text:span><text:span text:style-name="T21">;</text:span><text:span text:style-name="T21"><text:line-break/></text:span><text:span text:style-name="T21"> <text:s/></text:span><text:span text:style-name="T23">}</text:span><text:span text:style-name="T23"><text:line-break/></text:span><text:span text:style-name="T23">}</text:span><text:span text:style-name="T23"><text:line-break/></text:span><text:span text:style-name="T23"><text:line-break/></text:span><text:span text:style-name="T29">// Записывает буквы из слова word в начало слова newWord в том же порядке</text:span><text:span text:style-name="T29"><text:line-break/></text:span><text:span text:style-name="T21">void </text:span><text:span text:style-name="T22">orderedGraphFront</text:span><text:span text:style-name="T23">(</text:span><text:span text:style-name="T27">WordDescriptor </text:span><text:span text:style-name="T23">word</text:span><text:span text:style-name="T21">, </text:span><text:span text:style-name="T27">WordDescriptor </text:span><text:span text:style-name="T23">*newWord) {</text:span><text:span text:style-name="T23"><text:line-break/></text:span><text:span text:style-name="T23"> <text:s/></text:span><text:span text:style-name="T21">while </text:span><text:span text:style-name="T23">(word.</text:span><text:span text:style-name="T25">begin </text:span><text:span text:style-name="T23">&lt; word.</text:span><text:span text:style-name="T25">end</text:span><text:span text:style-name="T23">) {</text:span><text:span text:style-name="T23"><text:line-break/></text:span><text:span text:style-name="T23"> <text:s text:c="3"/></text:span><text:span text:style-name="T21">if </text:span><text:span text:style-name="T23">(isgraph(*word.</text:span><text:span text:style-name="T25">begin</text:span><text:span text:style-name="T23">))</text:span><text:span text:style-name="T23"><text:line-break/></text:span><text:span text:style-name="T23"> <text:s text:c="5"/>*(newWord-&gt;</text:span><text:span text:style-name="T25">begin</text:span><text:span text:style-name="T23">++) = *word.</text:span><text:span text:style-name="T25">begin</text:span><text:span text:style-name="T21">;</text:span><text:span text:style-name="T21"><text:line-break/></text:span><text:span text:style-name="T21"> <text:s text:c="3"/></text:span><text:span text:style-name="T23">word.</text:span><text:span text:style-name="T25">begin</text:span><text:span text:style-name="T23">++</text:span><text:span text:style-name="T21">;</text:span><text:span text:style-name="T21"><text:line-break/></text:span><text:span text:style-name="T21"> <text:s/></text:span><text:span text:style-name="T23">}</text:span><text:span text:style-name="T23"><text:line-break/></text:span><text:span text:style-name="T23">}</text:span><text:span text:style-name="T23"><text:line-break/></text:span><text:span text:style-name="T23"><text:line-break/></text:span><text:span text:style-name="T29">// Записывает в отдельном слове цифры в конец слова, а цифры в начало.</text:span><text:span text:style-name="T29"><text:line-break/></text:span><text:span text:style-name="T21">void </text:span><text:span text:style-name="T22">wordOrderedDigitReversed</text:span><text:span text:style-name="T23">(</text:span><text:span text:style-name="T21">char </text:span><text:span text:style-name="T23">*c) {</text:span><text:span text:style-name="T23"><text:line-break/></text:span><text:span text:style-name="T23"> <text:s/></text:span><text:span text:style-name="T27">WordDescriptor </text:span><text:span text:style-name="T23">word</text:span><text:span text:style-name="T21">;</text:span><text:span text:style-name="T21"><text:line-break/></text:span><text:span text:style-name="T21"> <text:s/></text:span><text:span text:style-name="T23">word.</text:span><text:span text:style-name="T25">begin </text:span><text:span text:style-name="T23">= c</text:span><text:span text:style-name="T21">;</text:span><text:span text:style-name="T21"><text:line-break/></text:span><text:span text:style-name="T21"> <text:s/>while </text:span><text:span text:style-name="T23">(getWord(word.</text:span><text:span text:style-name="T25">begin</text:span><text:span text:style-name="T21">, </text:span><text:span text:style-name="T23">&amp;word)) {</text:span><text:span text:style-name="T23"><text:line-break/></text:span><text:span text:style-name="T23"> <text:s text:c="3"/></text:span><text:span text:style-name="T21">int </text:span><text:span text:style-name="T23">len = word.</text:span><text:span text:style-name="T25">end </text:span><text:span text:style-name="T23">- word.</text:span><text:span text:style-name="T25">begin</text:span><text:span text:style-name="T21">;</text:span><text:span text:style-name="T21"><text:line-break/></text:span><text:span text:style-name="T21"> <text:s text:c="3"/>char </text:span><text:span text:style-name="T23">newC[len]</text:span><text:span text:style-name="T21">;</text:span><text:span text:style-name="T21"><text:line-break/></text:span><text:span text:style-name="T21"> <text:s text:c="3"/></text:span><text:span text:style-name="T27">WordDescriptor </text:span><text:span text:style-name="T23">newWord = (</text:span><text:span text:style-name="T27">WordDescriptor</text:span><text:span text:style-name="T23">) {newC</text:span><text:span text:style-name="T21">, </text:span><text:span text:style-name="T23">newC + len}</text:span><text:span text:style-name="T21">;</text:span><text:span text:style-name="T21"><text:line-break/></text:span><text:span text:style-name="T21"> <text:s text:c="3"/></text:span><text:span text:style-name="T23">reverseDigitBack(word</text:span><text:span text:style-name="T21">, </text:span><text:span text:style-name="T23">&amp;newWord)</text:span><text:span text:style-name="T21">;</text:span><text:span text:style-name="T21"><text:line-break/></text:span><text:span text:style-name="T21"> <text:s text:c="3"/></text:span><text:span text:style-name="T23">orderedGraphFront(word</text:span><text:span text:style-name="T21">, </text:span><text:span text:style-name="T23">&amp;newWord)</text:span><text:span text:style-name="T21">;</text:span><text:span text:style-name="T21"><text:line-break/></text:span><text:span text:style-name="T21"> <text:s text:c="3"/></text:span><text:span text:style-name="T23">memcpy(word.</text:span><text:span text:style-name="T25">begin</text:span><text:span text:style-name="T21">, </text:span><text:span text:style-name="T23">newWord.</text:span><text:span text:style-name="T25">begin</text:span><text:span text:style-name="T21">, </text:span><text:span text:style-name="T23">len)</text:span><text:span text:style-name="T21">;</text:span><text:span text:style-name="T21"><text:line-break/></text:span><text:span text:style-name="T21"> <text:s text:c="3"/></text:span><text:span text:style-name="T23">word.</text:span><text:span text:style-name="T25">begin </text:span><text:span text:style-name="T23">= word.</text:span><text:span text:style-name="T25">end</text:span><text:span text:style-name="T21">;</text:span><text:span text:style-name="T21"><text:line-break/></text:span><text:span text:style-name="T21"> <text:s/></text:span><text:span text:style-name="T23">}</text:span><text:span text:style-name="T23"><text:line-break/></text:span><text:span text:style-name="T23">}</text:span><text:span text:style-name="T23"><text:line-break/></text:span><text:span text:style-name="T23"><text:line-break/></text:span><text:span text:style-name="T23"><text:line-break/></text:span><text:span text:style-name="T29">// Тесты</text:span><text:span text:style-name="T29"><text:line-break/></text:span><text:span text:style-name="T29"><text:line-break/></text:span><text:span text:style-name="T21">void </text:span><text:span text:style-name="T22">test_wordOrderedDigitReversed_oneWordOnlyGraph</text:span><text:span text:style-name="T23">() {</text:span><text:span text:style-name="T23"><text:line-break/></text:span><text:span text:style-name="T23"> <text:s/></text:span><text:span text:style-name="T21">char </text:span><text:span text:style-name="T23">c[] = </text:span><text:span text:style-name="T20">"abcd"</text:span><text:span text:style-name="T21">;</text:span><text:span text:style-name="T21"><text:line-break/></text:span><text:span text:style-name="T21"> <text:s/></text:span><text:span text:style-name="T23">wordOrderedDigitReversed(c)</text:span><text:span text:style-name="T21">;</text:span><text:span text:style-name="T21"><text:line-break/></text:span><text:span text:style-name="T21"> <text:s/></text:span><text:span text:style-name="T26">ASSERT_STRING</text:span><text:span text:style-name="T23">(</text:span><text:span text:style-name="T20">"abcd"</text:span><text:span text:style-name="T21">, </text:span><text:span text:style-name="T23">c)</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wordOrderedDigitReversed_oneWordOnlyDigit</text:span><text:span text:style-name="T23">() {</text:span><text:span text:style-name="T23"><text:line-break/></text:span><text:span text:style-name="T23"> <text:s/></text:span><text:span text:style-name="T21">char </text:span><text:span text:style-name="T23">c[] = </text:span><text:span text:style-name="T20">"1234"</text:span><text:span text:style-name="T21">;</text:span><text:span text:style-name="T21"><text:line-break/></text:span><text:span text:style-name="T21"> <text:s/></text:span><text:span text:style-name="T23">wordOrderedDigitReversed(c)</text:span><text:span text:style-name="T21">;</text:span><text:span text:style-name="T21"><text:line-break/></text:span><text:span text:style-name="T21"> <text:s/></text:span><text:span text:style-name="T26">ASSERT_STRING</text:span><text:span text:style-name="T23">(</text:span><text:span text:style-name="T20">"4321"</text:span><text:span text:style-name="T21">, </text:span><text:span text:style-name="T23">c)</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wordOrderedDigitReversed_WordOnlyDigitAndWordOnlyDigit</text:span><text:span text:style-name="T23">() {</text:span><text:span text:style-name="T23"><text:line-break/></text:span><text:span text:style-name="T23"> <text:s/></text:span><text:span text:style-name="T21">char </text:span><text:span text:style-name="T23">c[] = </text:span><text:span text:style-name="T20">"1234 abcd"</text:span><text:span text:style-name="T21">;</text:span><text:span text:style-name="T21"><text:line-break/></text:span><text:span text:style-name="T21"> <text:s/></text:span><text:span text:style-name="T23">wordOrderedDigitReversed(c)</text:span><text:span text:style-name="T21">;</text:span><text:span text:style-name="T21"><text:line-break/></text:span><text:span text:style-name="T21"> <text:s/></text:span><text:span text:style-name="T26">ASSERT_STRING</text:span><text:span text:style-name="T23">(</text:span><text:span text:style-name="T20">"4321 abcd"</text:span><text:span text:style-name="T21">, </text:span><text:span text:style-name="T23">c)</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wordOrderedDigitReversed_WordsDigitAndDigit</text:span><text:span text:style-name="T23">() {</text:span><text:span text:style-name="T23"><text:line-break/></text:span><text:span text:style-name="T23"> <text:s/></text:span><text:span text:style-name="T21">char </text:span><text:span text:style-name="T23">c[] = </text:span><text:span text:style-name="T20">"1234abcd 1a2b3c4d"</text:span><text:span text:style-name="T21">;</text:span><text:span text:style-name="T21"><text:line-break/></text:span><text:span text:style-name="T21"> <text:s/></text:span><text:span text:style-name="T23">wordOrderedDigitReversed(c)</text:span><text:span text:style-name="T21">;</text:span><text:span text:style-name="T21"><text:line-break/></text:span><text:span text:style-name="T21"> <text:s/></text:span><text:span text:style-name="T26">ASSERT_STRING</text:span><text:span text:style-name="T23">(</text:span><text:span text:style-name="T20">"abcd4321 abcd4321"</text:span><text:span text:style-name="T21">, </text:span><text:span text:style-name="T23">c)</text:span><text:span text:style-name="T21">;</text:span><text:span text:style-name="T21"><text:line-break/></text:span><text:span text:style-name="T23">}</text:span><text:span text:style-name="T23"><text:line-break/></text:span><text:span text:style-name="T23"><text:line-break/></text:span><text:span text:style-name="T2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oft-page-break/><text:span text:style-name="T5"/></text:p>
      <text:p text:style-name="P15"><draw:custom-shape text:anchor-type="paragraph" draw:z-index="8" draw:name="Врезка 9" draw:style-name="gr20" draw:text-style-name="P24" svg:width="16.925cm" svg:height="2.426cm" svg:x="-0.102cm" svg:y="0.157cm"><text:p text:style-name="P23"><text:span text:style-name="T21">void </text:span><text:span text:style-name="T22">test_wordOrderedDigitReversed</text:span><text:span text:style-name="T23">() { </text:span><text:span text:style-name="T23"><text:line-break/></text:span><text:span text:style-name="T23"> <text:s/>test_wordOrderedDigitReversed_oneWordOnlyGraph()</text:span><text:span text:style-name="T21">; </text:span><text:span text:style-name="T21"><text:line-break/></text:span><text:span text:style-name="T21"> <text:s/></text:span><text:span text:style-name="T23">test_wordOrderedDigitReversed_oneWordOnlyDigit()</text:span><text:span text:style-name="T21">; </text:span><text:span text:style-name="T21"><text:line-break/></text:span><text:span text:style-name="T21"> <text:s/></text:span><text:span text:style-name="T23">test_wordOrderedDigitReversed_WordOnlyDigitAndWordOnlyDigit()</text:span><text:span text:style-name="T21">; </text:span><text:span text:style-name="T21"><text:line-break/></text:span><text:span text:style-name="T21"> <text:s/></text:span><text:span text:style-name="T23">test_wordOrderedDigitReversed_WordsDigitAndDigit()</text:span><text:span text:style-name="T21">; </text:span><text:span text:style-name="T21"><text:line-break/></text:span><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9">Задание 4: </text:span><text:span text:style-name="T12">Преобразовать строку, заменяя каждую цифру соответствующим ей числом пробелов. Имеются такие задачи, при которых размер строки может увеличиться. Мы пока что будем исходить из предположения, что размер итоговой строки не превысит некоторого </text:span><text:span text:style-name="T13">MAX_STRING_SIZE</text:span><text:span text:style-name="T12"> определенного в </text:span><text:span text:style-name="T13">string_.h</text:span><text:span text:style-name="T12">: </text:span></text:p>
      <text:p text:style-name="P15"><draw:custom-shape text:anchor-type="paragraph" draw:z-index="9" draw:name="Врезка 10" draw:style-name="gr19" draw:text-style-name="P24" svg:width="16.925cm" svg:height="16.079cm" svg:x="-0.102cm" svg:y="0.157cm"><text:p text:style-name="P23"><text:span text:style-name="T19">#include </text:span><text:span text:style-name="T20">"4_replaceNumberDigitsBySpace.h"</text:span><text:span text:style-name="T20"><text:line-break/></text:span><text:span text:style-name="T20"><text:line-break/></text:span><text:span text:style-name="T20"><text:line-break/></text:span><text:span text:style-name="T29">// Задание 4</text:span><text:span text:style-name="T29"><text:line-break/></text:span><text:span text:style-name="T29"><text:line-break/></text:span><text:span text:style-name="T29">// Преобразовать строку, заменяя каждую цифру соответствующим ей числом</text:span><text:span text:style-name="T29"><text:line-break/></text:span><text:span text:style-name="T29">// пробелов</text:span><text:span text:style-name="T29"><text:line-break/></text:span><text:span text:style-name="T21">void </text:span><text:span text:style-name="T22">replaceNumberDigitBySpace</text:span><text:span text:style-name="T23">(</text:span><text:span text:style-name="T21">char </text:span><text:span text:style-name="T23">*c) {</text:span><text:span text:style-name="T23"><text:line-break/></text:span><text:span text:style-name="T23"> <text:s/></text:span><text:span text:style-name="T21">char </text:span><text:span text:style-name="T23">newString[</text:span><text:span text:style-name="T26">MAX_STRING_SIZE</text:span><text:span text:style-name="T23">]</text:span><text:span text:style-name="T21">;</text:span><text:span text:style-name="T21"><text:line-break/></text:span><text:span text:style-name="T21"> <text:s/>char </text:span><text:span text:style-name="T23">*beginNewString = newString</text:span><text:span text:style-name="T21">;</text:span><text:span text:style-name="T21"><text:line-break/></text:span><text:span text:style-name="T21"> <text:s/>char </text:span><text:span text:style-name="T23">*begin = c</text:span><text:span text:style-name="T21">;</text:span><text:span text:style-name="T21"><text:line-break/></text:span><text:span text:style-name="T21"> <text:s/>while </text:span><text:span text:style-name="T23">(*begin != </text:span><text:span text:style-name="T20">'</text:span><text:span text:style-name="T21">\0</text:span><text:span text:style-name="T20">'</text:span><text:span text:style-name="T23">) {</text:span><text:span text:style-name="T23"><text:line-break/></text:span><text:span text:style-name="T23"> <text:s text:c="3"/></text:span><text:span text:style-name="T21">if </text:span><text:span text:style-name="T23">(isdigit(*begin))</text:span><text:span text:style-name="T23"><text:line-break/></text:span><text:span text:style-name="T23"> <text:s text:c="5"/></text:span><text:span text:style-name="T21">for </text:span><text:span text:style-name="T23">(</text:span><text:span text:style-name="T21">int </text:span><text:span text:style-name="T23">i = </text:span><text:span text:style-name="T24">0</text:span><text:span text:style-name="T21">; </text:span><text:span text:style-name="T23">i &lt; *begin - </text:span><text:span text:style-name="T20">'0'</text:span><text:span text:style-name="T21">; </text:span><text:span text:style-name="T23">i++)</text:span><text:span text:style-name="T23"><text:line-break/></text:span><text:span text:style-name="T23"> <text:s text:c="7"/>*(beginNewString++) = </text:span><text:span text:style-name="T20">' '</text:span><text:span text:style-name="T21">;</text:span><text:span text:style-name="T21"><text:line-break/></text:span><text:span text:style-name="T21"> <text:s text:c="3"/>else</text:span><text:span text:style-name="T21"><text:line-break/></text:span><text:span text:style-name="T21"> <text:s text:c="5"/></text:span><text:span text:style-name="T23">*(beginNewString++) = *begin</text:span><text:span text:style-name="T21">;</text:span><text:span text:style-name="T21"><text:line-break/></text:span><text:span text:style-name="T21"> <text:s text:c="3"/></text:span><text:span text:style-name="T23">begin++</text:span><text:span text:style-name="T21">;</text:span><text:span text:style-name="T21"><text:line-break/></text:span><text:span text:style-name="T21"> <text:s/></text:span><text:span text:style-name="T23">}</text:span><text:span text:style-name="T23"><text:line-break/></text:span><text:span text:style-name="T23"> <text:s/>memcpy(c</text:span><text:span text:style-name="T21">, </text:span><text:span text:style-name="T23">newString</text:span><text:span text:style-name="T21">, </text:span><text:span text:style-name="T23">strlen_(newString))</text:span><text:span text:style-name="T21">;</text:span><text:span text:style-name="T21"><text:line-break/></text:span><text:span text:style-name="T23">}</text:span><text:span text:style-name="T23"><text:line-break/></text:span><text:span text:style-name="T23"><text:line-break/></text:span><text:span text:style-name="T29">// Тесты</text:span><text:span text:style-name="T29"><text:line-break/></text:span><text:span text:style-name="T29"><text:line-break/></text:span><text:span text:style-name="T21">void </text:span><text:span text:style-name="T22">test_replaceNumberDigitBySpace_oneWord</text:span><text:span text:style-name="T23">() {</text:span><text:span text:style-name="T23"><text:line-break/></text:span><text:span text:style-name="T23"> <text:s/></text:span><text:span text:style-name="T21">char </text:span><text:span text:style-name="T23">c[] = </text:span><text:span text:style-name="T20">"a1b2c3d4"</text:span><text:span text:style-name="T21">;</text:span><text:span text:style-name="T21"><text:line-break/></text:span><text:span text:style-name="T21"> <text:s/></text:span><text:span text:style-name="T23">replaceNumberDigitBySpace(c)</text:span><text:span text:style-name="T21">;</text:span><text:span text:style-name="T21"><text:line-break/></text:span><text:span text:style-name="T21"> <text:s/></text:span><text:span text:style-name="T26">ASSERT_STRING</text:span><text:span text:style-name="T23">(</text:span><text:span text:style-name="T20">"a b <text:s/>c <text:s text:c="2"/>d <text:s text:c="3"/>"</text:span><text:span text:style-name="T21">, </text:span><text:span text:style-name="T23">c)</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replaceNumberDigitBySpace_anyWord</text:span><text:span text:style-name="T23">() {</text:span><text:span text:style-name="T23"><text:line-break/></text:span><text:span text:style-name="T23"> <text:s/></text:span><text:span text:style-name="T21">char </text:span><text:span text:style-name="T23">c[] = </text:span><text:span text:style-name="T20">"a1, b1, c1, d1"</text:span><text:span text:style-name="T21">;</text:span><text:span text:style-name="T21"><text:line-break/></text:span><text:span text:style-name="T21"> <text:s/></text:span><text:span text:style-name="T23">replaceNumberDigitBySpace(c)</text:span><text:span text:style-name="T21">;</text:span><text:span text:style-name="T21"><text:line-break/></text:span><text:span text:style-name="T21"> <text:s/></text:span><text:span text:style-name="T26">ASSERT_STRING</text:span><text:span text:style-name="T23">(</text:span><text:span text:style-name="T20">"a , b , c , d "</text:span><text:span text:style-name="T21">, </text:span><text:span text:style-name="T23">c)</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replaceNumberDigitBySpace</text:span><text:span text:style-name="T23">() {</text:span><text:span text:style-name="T23"><text:line-break/></text:span><text:span text:style-name="T23"> <text:s/>test_replaceNumberDigitBySpace_oneWord()</text:span><text:span text:style-name="T21">;</text:span><text:span text:style-name="T21"><text:line-break/></text:span><text:span text:style-name="T21"> <text:s/></text:span><text:span text:style-name="T23">test_replaceNumberDigitBySpace_anyWord()</text:span><text:span text:style-name="T21">;</text:span><text:span text:style-name="T21"><text:line-break/></text:span><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oft-page-break/><text:span text:style-name="T9">Задание 5: </text:span><text:span text:style-name="T12">Заменить все вхождения слова </text:span><text:span text:style-name="T13">𝑤1</text:span><text:span text:style-name="T12"> на слово </text:span><text:span text:style-name="T13">𝑤2</text:span><text:span text:style-name="T12">. </text:span></text:p>
      <text:p text:style-name="P15"><draw:custom-shape text:anchor-type="paragraph" draw:z-index="10" draw:name="Врезка 11" draw:style-name="gr18" draw:text-style-name="P24" svg:width="16.925cm" svg:height="24.471cm" svg:x="-0.102cm" svg:y="0.157cm"><text:p text:style-name="P23"><text:span text:style-name="T19">#include </text:span><text:span text:style-name="T20">"5_replace.h"</text:span><text:span text:style-name="T20"><text:line-break/></text:span><text:span text:style-name="T20"><text:line-break/></text:span><text:span text:style-name="T29">// Заменяет все вхождения слова w1 на w2</text:span><text:span text:style-name="T29"><text:line-break/></text:span><text:span text:style-name="T21">void </text:span><text:span text:style-name="T22">replace</text:span><text:span text:style-name="T23">(</text:span><text:span text:style-name="T21">char </text:span><text:span text:style-name="T23">*source</text:span><text:span text:style-name="T21">, char </text:span><text:span text:style-name="T23">*w1</text:span><text:span text:style-name="T21">, char </text:span><text:span text:style-name="T23">*w2) {</text:span><text:span text:style-name="T23"><text:line-break/></text:span><text:span text:style-name="T23"> <text:s/></text:span><text:span text:style-name="T27">size_t </text:span><text:span text:style-name="T23">w1Size = strlen_(w1)</text:span><text:span text:style-name="T21">;</text:span><text:span text:style-name="T21"><text:line-break/></text:span><text:span text:style-name="T21"> <text:s/></text:span><text:span text:style-name="T27">size_t </text:span><text:span text:style-name="T23">w2Size = strlen_(w2)</text:span><text:span text:style-name="T21">;</text:span><text:span text:style-name="T21"><text:line-break/></text:span><text:span text:style-name="T21"> <text:s/></text:span><text:span text:style-name="T27">WordDescriptor </text:span><text:span text:style-name="T23">word1 = {w1</text:span><text:span text:style-name="T21">, </text:span><text:span text:style-name="T23">w1 + w1Size}</text:span><text:span text:style-name="T21">;</text:span><text:span text:style-name="T21"><text:line-break/></text:span><text:span text:style-name="T21"> <text:s/></text:span><text:span text:style-name="T27">WordDescriptor </text:span><text:span text:style-name="T23">word2 = {w2</text:span><text:span text:style-name="T21">, </text:span><text:span text:style-name="T23">w2 + w2Size}</text:span><text:span text:style-name="T21">;</text:span><text:span text:style-name="T21"><text:line-break/></text:span><text:span text:style-name="T21"><text:line-break/></text:span><text:span text:style-name="T21"> <text:s/>char </text:span><text:span text:style-name="T23">*readPtr</text:span><text:span text:style-name="T21">, </text:span><text:span text:style-name="T23">*recPtr</text:span><text:span text:style-name="T21">;</text:span><text:span text:style-name="T21"><text:line-break/></text:span><text:span text:style-name="T21"> <text:s/>if </text:span><text:span text:style-name="T23">(w1Size &gt;= w2Size) {</text:span><text:span text:style-name="T23"><text:line-break/></text:span><text:span text:style-name="T23"> <text:s text:c="3"/>readPtr = source</text:span><text:span text:style-name="T21">;</text:span><text:span text:style-name="T21"><text:line-break/></text:span><text:span text:style-name="T21"> <text:s text:c="3"/></text:span><text:span text:style-name="T23">recPtr = source</text:span><text:span text:style-name="T21">;</text:span><text:span text:style-name="T21"><text:line-break/></text:span><text:span text:style-name="T21"> <text:s/></text:span><text:span text:style-name="T23">} </text:span><text:span text:style-name="T21">else </text:span><text:span text:style-name="T23">{</text:span><text:span text:style-name="T23"><text:line-break/></text:span><text:span text:style-name="T23"> <text:s text:c="3"/>copy(source</text:span><text:span text:style-name="T21">, </text:span><text:span text:style-name="T23">getEndOfString(source)</text:span><text:span text:style-name="T21">, </text:span><text:span text:style-name="T23">_stringBuffer)</text:span><text:span text:style-name="T21">;</text:span><text:span text:style-name="T21"><text:line-break/></text:span><text:span text:style-name="T21"> <text:s text:c="3"/></text:span><text:span text:style-name="T23">readPtr = _stringBuffer</text:span><text:span text:style-name="T21">;</text:span><text:span text:style-name="T21"><text:line-break/></text:span><text:span text:style-name="T21"> <text:s text:c="3"/></text:span><text:span text:style-name="T23">recPtr = source</text:span><text:span text:style-name="T21">;</text:span><text:span text:style-name="T21"><text:line-break/></text:span><text:span text:style-name="T21"> <text:s/></text:span><text:span text:style-name="T23">}</text:span><text:span text:style-name="T23"><text:line-break/></text:span><text:span text:style-name="T23"><text:line-break/></text:span><text:span text:style-name="T23"> <text:s/></text:span><text:span text:style-name="T27">WordDescriptor </text:span><text:span text:style-name="T23">word</text:span><text:span text:style-name="T21">;</text:span><text:span text:style-name="T21"><text:line-break/></text:span><text:span text:style-name="T21"> <text:s/></text:span><text:span text:style-name="T23">word.</text:span><text:span text:style-name="T25">begin </text:span><text:span text:style-name="T23">= readPtr</text:span><text:span text:style-name="T21">;</text:span><text:span text:style-name="T21"><text:line-break/></text:span><text:span text:style-name="T21"> <text:s/>while </text:span><text:span text:style-name="T23">(getWord(word.</text:span><text:span text:style-name="T25">begin</text:span><text:span text:style-name="T21">, </text:span><text:span text:style-name="T23">&amp;word)) {</text:span><text:span text:style-name="T23"><text:line-break/></text:span><text:span text:style-name="T23"> <text:s text:c="3"/></text:span><text:span text:style-name="T21">if </text:span><text:span text:style-name="T23">(isEqualWord(word</text:span><text:span text:style-name="T21">, </text:span><text:span text:style-name="T23">word1)) {</text:span><text:span text:style-name="T23"><text:line-break/></text:span><text:span text:style-name="T23"> <text:s text:c="5"/>memcpy(recPtr</text:span><text:span text:style-name="T21">, </text:span><text:span text:style-name="T23">word2.</text:span><text:span text:style-name="T25">begin</text:span><text:span text:style-name="T21">, </text:span><text:span text:style-name="T23">w2Size)</text:span><text:span text:style-name="T21">;</text:span><text:span text:style-name="T21"><text:line-break/></text:span><text:span text:style-name="T21"> <text:s text:c="5"/></text:span><text:span text:style-name="T23">recPtr += w2Size</text:span><text:span text:style-name="T21">;</text:span><text:span text:style-name="T21"><text:line-break/></text:span><text:span text:style-name="T21"> <text:s text:c="3"/></text:span><text:span text:style-name="T23">} </text:span><text:span text:style-name="T21">else </text:span><text:span text:style-name="T23">{</text:span><text:span text:style-name="T23"><text:line-break/></text:span><text:span text:style-name="T23"> <text:s text:c="5"/></text:span><text:span text:style-name="T21">int </text:span><text:span text:style-name="T23">len = wordlen(word.</text:span><text:span text:style-name="T25">begin</text:span><text:span text:style-name="T23">)</text:span><text:span text:style-name="T21">;</text:span><text:span text:style-name="T21"><text:line-break/></text:span><text:span text:style-name="T21"> <text:s text:c="5"/></text:span><text:span text:style-name="T23">memcpy(recPtr</text:span><text:span text:style-name="T21">, </text:span><text:span text:style-name="T23">word.</text:span><text:span text:style-name="T25">begin</text:span><text:span text:style-name="T21">, </text:span><text:span text:style-name="T23">len)</text:span><text:span text:style-name="T21">;</text:span><text:span text:style-name="T21"><text:line-break/></text:span><text:span text:style-name="T21"> <text:s text:c="5"/></text:span><text:span text:style-name="T23">recPtr += len</text:span><text:span text:style-name="T21">;</text:span><text:span text:style-name="T21"><text:line-break/></text:span><text:span text:style-name="T21"> <text:s text:c="3"/></text:span><text:span text:style-name="T23">}</text:span><text:span text:style-name="T23"><text:line-break/></text:span><text:span text:style-name="T23"> <text:s text:c="3"/>recPtr = recSpace(word.</text:span><text:span text:style-name="T25">end</text:span><text:span text:style-name="T21">, </text:span><text:span text:style-name="T23">recPtr)</text:span><text:span text:style-name="T21">;</text:span><text:span text:style-name="T21"><text:line-break/></text:span><text:span text:style-name="T21"> <text:s text:c="3"/></text:span><text:span text:style-name="T23">word.</text:span><text:span text:style-name="T25">begin </text:span><text:span text:style-name="T23">= word.</text:span><text:span text:style-name="T25">end</text:span><text:span text:style-name="T21">;</text:span><text:span text:style-name="T21"><text:line-break/></text:span><text:span text:style-name="T21"> <text:s/></text:span><text:span text:style-name="T23">}</text:span><text:span text:style-name="T23"><text:line-break/></text:span><text:span text:style-name="T23"> <text:s/>*recPtr = </text:span><text:span text:style-name="T20">'</text:span><text:span text:style-name="T21">\0</text:span><text:span text:style-name="T20">'</text:span><text:span text:style-name="T21">;</text:span><text:span text:style-name="T21"><text:line-break/></text:span><text:span text:style-name="T23">}</text:span><text:span text:style-name="T23"><text:line-break/></text:span><text:span text:style-name="T23"><text:line-break/></text:span><text:span text:style-name="T29">// Тесты</text:span><text:span text:style-name="T29"><text:line-break/></text:span><text:span text:style-name="T29"><text:line-break/></text:span><text:span text:style-name="T21">void </text:span><text:span text:style-name="T22">test_replace_noMatches</text:span><text:span text:style-name="T23">() {</text:span><text:span text:style-name="T23"><text:line-break/></text:span><text:span text:style-name="T23"> <text:s/></text:span><text:span text:style-name="T21">char </text:span><text:span text:style-name="T23">c[] = </text:span><text:span text:style-name="T20">"abc def"</text:span><text:span text:style-name="T21">;</text:span><text:span text:style-name="T21"><text:line-break/></text:span><text:span text:style-name="T21"> <text:s/>char </text:span><text:span text:style-name="T23">w1[] = </text:span><text:span text:style-name="T20">"ac"</text:span><text:span text:style-name="T21">;</text:span><text:span text:style-name="T21"><text:line-break/></text:span><text:span text:style-name="T21"> <text:s/>char </text:span><text:span text:style-name="T23">w2[] = </text:span><text:span text:style-name="T20">"ca"</text:span><text:span text:style-name="T21">;</text:span><text:span text:style-name="T21"><text:line-break/></text:span><text:span text:style-name="T21"> <text:s/></text:span><text:span text:style-name="T23">replace(c</text:span><text:span text:style-name="T21">, </text:span><text:span text:style-name="T23">w1</text:span><text:span text:style-name="T21">, </text:span><text:span text:style-name="T23">w2)</text:span><text:span text:style-name="T21">;</text:span><text:span text:style-name="T21"><text:line-break/></text:span><text:span text:style-name="T21"> <text:s/></text:span><text:span text:style-name="T26">ASSERT_STRING</text:span><text:span text:style-name="T23">(</text:span><text:span text:style-name="T20">"abc def"</text:span><text:span text:style-name="T21">, </text:span><text:span text:style-name="T23">c)</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replace_word1LessWord2</text:span><text:span text:style-name="T23">() {</text:span><text:span text:style-name="T23"><text:line-break/></text:span><text:span text:style-name="T23"> <text:s/></text:span><text:span text:style-name="T21">char </text:span><text:span text:style-name="T23">c[] = </text:span><text:span text:style-name="T20">"happy"</text:span><text:span text:style-name="T21">;</text:span><text:span text:style-name="T21"><text:line-break/></text:span><text:span text:style-name="T21"> <text:s/>char </text:span><text:span text:style-name="T23">w1[] = </text:span><text:span text:style-name="T20">"happy"</text:span><text:span text:style-name="T21">;</text:span><text:span text:style-name="T21"><text:line-break/></text:span><text:span text:style-name="T21"> <text:s/>char </text:span><text:span text:style-name="T23">w2[] = </text:span><text:span text:style-name="T20">"sad"</text:span><text:span text:style-name="T21">;</text:span><text:span text:style-name="T21"><text:line-break/></text:span><text:span text:style-name="T21"> <text:s/></text:span><text:span text:style-name="T23">replace(c</text:span><text:span text:style-name="T21">, </text:span><text:span text:style-name="T23">w1</text:span><text:span text:style-name="T21">, </text:span><text:span text:style-name="T23">w2)</text:span><text:span text:style-name="T21">;</text:span><text:span text:style-name="T21"><text:line-break/></text:span><text:span text:style-name="T21"> <text:s/></text:span><text:span text:style-name="T26">ASSERT_STRING</text:span><text:span text:style-name="T23">(</text:span><text:span text:style-name="T20">"sad"</text:span><text:span text:style-name="T21">, </text:span><text:span text:style-name="T23">c)</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replace_word1MoreWord2</text:span><text:span text:style-name="T23">() {</text:span><text:span text:style-name="T23"><text:line-break/></text:span><text:span text:style-name="T23"> <text:s/></text:span><text:span text:style-name="T21">char </text:span><text:span text:style-name="T23">c[] = </text:span><text:span text:style-name="T20">"sad"</text:span><text:span text:style-name="T21">;</text:span><text:span text:style-name="T21"><text:line-break/></text:span><text:span text:style-name="T21"> <text:s/>char </text:span><text:span text:style-name="T23">w1[] = </text:span><text:span text:style-name="T20">"sad"</text:span><text:span text:style-name="T21">;</text:span><text:span text:style-name="T21"><text:line-break/></text:span><text:span text:style-name="T21"> <text:s/>char </text:span><text:span text:style-name="T23">w2[] = </text:span><text:span text:style-name="T20">"happy"</text:span><text:span text:style-name="T21">;</text:span><text:span text:style-name="T21"><text:line-break/></text:span><text:span text:style-name="T21"> <text:s/></text:span><text:span text:style-name="T23">replace(c</text:span><text:span text:style-name="T21">, </text:span><text:span text:style-name="T23">w1</text:span><text:span text:style-name="T21">, </text:span><text:span text:style-name="T23">w2)</text:span><text:span text:style-name="T21">;</text:span><text:span text:style-name="T21"><text:line-break/></text:span><text:span text:style-name="T21"> <text:s/></text:span><text:span text:style-name="T26">ASSERT_STRING</text:span><text:span text:style-name="T23">(</text:span><text:span text:style-name="T20">"happy"</text:span><text:span text:style-name="T21">, </text:span><text:span text:style-name="T23">c)</text:span><text:span text:style-name="T21">;</text:span><text:span text:style-name="T21"><text:line-break/></text:span><text:span text:style-name="T23">}</text:span><text:span text:style-name="T23"><text:line-break/></text:span><text:span text:style-name="T23"><text:line-break/></text:span><text:span text:style-name="T2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draw:custom-shape text:anchor-type="paragraph" draw:z-index="11" draw:name="Врезка 12" draw:style-name="gr17" draw:text-style-name="P24" svg:width="16.925cm" svg:height="5.714cm" svg:x="-0.102cm" svg:y="0.157cm"><text:p text:style-name="P23"><text:span text:style-name="T21">void </text:span><text:span text:style-name="T22">test_replace_words</text:span><text:span text:style-name="T23">() { </text:span><text:span text:style-name="T23"><text:line-break/></text:span><text:span text:style-name="T23"> <text:s/></text:span><text:span text:style-name="T21">char </text:span><text:span text:style-name="T23">c[] = </text:span><text:span text:style-name="T20">"abc acb abc bca"</text:span><text:span text:style-name="T21">; </text:span><text:span text:style-name="T21"><text:line-break/></text:span><text:span text:style-name="T21"> <text:s/>char </text:span><text:span text:style-name="T23">w1[] = </text:span><text:span text:style-name="T20">"abc"</text:span><text:span text:style-name="T21">; </text:span><text:span text:style-name="T21"><text:line-break/></text:span><text:span text:style-name="T21"> <text:s/>char </text:span><text:span text:style-name="T23">w2[] = </text:span><text:span text:style-name="T20">"a"</text:span><text:span text:style-name="T21">; </text:span><text:span text:style-name="T21"><text:line-break/></text:span><text:span text:style-name="T21"> <text:s/></text:span><text:span text:style-name="T23">replace(c</text:span><text:span text:style-name="T21">, </text:span><text:span text:style-name="T23">w1</text:span><text:span text:style-name="T21">, </text:span><text:span text:style-name="T23">w2)</text:span><text:span text:style-name="T21">; </text:span><text:span text:style-name="T21"><text:line-break/></text:span><text:span text:style-name="T21"> <text:s/></text:span><text:span text:style-name="T26">ASSERT_STRING</text:span><text:span text:style-name="T23">(</text:span><text:span text:style-name="T20">"a acb a bca"</text:span><text:span text:style-name="T21">, </text:span><text:span text:style-name="T23">c)</text:span><text:span text:style-name="T21">; </text:span><text:span text:style-name="T21"><text:line-break/></text:span><text:span text:style-name="T23">} </text:span><text:span text:style-name="T23"><text:line-break/></text:span><text:span text:style-name="T23"> </text:span><text:span text:style-name="T23"><text:line-break/></text:span><text:span text:style-name="T21">void </text:span><text:span text:style-name="T22">test_replace</text:span><text:span text:style-name="T23">() { </text:span><text:span text:style-name="T23"><text:line-break/></text:span><text:span text:style-name="T23"> <text:s/>test_replace_noMatches()</text:span><text:span text:style-name="T21">; </text:span><text:span text:style-name="T21"><text:line-break/></text:span><text:span text:style-name="T21"> <text:s/></text:span><text:span text:style-name="T23">test_replace_word1LessWord2()</text:span><text:span text:style-name="T21">; </text:span><text:span text:style-name="T21"><text:line-break/></text:span><text:span text:style-name="T21"> <text:s/></text:span><text:span text:style-name="T23">test_replace_word1MoreWord2()</text:span><text:span text:style-name="T21">; </text:span><text:span text:style-name="T21"><text:line-break/></text:span><text:span text:style-name="T21"> <text:s/></text:span><text:span text:style-name="T23">test_replace_words()</text:span><text:span text:style-name="T21">; </text:span><text:span text:style-name="T21"><text:line-break/></text:span><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6"><text:span text:style-name="T9">Задание </text:span><text:span text:style-name="T10">6</text:span><text:span text:style-name="T9">: </text:span><text:span text:style-name="T12">Определить, упорядочены ли лексикографически слова данного предложения <text:s/></text:span></text:p>
      <text:p text:style-name="P16"><draw:custom-shape text:anchor-type="paragraph" draw:z-index="12" draw:name="Врезка 13" draw:style-name="gr16" draw:text-style-name="P24" svg:width="16.925cm" svg:height="18.444cm" svg:x="-0.102cm" svg:y="0.157cm"><text:p text:style-name="P23"><text:span text:style-name="T19">#include </text:span><text:span text:style-name="T20">"6_isOrderedWord.h"</text:span><text:span text:style-name="T20"><text:line-break/></text:span><text:span text:style-name="T20"><text:line-break/></text:span><text:span text:style-name="T29">// Задание 6</text:span><text:span text:style-name="T29"><text:line-break/></text:span><text:span text:style-name="T29"><text:line-break/></text:span><text:span text:style-name="T21">int </text:span><text:span text:style-name="T22">areOrderedWords</text:span><text:span text:style-name="T23">(</text:span><text:span text:style-name="T27">WordDescriptor </text:span><text:span text:style-name="T23">w1</text:span><text:span text:style-name="T21">, </text:span><text:span text:style-name="T27">WordDescriptor </text:span><text:span text:style-name="T23">w2) {</text:span><text:span text:style-name="T23"><text:line-break/></text:span><text:span text:style-name="T23"> <text:s/></text:span><text:span text:style-name="T21">while </text:span><text:span text:style-name="T23">(w1.</text:span><text:span text:style-name="T25">begin </text:span><text:span text:style-name="T23">&lt; w1.</text:span><text:span text:style-name="T25">end </text:span><text:span text:style-name="T23">&amp;&amp; w2.</text:span><text:span text:style-name="T25">begin </text:span><text:span text:style-name="T23">&lt; w2.</text:span><text:span text:style-name="T25">end</text:span><text:span text:style-name="T23">) {</text:span><text:span text:style-name="T23"><text:line-break/></text:span><text:span text:style-name="T23"> <text:s text:c="3"/></text:span><text:span text:style-name="T21">if </text:span><text:span text:style-name="T23">(*w1.</text:span><text:span text:style-name="T25">begin </text:span><text:span text:style-name="T23">&lt; *w2.</text:span><text:span text:style-name="T25">begin</text:span><text:span text:style-name="T23">)</text:span><text:span text:style-name="T23"><text:line-break/></text:span><text:span text:style-name="T23"> <text:s text:c="5"/></text:span><text:span text:style-name="T21">return </text:span><text:span text:style-name="T24">1</text:span><text:span text:style-name="T21">;</text:span><text:span text:style-name="T21"><text:line-break/></text:span><text:span text:style-name="T21"> <text:s text:c="3"/>if </text:span><text:span text:style-name="T23">(*w1.</text:span><text:span text:style-name="T25">begin </text:span><text:span text:style-name="T23">&gt; *w2.</text:span><text:span text:style-name="T25">begin</text:span><text:span text:style-name="T23">)</text:span><text:span text:style-name="T23"><text:line-break/></text:span><text:span text:style-name="T23"> <text:s text:c="5"/></text:span><text:span text:style-name="T21">return </text:span><text:span text:style-name="T24">0</text:span><text:span text:style-name="T21">;</text:span><text:span text:style-name="T21"><text:line-break/></text:span><text:span text:style-name="T21"> <text:s text:c="3"/></text:span><text:span text:style-name="T23">w1.</text:span><text:span text:style-name="T25">begin</text:span><text:span text:style-name="T23">++</text:span><text:span text:style-name="T21">, </text:span><text:span text:style-name="T23">w2.</text:span><text:span text:style-name="T25">begin</text:span><text:span text:style-name="T23">++</text:span><text:span text:style-name="T21">;</text:span><text:span text:style-name="T21"><text:line-break/></text:span><text:span text:style-name="T21"> <text:s/></text:span><text:span text:style-name="T23">}</text:span><text:span text:style-name="T23"><text:line-break/></text:span><text:span text:style-name="T23"> <text:s/></text:span><text:span text:style-name="T21">return </text:span><text:span text:style-name="T24">1</text:span><text:span text:style-name="T21">;</text:span><text:span text:style-name="T21"><text:line-break/></text:span><text:span text:style-name="T23">}</text:span><text:span text:style-name="T23"><text:line-break/></text:span><text:span text:style-name="T23"><text:line-break/></text:span><text:span text:style-name="T21">int </text:span><text:span text:style-name="T22">isOrderedString</text:span><text:span text:style-name="T23">(</text:span><text:span text:style-name="T21">char </text:span><text:span text:style-name="T23">*c) {</text:span><text:span text:style-name="T23"><text:line-break/></text:span><text:span text:style-name="T23"> <text:s/></text:span><text:span text:style-name="T27">WordDescriptor </text:span><text:span text:style-name="T23">w1</text:span><text:span text:style-name="T21">;</text:span><text:span text:style-name="T21"><text:line-break/></text:span><text:span text:style-name="T21"> <text:s/>if </text:span><text:span text:style-name="T23">(!getWord(c</text:span><text:span text:style-name="T21">, </text:span><text:span text:style-name="T23">&amp;w1))</text:span><text:span text:style-name="T23"><text:line-break/></text:span><text:span text:style-name="T23"> <text:s text:c="3"/></text:span><text:span text:style-name="T21">return </text:span><text:span text:style-name="T24">1</text:span><text:span text:style-name="T21">;</text:span><text:span text:style-name="T21"><text:line-break/></text:span><text:span text:style-name="T21"><text:line-break/></text:span><text:span text:style-name="T21"> <text:s/></text:span><text:span text:style-name="T27">WordDescriptor </text:span><text:span text:style-name="T23">w2</text:span><text:span text:style-name="T21">;</text:span><text:span text:style-name="T21"><text:line-break/></text:span><text:span text:style-name="T21"> <text:s/>while </text:span><text:span text:style-name="T23">(getWord(w1.</text:span><text:span text:style-name="T25">end</text:span><text:span text:style-name="T21">, </text:span><text:span text:style-name="T23">&amp;w2)) {</text:span><text:span text:style-name="T23"><text:line-break/></text:span><text:span text:style-name="T23"> <text:s text:c="3"/></text:span><text:span text:style-name="T21">if </text:span><text:span text:style-name="T23">(!areOrderedWords(w1</text:span><text:span text:style-name="T21">, </text:span><text:span text:style-name="T23">w2))</text:span><text:span text:style-name="T23"><text:line-break/></text:span><text:span text:style-name="T23"> <text:s text:c="5"/></text:span><text:span text:style-name="T21">return </text:span><text:span text:style-name="T24">0</text:span><text:span text:style-name="T21">;</text:span><text:span text:style-name="T21"><text:line-break/></text:span><text:span text:style-name="T21"> <text:s text:c="3"/></text:span><text:span text:style-name="T23">w1 = w2</text:span><text:span text:style-name="T21">;</text:span><text:span text:style-name="T21"><text:line-break/></text:span><text:span text:style-name="T21"> <text:s/></text:span><text:span text:style-name="T23">}</text:span><text:span text:style-name="T23"><text:line-break/></text:span><text:span text:style-name="T23"> <text:s/></text:span><text:span text:style-name="T21">return </text:span><text:span text:style-name="T24">1</text:span><text:span text:style-name="T21">;</text:span><text:span text:style-name="T21"><text:line-break/></text:span><text:span text:style-name="T23">}</text:span><text:span text:style-name="T23"><text:line-break/></text:span><text:span text:style-name="T23"><text:line-break/></text:span><text:span text:style-name="T23"><text:line-break/></text:span><text:span text:style-name="T29">// Тесты</text:span><text:span text:style-name="T29"><text:line-break/></text:span><text:span text:style-name="T29"><text:line-break/></text:span><text:span text:style-name="T21">void </text:span><text:span text:style-name="T22">test_isOrderedString_oneWord</text:span><text:span text:style-name="T23">() {</text:span><text:span text:style-name="T23"><text:line-break/></text:span><text:span text:style-name="T23"> <text:s/></text:span><text:span text:style-name="T21">char </text:span><text:span text:style-name="T23">c[] = </text:span><text:span text:style-name="T20">"ab"</text:span><text:span text:style-name="T21">;</text:span><text:span text:style-name="T21"><text:line-break/></text:span><text:span text:style-name="T21"> <text:s/></text:span><text:span text:style-name="T26">ASSERT_INT</text:span><text:span text:style-name="T23">(</text:span><text:span text:style-name="T24">1</text:span><text:span text:style-name="T21">, </text:span><text:span text:style-name="T23">isOrderedString(c))</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isOrderedString_orderedWords</text:span><text:span text:style-name="T23">() {</text:span><text:span text:style-name="T23"><text:line-break/></text:span><text:span text:style-name="T23"> <text:s/></text:span><text:span text:style-name="T21">char </text:span><text:span text:style-name="T23">c[] = </text:span><text:span text:style-name="T20">"aa ab ac ca cb"</text:span><text:span text:style-name="T21">;</text:span><text:span text:style-name="T21"><text:line-break/></text:span><text:span text:style-name="T21"> <text:s/></text:span><text:span text:style-name="T26">ASSERT_INT</text:span><text:span text:style-name="T23">(</text:span><text:span text:style-name="T24">1</text:span><text:span text:style-name="T21">, </text:span><text:span text:style-name="T23">isOrderedString(c))</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isOrderedString_unorderedWords</text:span><text:span text:style-name="T23">() {</text:span><text:span text:style-name="T23"><text:line-break/></text:span><text:span text:style-name="T23"> <text:s/></text:span><text:span text:style-name="T21">char </text:span><text:span text:style-name="T23">c[] = </text:span><text:span text:style-name="T20">"aa ab ac cz cb"</text:span><text:span text:style-name="T21">;</text:span><text:span text:style-name="T21"><text:line-break/></text:span><text:span text:style-name="T21"> <text:s/></text:span><text:span text:style-name="T26">ASSERT_INT</text:span><text:span text:style-name="T23">(</text:span><text:span text:style-name="T24">0</text:span><text:span text:style-name="T21">, </text:span><text:span text:style-name="T23">isOrderedString(c))</text:span><text:span text:style-name="T21">;</text:span><text:span text:style-name="T21"><text:line-break/></text:span><text:span text:style-name="T23">}</text:span><text:span text:style-name="T23"><text:line-break/></text:span><text:span text:style-name="T23"><text:line-break/></text:span><text:span text:style-name="T2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text:p>
      <text:p text:style-name="P16"><text:span text:style-name="T5"/></text:p>
      <text:p text:style-name="P16"><text:span text:style-name="T5"/></text:p>
      <text:p text:style-name="P16"><text:span text:style-name="T5"/></text:p>
      <text:p text:style-name="P16"><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draw:custom-shape text:anchor-type="paragraph" draw:z-index="13" draw:name="Врезка 14" draw:style-name="gr15" draw:text-style-name="P24" svg:width="16.925cm" svg:height="2.103cm" svg:x="-0.102cm" svg:y="0.157cm"><text:p text:style-name="P23"><text:span text:style-name="T21">void </text:span><text:span text:style-name="T22">test_isOrderedString</text:span><text:span text:style-name="T23">() { </text:span><text:span text:style-name="T23"><text:line-break/></text:span><text:span text:style-name="T23"> <text:s/>test_isOrderedString_oneWord()</text:span><text:span text:style-name="T21">; </text:span><text:span text:style-name="T21"><text:line-break/></text:span><text:span text:style-name="T21"> <text:s/></text:span><text:span text:style-name="T23">test_isOrderedString_orderedWords()</text:span><text:span text:style-name="T21">; </text:span><text:span text:style-name="T21"><text:line-break/></text:span><text:span text:style-name="T21"> <text:s/></text:span><text:span text:style-name="T23">test_isOrderedString_unorderedWords()</text:span><text:span text:style-name="T21">; </text:span><text:span text:style-name="T21"><text:line-break/></text:span><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6"><text:span text:style-name="T9">Задание </text:span><text:span text:style-name="T10">7</text:span><text:span text:style-name="T9">: </text:span><text:span text:style-name="T12">Вывести слова данной строки в обратном порядке по одному в строке экрана </text:span></text:p>
      <text:p text:style-name="P16"><draw:custom-shape text:anchor-type="paragraph" draw:z-index="14" draw:name="Врезка 15" draw:style-name="gr14" draw:text-style-name="P24" svg:width="16.925cm" svg:height="3.264cm" svg:x="-0.102cm" svg:y="0.157cm"><text:p text:style-name="P23"><text:span text:style-name="T19">#include </text:span><text:span text:style-name="T20">"7_outputReverse.h"</text:span><text:span text:style-name="T20"><text:line-break/></text:span><text:span text:style-name="T20"><text:line-break/></text:span><text:span text:style-name="T29">// Выводит слова данной строки в обратном порядке</text:span><text:span text:style-name="T29"><text:line-break/></text:span><text:span text:style-name="T21">void </text:span><text:span text:style-name="T22">outputReverse</text:span><text:span text:style-name="T23">(</text:span><text:span text:style-name="T21">char </text:span><text:span text:style-name="T23">*c) {</text:span><text:span text:style-name="T23"><text:line-break/></text:span><text:span text:style-name="T23"> <text:s/>getBagOfWords(&amp;_bag</text:span><text:span text:style-name="T21">, </text:span><text:span text:style-name="T23">c)</text:span><text:span text:style-name="T21">;</text:span><text:span text:style-name="T21"><text:line-break/></text:span><text:span text:style-name="T21"> <text:s/>for </text:span><text:span text:style-name="T23">(</text:span><text:span text:style-name="T21">int </text:span><text:span text:style-name="T23">i = _bag.</text:span><text:span text:style-name="T25">size </text:span><text:span text:style-name="T23">- </text:span><text:span text:style-name="T24">1</text:span><text:span text:style-name="T21">; </text:span><text:span text:style-name="T23">i &gt; </text:span><text:span text:style-name="T24">0</text:span><text:span text:style-name="T21">; </text:span><text:span text:style-name="T23">i--)</text:span><text:span text:style-name="T23"><text:line-break/></text:span><text:span text:style-name="T23"> <text:s text:c="3"/>outputWord(_bag.</text:span><text:span text:style-name="T25">words</text:span><text:span text:style-name="T23">[i])</text:span><text:span text:style-name="T21">;</text:span><text:span text:style-name="T21"><text:line-break/></text:span><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text:p>
      <text:p text:style-name="P16"><text:span text:style-name="T5"/></text:p>
      <text:p text:style-name="P16"><text:span text:style-name="T5"/></text:p>
      <text:p text:style-name="P19"><text:span text:style-name="T5"/></text:p>
      <text:p text:style-name="P15"><text:span text:style-name="T5"/></text:p>
      <text:p text:style-name="P15"><text:span text:style-name="T5"/></text:p>
      <text:p text:style-name="P15"><text:span text:style-name="T5"/></text:p>
      <text:p text:style-name="P16"><text:span text:style-name="T9"/></text:p>
      <text:p text:style-name="P16"><text:span text:style-name="T9">Задание </text:span><text:span text:style-name="T10">8</text:span><text:span text:style-name="T9">: </text:span><text:span text:style-name="T12">В данной строке соседние слова разделены запятыми. Определить количество слов-палиндромов. </text:span></text:p>
      <text:p text:style-name="P16"><draw:custom-shape text:anchor-type="paragraph" draw:z-index="15" draw:name="Врезка 16" draw:style-name="gr13" draw:text-style-name="P24" svg:width="16.925cm" svg:height="17.693cm" svg:x="-0.102cm" svg:y="0.157cm"><text:p text:style-name="P23"><text:span text:style-name="T19">#include </text:span><text:span text:style-name="T20">"8_countPalindroms.h"</text:span><text:span text:style-name="T20"><text:line-break/></text:span><text:span text:style-name="T20"><text:line-break/></text:span><text:span text:style-name="T21">int </text:span><text:span text:style-name="T22">isPalindrome</text:span><text:span text:style-name="T23">(</text:span><text:span text:style-name="T21">char </text:span><text:span text:style-name="T23">*begin</text:span><text:span text:style-name="T21">, char </text:span><text:span text:style-name="T23">*end) {</text:span><text:span text:style-name="T23"><text:line-break/></text:span><text:span text:style-name="T23"> <text:s/>end--</text:span><text:span text:style-name="T21">;</text:span><text:span text:style-name="T21"><text:line-break/></text:span><text:span text:style-name="T21"> <text:s/>while </text:span><text:span text:style-name="T23">(end - begin &gt; </text:span><text:span text:style-name="T24">0</text:span><text:span text:style-name="T23">) {</text:span><text:span text:style-name="T23"><text:line-break/></text:span><text:span text:style-name="T23"> <text:s text:c="3"/></text:span><text:span text:style-name="T21">if </text:span><text:span text:style-name="T23">(*begin != *end)</text:span><text:span text:style-name="T23"><text:line-break/></text:span><text:span text:style-name="T23"> <text:s text:c="5"/></text:span><text:span text:style-name="T21">return </text:span><text:span text:style-name="T24">0</text:span><text:span text:style-name="T21">;</text:span><text:span text:style-name="T21"><text:line-break/></text:span><text:span text:style-name="T21"><text:line-break/></text:span><text:span text:style-name="T21"> <text:s text:c="3"/></text:span><text:span text:style-name="T23">begin++</text:span><text:span text:style-name="T21">;</text:span><text:span text:style-name="T21"><text:line-break/></text:span><text:span text:style-name="T21"> <text:s text:c="3"/></text:span><text:span text:style-name="T23">end--</text:span><text:span text:style-name="T21">;</text:span><text:span text:style-name="T21"><text:line-break/></text:span><text:span text:style-name="T21"> <text:s/></text:span><text:span text:style-name="T23">}</text:span><text:span text:style-name="T23"><text:line-break/></text:span><text:span text:style-name="T23"> <text:s/></text:span><text:span text:style-name="T21">return </text:span><text:span text:style-name="T24">1</text:span><text:span text:style-name="T21">;</text:span><text:span text:style-name="T21"><text:line-break/></text:span><text:span text:style-name="T23">}</text:span><text:span text:style-name="T23"><text:line-break/></text:span><text:span text:style-name="T23"><text:line-break/></text:span><text:span text:style-name="T21">int </text:span><text:span text:style-name="T22">countOfPalindrome</text:span><text:span text:style-name="T23">(</text:span><text:span text:style-name="T21">char </text:span><text:span text:style-name="T23">*s) {</text:span><text:span text:style-name="T23"><text:line-break/></text:span><text:span text:style-name="T23"> <text:s/></text:span><text:span text:style-name="T27">WordDescriptor </text:span><text:span text:style-name="T23">word</text:span><text:span text:style-name="T21">;</text:span><text:span text:style-name="T21"><text:line-break/></text:span><text:span text:style-name="T21"> <text:s/></text:span><text:span text:style-name="T23">word.</text:span><text:span text:style-name="T25">begin </text:span><text:span text:style-name="T23">= s</text:span><text:span text:style-name="T21">;</text:span><text:span text:style-name="T21"><text:line-break/></text:span><text:span text:style-name="T21"> <text:s/>int </text:span><text:span text:style-name="T23">count = </text:span><text:span text:style-name="T24">0</text:span><text:span text:style-name="T21">;</text:span><text:span text:style-name="T21"><text:line-break/></text:span><text:span text:style-name="T21"> <text:s/>char </text:span><text:span text:style-name="T23">*endOfString = getEndOfString(s)</text:span><text:span text:style-name="T21">;</text:span><text:span text:style-name="T21"><text:line-break/></text:span><text:span text:style-name="T21"> <text:s/>if </text:span><text:span text:style-name="T23">(endOfString == s)</text:span><text:span text:style-name="T23"><text:line-break/></text:span><text:span text:style-name="T23"> <text:s text:c="3"/></text:span><text:span text:style-name="T21">return </text:span><text:span text:style-name="T24">0</text:span><text:span text:style-name="T21">;</text:span><text:span text:style-name="T21"><text:line-break/></text:span><text:span text:style-name="T21"><text:line-break/></text:span><text:span text:style-name="T21"> <text:s/>do </text:span><text:span text:style-name="T23">{</text:span><text:span text:style-name="T23"><text:line-break/></text:span><text:span text:style-name="T23"> <text:s text:c="3"/>word.</text:span><text:span text:style-name="T25">end </text:span><text:span text:style-name="T23">= find(word.</text:span><text:span text:style-name="T25">begin</text:span><text:span text:style-name="T21">, </text:span><text:span text:style-name="T23">endOfString</text:span><text:span text:style-name="T21">, </text:span><text:span text:style-name="T20">','</text:span><text:span text:style-name="T23">)</text:span><text:span text:style-name="T21">;</text:span><text:span text:style-name="T21"><text:line-break/></text:span><text:span text:style-name="T21"> <text:s text:c="3"/></text:span><text:span text:style-name="T23">count += isPalindrome(word.</text:span><text:span text:style-name="T25">begin</text:span><text:span text:style-name="T21">, </text:span><text:span text:style-name="T23">word.</text:span><text:span text:style-name="T25">end</text:span><text:span text:style-name="T23">)</text:span><text:span text:style-name="T21">;</text:span><text:span text:style-name="T21"><text:line-break/></text:span><text:span text:style-name="T21"> <text:s text:c="3"/></text:span><text:span text:style-name="T23">word.</text:span><text:span text:style-name="T25">begin </text:span><text:span text:style-name="T23">= getBeginOfWord(word.</text:span><text:span text:style-name="T25">end </text:span><text:span text:style-name="T23">+ </text:span><text:span text:style-name="T24">1</text:span><text:span text:style-name="T23">)</text:span><text:span text:style-name="T21">;</text:span><text:span text:style-name="T21"><text:line-break/></text:span><text:span text:style-name="T21"> <text:s/></text:span><text:span text:style-name="T23">} </text:span><text:span text:style-name="T21">while </text:span><text:span text:style-name="T23">(word.</text:span><text:span text:style-name="T25">end </text:span><text:span text:style-name="T23">!= endOfString)</text:span><text:span text:style-name="T21">;</text:span><text:span text:style-name="T21"><text:line-break/></text:span><text:span text:style-name="T21"> <text:s/>return </text:span><text:span text:style-name="T23">count</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countOfPalindrome_allPalindromes</text:span><text:span text:style-name="T23">() {</text:span><text:span text:style-name="T23"><text:line-break/></text:span><text:span text:style-name="T23"> <text:s/></text:span><text:span text:style-name="T21">char </text:span><text:span text:style-name="T23">c[] = </text:span><text:span text:style-name="T20">"abba, boob, bib, ABOBA"</text:span><text:span text:style-name="T21">;</text:span><text:span text:style-name="T21"><text:line-break/></text:span><text:span text:style-name="T21"> <text:s/></text:span><text:span text:style-name="T26">ASSERT_INT</text:span><text:span text:style-name="T23">(</text:span><text:span text:style-name="T24">4</text:span><text:span text:style-name="T21">, </text:span><text:span text:style-name="T23">countOfPalindrome(c))</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countOfPalindrome_anyPalindromes</text:span><text:span text:style-name="T23">() {</text:span><text:span text:style-name="T23"><text:line-break/></text:span><text:span text:style-name="T23"> <text:s/></text:span><text:span text:style-name="T21">char </text:span><text:span text:style-name="T23">c[] = </text:span><text:span text:style-name="T20">"abba, boob, CCCP, ABOBA"</text:span><text:span text:style-name="T21">;</text:span><text:span text:style-name="T21"><text:line-break/></text:span><text:span text:style-name="T21"> <text:s/></text:span><text:span text:style-name="T26">ASSERT_INT</text:span><text:span text:style-name="T23">(</text:span><text:span text:style-name="T24">3</text:span><text:span text:style-name="T21">, </text:span><text:span text:style-name="T23">countOfPalindrome(c))</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countOfPalindrome_noPalindromes</text:span><text:span text:style-name="T23">() {</text:span><text:span text:style-name="T23"><text:line-break/></text:span><text:span text:style-name="T23"> <text:s/></text:span><text:span text:style-name="T21">char </text:span><text:span text:style-name="T23">c[] = </text:span><text:span text:style-name="T20">"no, one, Palindrome"</text:span><text:span text:style-name="T21">;</text:span><text:span text:style-name="T21"><text:line-break/></text:span><text:span text:style-name="T21"> <text:s/></text:span><text:span text:style-name="T26">ASSERT_INT</text:span><text:span text:style-name="T23">(</text:span><text:span text:style-name="T24">0</text:span><text:span text:style-name="T21">, </text:span><text:span text:style-name="T23">countOfPalindrome(c))</text:span><text:span text:style-name="T21">;</text:span><text:span text:style-name="T21"><text:line-break/></text:span><text:span text:style-name="T23">}</text:span><text:span text:style-name="T23"><text:line-break/></text:span><text:span text:style-name="T23"><text:line-break/></text:span><text:span text:style-name="T2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text:p>
      <text:p text:style-name="P16"><text:span text:style-name="T5"/></text:p>
      <text:p text:style-name="P16"><text:span text:style-name="T5"/></text:p>
      <text:p text:style-name="P19"><text:span text:style-name="T5"/></text:p>
      <text:p text:style-name="P16"><text:span text:style-name="T5"/></text:p>
      <text:p text:style-name="P16"><text:span text:style-name="T5"/></text:p>
      <text:p text:style-name="P16"><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6"><text:soft-page-break/><text:span text:style-name="T9">Задание </text:span><text:span text:style-name="T10">9</text:span><text:span text:style-name="T9">: </text:span><text:span text:style-name="T12">Даны две строки. Получить строку, в которой чередуются слова первой и второй строки. Если в одной из строк число слов больше, чем в другой, то оставшиеся слова этой строки должны быть дописаны в строку-результат. В качестве разделителя между словами используйте пробел. </text:span></text:p>
      <text:p text:style-name="P16"><draw:custom-shape text:anchor-type="paragraph" draw:z-index="16" draw:name="Врезка 17" draw:style-name="gr12" draw:text-style-name="P24" svg:width="16.925cm" svg:height="19.139cm" svg:x="-0.102cm" svg:y="0.157cm"><text:p text:style-name="P23"><text:span text:style-name="T19">#include </text:span><text:span text:style-name="T20">"9_wordAlternation.h"</text:span><text:span text:style-name="T20"><text:line-break/></text:span><text:span text:style-name="T20"><text:line-break/></text:span><text:span text:style-name="T21">int </text:span><text:span text:style-name="T22">max</text:span><text:span text:style-name="T23">(</text:span><text:span text:style-name="T21">int </text:span><text:span text:style-name="T23">a</text:span><text:span text:style-name="T21">, int </text:span><text:span text:style-name="T23">b) {</text:span><text:span text:style-name="T23"><text:line-break/></text:span><text:span text:style-name="T23"> <text:s/></text:span><text:span text:style-name="T21">return </text:span><text:span text:style-name="T23">a &gt; b ? a : b</text:span><text:span text:style-name="T21">;</text:span><text:span text:style-name="T21"><text:line-break/></text:span><text:span text:style-name="T23">}</text:span><text:span text:style-name="T23"><text:line-break/></text:span><text:span text:style-name="T23"><text:line-break/></text:span><text:span text:style-name="T21">char </text:span><text:span text:style-name="T23">*</text:span><text:span text:style-name="T22">wordAlternation</text:span><text:span text:style-name="T23">(</text:span><text:span text:style-name="T21">char </text:span><text:span text:style-name="T23">*s1</text:span><text:span text:style-name="T21">, char </text:span><text:span text:style-name="T23">*s2</text:span><text:span text:style-name="T21">, char </text:span><text:span text:style-name="T23">*res) {</text:span><text:span text:style-name="T23"><text:line-break/></text:span><text:span text:style-name="T23"> <text:s/>getBagOfWords(&amp;_bag</text:span><text:span text:style-name="T21">, </text:span><text:span text:style-name="T23">s1)</text:span><text:span text:style-name="T21">;</text:span><text:span text:style-name="T21"><text:line-break/></text:span><text:span text:style-name="T21"> <text:s/></text:span><text:span text:style-name="T23">getBagOfWords(&amp;_bag2</text:span><text:span text:style-name="T21">, </text:span><text:span text:style-name="T23">s2)</text:span><text:span text:style-name="T21">;</text:span><text:span text:style-name="T21"><text:line-break/></text:span><text:span text:style-name="T21"> <text:s/>char </text:span><text:span text:style-name="T23">*beginPtr = res</text:span><text:span text:style-name="T21">;</text:span><text:span text:style-name="T21"><text:line-break/></text:span><text:span text:style-name="T21"><text:line-break/></text:span><text:span text:style-name="T21"> <text:s/>for </text:span><text:span text:style-name="T23">(</text:span><text:span text:style-name="T21">int </text:span><text:span text:style-name="T23">i = </text:span><text:span text:style-name="T24">0</text:span><text:span text:style-name="T21">; </text:span><text:span text:style-name="T23">i &lt; max(_bag.</text:span><text:span text:style-name="T25">size</text:span><text:span text:style-name="T21">, </text:span><text:span text:style-name="T23">_bag2.</text:span><text:span text:style-name="T25">size</text:span><text:span text:style-name="T23">)</text:span><text:span text:style-name="T21">; </text:span><text:span text:style-name="T23">i++) {</text:span><text:span text:style-name="T23"><text:line-break/></text:span><text:span text:style-name="T23"> <text:s text:c="3"/></text:span><text:span text:style-name="T21">if </text:span><text:span text:style-name="T23">(i &lt; _bag.</text:span><text:span text:style-name="T25">size</text:span><text:span text:style-name="T23">)</text:span><text:span text:style-name="T23"><text:line-break/></text:span><text:span text:style-name="T23"> <text:s text:c="5"/>beginPtr = writeWordInString(beginPtr</text:span><text:span text:style-name="T21">, </text:span><text:span text:style-name="T23">_bag.</text:span><text:span text:style-name="T25">words</text:span><text:span text:style-name="T23">[i])</text:span><text:span text:style-name="T21">;</text:span><text:span text:style-name="T21"><text:line-break/></text:span><text:span text:style-name="T21"> <text:s text:c="3"/>if </text:span><text:span text:style-name="T23">(i &lt; _bag2.</text:span><text:span text:style-name="T25">size</text:span><text:span text:style-name="T23">)</text:span><text:span text:style-name="T23"><text:line-break/></text:span><text:span text:style-name="T23"> <text:s text:c="5"/>beginPtr = writeWordInString(beginPtr</text:span><text:span text:style-name="T21">, </text:span><text:span text:style-name="T23">_bag2.</text:span><text:span text:style-name="T25">words</text:span><text:span text:style-name="T23">[i])</text:span><text:span text:style-name="T21">;</text:span><text:span text:style-name="T21"><text:line-break/></text:span><text:span text:style-name="T21"> <text:s/></text:span><text:span text:style-name="T23">}</text:span><text:span text:style-name="T23"><text:line-break/></text:span><text:span text:style-name="T23"><text:line-break/></text:span><text:span text:style-name="T23"> <text:s/>*(--beginPtr) = </text:span><text:span text:style-name="T20">'</text:span><text:span text:style-name="T21">\0</text:span><text:span text:style-name="T20">'</text:span><text:span text:style-name="T21">;</text:span><text:span text:style-name="T21"><text:line-break/></text:span><text:span text:style-name="T21"> <text:s/>return </text:span><text:span text:style-name="T23">res</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wordAlternation_S1EqualS2</text:span><text:span text:style-name="T23">() {</text:span><text:span text:style-name="T23"><text:line-break/></text:span><text:span text:style-name="T23"> <text:s/></text:span><text:span text:style-name="T21">char </text:span><text:span text:style-name="T23">s1[] = </text:span><text:span text:style-name="T20">"ab ef"</text:span><text:span text:style-name="T21">;</text:span><text:span text:style-name="T21"><text:line-break/></text:span><text:span text:style-name="T21"> <text:s/>char </text:span><text:span text:style-name="T23">s2[] = </text:span><text:span text:style-name="T20">"cd gh"</text:span><text:span text:style-name="T21">;</text:span><text:span text:style-name="T21"><text:line-break/></text:span><text:span text:style-name="T21"> <text:s/>char </text:span><text:span text:style-name="T23">res[</text:span><text:span text:style-name="T26">MAX_STRING_SIZE</text:span><text:span text:style-name="T23">]</text:span><text:span text:style-name="T21">;</text:span><text:span text:style-name="T21"><text:line-break/></text:span><text:span text:style-name="T21"> <text:s/></text:span><text:span text:style-name="T26">ASSERT_STRING</text:span><text:span text:style-name="T23">(</text:span><text:span text:style-name="T20">"ab cd ef gh"</text:span><text:span text:style-name="T21">, </text:span><text:span text:style-name="T23">wordAlternation(s1</text:span><text:span text:style-name="T21">, </text:span><text:span text:style-name="T23">s2</text:span><text:span text:style-name="T21">, </text:span><text:span text:style-name="T23">res))</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wordAlternation_S1lessS2</text:span><text:span text:style-name="T23">() {</text:span><text:span text:style-name="T23"><text:line-break/></text:span><text:span text:style-name="T23"> <text:s/></text:span><text:span text:style-name="T21">char </text:span><text:span text:style-name="T23">s1[] = </text:span><text:span text:style-name="T20">"ab ef"</text:span><text:span text:style-name="T21">;</text:span><text:span text:style-name="T21"><text:line-break/></text:span><text:span text:style-name="T21"> <text:s/>char </text:span><text:span text:style-name="T23">s2[] = </text:span><text:span text:style-name="T20">"cd gh 12"</text:span><text:span text:style-name="T21">;</text:span><text:span text:style-name="T21"><text:line-break/></text:span><text:span text:style-name="T21"> <text:s/>char </text:span><text:span text:style-name="T23">res[</text:span><text:span text:style-name="T26">MAX_STRING_SIZE</text:span><text:span text:style-name="T23">]</text:span><text:span text:style-name="T21">;</text:span><text:span text:style-name="T21"><text:line-break/></text:span><text:span text:style-name="T21"> <text:s/></text:span><text:span text:style-name="T26">ASSERT_STRING</text:span><text:span text:style-name="T23">(</text:span><text:span text:style-name="T20">"ab cd ef gh 12"</text:span><text:span text:style-name="T21">, </text:span><text:span text:style-name="T23">wordAlternation(s1</text:span><text:span text:style-name="T21">, </text:span><text:span text:style-name="T23">s2</text:span><text:span text:style-name="T21">, </text:span><text:span text:style-name="T23">res))</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wordAlternation_S1moreS2</text:span><text:span text:style-name="T23">() {</text:span><text:span text:style-name="T23"><text:line-break/></text:span><text:span text:style-name="T23"> <text:s/></text:span><text:span text:style-name="T21">char </text:span><text:span text:style-name="T23">s1[] = </text:span><text:span text:style-name="T20">"ab ef 34 56"</text:span><text:span text:style-name="T21">;</text:span><text:span text:style-name="T21"><text:line-break/></text:span><text:span text:style-name="T21"> <text:s/>char </text:span><text:span text:style-name="T23">s2[] = </text:span><text:span text:style-name="T20">"cd gh 12"</text:span><text:span text:style-name="T21">;</text:span><text:span text:style-name="T21"><text:line-break/></text:span><text:span text:style-name="T21"> <text:s/>char </text:span><text:span text:style-name="T23">res[</text:span><text:span text:style-name="T26">MAX_STRING_SIZE</text:span><text:span text:style-name="T23">]</text:span><text:span text:style-name="T21">;</text:span><text:span text:style-name="T21"><text:line-break/></text:span><text:span text:style-name="T21"> <text:s/></text:span><text:span text:style-name="T26">ASSERT_STRING</text:span><text:span text:style-name="T23">(</text:span><text:span text:style-name="T20">"ab cd ef gh 12 34 56"</text:span><text:span text:style-name="T21">, </text:span><text:span text:style-name="T23">wordAlternation(s1</text:span><text:span text:style-name="T21">, </text:span><text:span text:style-name="T23">s2</text:span><text:span text:style-name="T21">, </text:span><text:span text:style-name="T23">res))</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wordAlternation</text:span><text:span text:style-name="T23">() {</text:span><text:span text:style-name="T23"><text:line-break/></text:span><text:span text:style-name="T23"> <text:s/>test_wordAlternation_S1EqualS2()</text:span><text:span text:style-name="T21">;</text:span><text:span text:style-name="T21"><text:line-break/></text:span><text:span text:style-name="T21"> <text:s/></text:span><text:span text:style-name="T23">test_wordAlternation_S1lessS2()</text:span><text:span text:style-name="T21">;</text:span><text:span text:style-name="T21"><text:line-break/></text:span><text:span text:style-name="T21"> <text:s/></text:span><text:span text:style-name="T23">test_wordAlternation_S1moreS2()</text:span><text:span text:style-name="T21">;</text:span><text:span text:style-name="T21"><text:line-break/></text:span><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text:p>
      <text:p text:style-name="P16"><text:span text:style-name="T5"/></text:p>
      <text:p text:style-name="P16"><text:span text:style-name="T5"/></text:p>
      <text:p text:style-name="P19"><text:span text:style-name="T5"/></text:p>
      <text:p text:style-name="P16"><text:span text:style-name="T5"/></text:p>
      <text:p text:style-name="P16"><text:span text:style-name="T5"/></text:p>
      <text:p text:style-name="P16"><text:span text:style-name="T5"/></text:p>
      <text:p text:style-name="P16"><text:span text:style-name="T9"/></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6"><text:span text:style-name="T9">Задание </text:span><text:span text:style-name="T10">10</text:span><text:span text:style-name="T9">: </text:span><text:span text:style-name="T12">Преобразовать строку, изменив порядок следования слов в строке на обратный. </text:span></text:p>
      <text:p text:style-name="P16"><draw:custom-shape text:anchor-type="paragraph" draw:z-index="17" draw:name="Врезка 18" draw:style-name="gr11" draw:text-style-name="P22" svg:width="16.925cm" svg:height="2.821cm" svg:x="-0.102cm" svg:y="0.157cm"><text:p text:style-name="P21"><text:span text:style-name="T19">#include </text:span><text:span text:style-name="T20">"10_reverseWordInString.h"</text:span><text:span text:style-name="T20"><text:line-break/></text:span><text:span text:style-name="T20"><text:line-break/></text:span><text:span text:style-name="T21">char </text:span><text:span text:style-name="T23">*</text:span><text:span text:style-name="T22">reverseWriteWord</text:span><text:span text:style-name="T23">(</text:span><text:span text:style-name="T21">char </text:span><text:span text:style-name="T23">*rBegin</text:span><text:span text:style-name="T21">, </text:span><text:span text:style-name="T27">WordDescriptor </text:span><text:span text:style-name="T23">w) {</text:span><text:span text:style-name="T23"><text:line-break/></text:span><text:span text:style-name="T23"> <text:s/></text:span><text:span text:style-name="T21">while </text:span><text:span text:style-name="T23">(w.</text:span><text:span text:style-name="T25">begin </text:span><text:span text:style-name="T23">&lt; w.</text:span><text:span text:style-name="T25">end</text:span><text:span text:style-name="T23">)</text:span><text:span text:style-name="T23"><text:line-break/></text:span><text:span text:style-name="T23"> <text:s text:c="3"/>*(--rBegin) = *(--w.</text:span><text:span text:style-name="T25">end</text:span><text:span text:style-name="T23">)</text:span><text:span text:style-name="T21">;</text:span><text:span text:style-name="T21"><text:line-break/></text:span><text:span text:style-name="T21"> <text:s/>return </text:span><text:span text:style-name="T23">rBegin</text:span><text:span text:style-name="T21">;</text:span><text:span text:style-name="T21"><text:line-break/></text:span><text:span text:style-name="T23">}</text:span><text:span text:style-name="T23"><text:line-break/></text:span><text:span text:style-name="T23"><text:line-break/></text:span><text:span text:style-name="T2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text:p>
      <text:p text:style-name="P16"><text:span text:style-name="T5"/></text:p>
      <text:p text:style-name="P16"><text:span text:style-name="T5"/></text:p>
      <text:p text:style-name="P19"><text:span text:style-name="T5"/></text:p>
      <text:p text:style-name="P16"><text:span text:style-name="T5"/></text:p>
      <text:p text:style-name="P16"><text:span text:style-name="T5"/></text:p>
      <text:p text:style-name="P16"><draw:custom-shape text:anchor-type="paragraph" draw:z-index="18" draw:name="Врезка 19" draw:style-name="gr10" draw:text-style-name="P24" svg:width="16.925cm" svg:height="12.667cm" svg:x="-0.102cm" svg:y="0.157cm"><text:p text:style-name="P23"><text:span text:style-name="T21">void </text:span><text:span text:style-name="T22">reverseWordInString</text:span><text:span text:style-name="T23">(</text:span><text:span text:style-name="T21">char </text:span><text:span text:style-name="T23">*s) { </text:span><text:span text:style-name="T23"><text:line-break/></text:span><text:span text:style-name="T23"> <text:s/></text:span><text:span text:style-name="T21">char </text:span><text:span text:style-name="T23">*end = getEndOfString(s)</text:span><text:span text:style-name="T21">; </text:span><text:span text:style-name="T21"><text:line-break/></text:span><text:span text:style-name="T21"> <text:s/></text:span><text:span text:style-name="T23">copy(s</text:span><text:span text:style-name="T21">, </text:span><text:span text:style-name="T23">end + </text:span><text:span text:style-name="T24">1</text:span><text:span text:style-name="T21">, </text:span><text:span text:style-name="T23">_stringBuffer)</text:span><text:span text:style-name="T21">; </text:span><text:span text:style-name="T21"><text:line-break/></text:span><text:span text:style-name="T21"> <text:s/></text:span><text:span text:style-name="T27">WordDescriptor </text:span><text:span text:style-name="T23">word</text:span><text:span text:style-name="T21">; </text:span><text:span text:style-name="T21"><text:line-break/></text:span><text:span text:style-name="T21"> <text:s/></text:span><text:span text:style-name="T23">word.</text:span><text:span text:style-name="T25">begin </text:span><text:span text:style-name="T23">= _stringBuffer</text:span><text:span text:style-name="T21">; </text:span><text:span text:style-name="T21"><text:line-break/></text:span><text:span text:style-name="T21"> </text:span><text:span text:style-name="T21"><text:line-break/></text:span><text:span text:style-name="T21"> </text:span><text:span text:style-name="T21"><text:line-break/></text:span><text:span text:style-name="T21"> <text:s/>while </text:span><text:span text:style-name="T23">(getWord(word.</text:span><text:span text:style-name="T25">begin</text:span><text:span text:style-name="T21">, </text:span><text:span text:style-name="T23">&amp;word)) { </text:span><text:span text:style-name="T23"><text:line-break/></text:span><text:span text:style-name="T23"> <text:s text:c="3"/>end = reverseWriteWord(end</text:span><text:span text:style-name="T21">, </text:span><text:span text:style-name="T23">word)</text:span><text:span text:style-name="T21">; </text:span><text:span text:style-name="T21"><text:line-break/></text:span><text:span text:style-name="T21"> <text:s text:c="3"/>if </text:span><text:span text:style-name="T23">(end &gt; s) </text:span><text:span text:style-name="T23"><text:line-break/></text:span><text:span text:style-name="T23"> <text:s text:c="5"/>*(--end) = </text:span><text:span text:style-name="T20">' '</text:span><text:span text:style-name="T21">; </text:span><text:span text:style-name="T21"><text:line-break/></text:span><text:span text:style-name="T21"> <text:s text:c="3"/></text:span><text:span text:style-name="T23">word.</text:span><text:span text:style-name="T25">begin </text:span><text:span text:style-name="T23">= word.</text:span><text:span text:style-name="T25">end</text:span><text:span text:style-name="T21">; </text:span><text:span text:style-name="T21"><text:line-break/></text:span><text:span text:style-name="T21"> <text:s/></text:span><text:span text:style-name="T23">} </text:span><text:span text:style-name="T23"><text:line-break/></text:span><text:span text:style-name="T23">} </text:span><text:span text:style-name="T23"><text:line-break/></text:span><text:span text:style-name="T23"> </text:span><text:span text:style-name="T23"><text:line-break/></text:span><text:span text:style-name="T21">void </text:span><text:span text:style-name="T22">test_reverseWordInString_oneWord</text:span><text:span text:style-name="T23">() { </text:span><text:span text:style-name="T23"><text:line-break/></text:span><text:span text:style-name="T23"> <text:s/></text:span><text:span text:style-name="T21">char </text:span><text:span text:style-name="T23">c[] = </text:span><text:span text:style-name="T20">"abc"</text:span><text:span text:style-name="T21">; </text:span><text:span text:style-name="T21"><text:line-break/></text:span><text:span text:style-name="T21"> <text:s/></text:span><text:span text:style-name="T23">reverseWordInString(c)</text:span><text:span text:style-name="T21">; </text:span><text:span text:style-name="T21"><text:line-break/></text:span><text:span text:style-name="T21"> <text:s/></text:span><text:span text:style-name="T26">ASSERT_STRING</text:span><text:span text:style-name="T23">(</text:span><text:span text:style-name="T20">"abc"</text:span><text:span text:style-name="T21">, </text:span><text:span text:style-name="T23">c)</text:span><text:span text:style-name="T21">; </text:span><text:span text:style-name="T21"><text:line-break/></text:span><text:span text:style-name="T23">} </text:span><text:span text:style-name="T23"><text:line-break/></text:span><text:span text:style-name="T23"> </text:span><text:span text:style-name="T23"><text:line-break/></text:span><text:span text:style-name="T21">void </text:span><text:span text:style-name="T22">test_reverseWordInString_moreWord</text:span><text:span text:style-name="T23">() { </text:span><text:span text:style-name="T23"><text:line-break/></text:span><text:span text:style-name="T23"> <text:s/></text:span><text:span text:style-name="T21">char </text:span><text:span text:style-name="T23">c[] = </text:span><text:span text:style-name="T20">"abc def"</text:span><text:span text:style-name="T21">; </text:span><text:span text:style-name="T21"><text:line-break/></text:span><text:span text:style-name="T21"> <text:s/></text:span><text:span text:style-name="T23">reverseWordInString(c)</text:span><text:span text:style-name="T21">; </text:span><text:span text:style-name="T21"><text:line-break/></text:span><text:span text:style-name="T21"> <text:s/></text:span><text:span text:style-name="T26">ASSERT_STRING</text:span><text:span text:style-name="T23">(</text:span><text:span text:style-name="T20">"def abc"</text:span><text:span text:style-name="T21">, </text:span><text:span text:style-name="T23">c)</text:span><text:span text:style-name="T21">; </text:span><text:span text:style-name="T21"><text:line-break/></text:span><text:span text:style-name="T23">} </text:span><text:span text:style-name="T23"><text:line-break/></text:span><text:span text:style-name="T23"> </text:span><text:span text:style-name="T23"><text:line-break/></text:span><text:span text:style-name="T21">void </text:span><text:span text:style-name="T22">test_reverseWordInString</text:span><text:span text:style-name="T23">() { </text:span><text:span text:style-name="T23"><text:line-break/></text:span><text:span text:style-name="T23"> <text:s/>test_reverseWordInString_oneWord()</text:span><text:span text:style-name="T21">; </text:span><text:span text:style-name="T21"><text:line-break/></text:span><text:span text:style-name="T21"> <text:s/></text:span><text:span text:style-name="T23">test_reverseWordInString_moreWord()</text:span><text:span text:style-name="T21">; </text:span><text:span text:style-name="T21"><text:line-break/></text:span><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7"><text:span text:style-name="T9">Задание </text:span><text:span text:style-name="T10">11</text:span><text:span text:style-name="T9">: </text:span><text:span text:style-name="T12">Вывести слово данной строки, предшествующее первому из слов, содержащих букву "а"</text:span></text:p>
      <text:p text:style-name="P16"><draw:custom-shape text:anchor-type="paragraph" draw:z-index="19" draw:name="Врезка 20" draw:style-name="gr9" draw:text-style-name="P24" svg:width="16.925cm" svg:height="11.642cm" svg:x="-0.102cm" svg:y="0.157cm"><text:p text:style-name="P23"><text:span text:style-name="T19">#include </text:span><text:span text:style-name="T20">"11_printWordBeforeFirstWordWithA.h"</text:span><text:span text:style-name="T20"><text:line-break/></text:span><text:span text:style-name="T20"><text:line-break/></text:span><text:span text:style-name="T21">int </text:span><text:span text:style-name="T22">wordHasA</text:span><text:span text:style-name="T23">(</text:span><text:span text:style-name="T27">WordDescriptor </text:span><text:span text:style-name="T23">w) {</text:span><text:span text:style-name="T23"><text:line-break/></text:span><text:span text:style-name="T23"> <text:s/></text:span><text:span text:style-name="T21">while </text:span><text:span text:style-name="T23">(w.</text:span><text:span text:style-name="T25">begin </text:span><text:span text:style-name="T23">&lt; w.</text:span><text:span text:style-name="T25">end</text:span><text:span text:style-name="T23">) {</text:span><text:span text:style-name="T23"><text:line-break/></text:span><text:span text:style-name="T23"> <text:s text:c="3"/></text:span><text:span text:style-name="T21">if </text:span><text:span text:style-name="T23">(*w.</text:span><text:span text:style-name="T25">begin </text:span><text:span text:style-name="T23">== </text:span><text:span text:style-name="T20">'a' </text:span><text:span text:style-name="T23">|| *w.</text:span><text:span text:style-name="T25">begin </text:span><text:span text:style-name="T23">== </text:span><text:span text:style-name="T20">'A'</text:span><text:span text:style-name="T23">)</text:span><text:span text:style-name="T23"><text:line-break/></text:span><text:span text:style-name="T23"> <text:s text:c="5"/></text:span><text:span text:style-name="T21">return </text:span><text:span text:style-name="T24">1</text:span><text:span text:style-name="T21">;</text:span><text:span text:style-name="T21"><text:line-break/></text:span><text:span text:style-name="T21"> <text:s text:c="3"/></text:span><text:span text:style-name="T23">w.</text:span><text:span text:style-name="T25">begin</text:span><text:span text:style-name="T23">++</text:span><text:span text:style-name="T21">;</text:span><text:span text:style-name="T21"><text:line-break/></text:span><text:span text:style-name="T21"> <text:s/></text:span><text:span text:style-name="T23">}</text:span><text:span text:style-name="T23"><text:line-break/></text:span><text:span text:style-name="T23"> <text:s/></text:span><text:span text:style-name="T21">return </text:span><text:span text:style-name="T24">0</text:span><text:span text:style-name="T21">;</text:span><text:span text:style-name="T21"><text:line-break/></text:span><text:span text:style-name="T23">}</text:span><text:span text:style-name="T23"><text:line-break/></text:span><text:span text:style-name="T23"><text:line-break/></text:span><text:span text:style-name="T27">WordBeforeFirstWordWithAReturnCode </text:span><text:span text:style-name="T22">printWordBeforeFirstWithA</text:span><text:span text:style-name="T23">(</text:span><text:span text:style-name="T21">char </text:span><text:span text:style-name="T23">*s) {</text:span><text:span text:style-name="T23"><text:line-break/></text:span><text:span text:style-name="T23"> <text:s/>getBagOfWords(&amp;_bag</text:span><text:span text:style-name="T21">, </text:span><text:span text:style-name="T23">s)</text:span><text:span text:style-name="T21">;</text:span><text:span text:style-name="T21"><text:line-break/></text:span><text:span text:style-name="T21"> <text:s/>if </text:span><text:span text:style-name="T23">(_bag.</text:span><text:span text:style-name="T25">size </text:span><text:span text:style-name="T23">== </text:span><text:span text:style-name="T24">0</text:span><text:span text:style-name="T23">) {</text:span><text:span text:style-name="T23"><text:line-break/></text:span><text:span text:style-name="T23"> <text:s text:c="3"/></text:span><text:span text:style-name="T21">return </text:span><text:span text:style-name="T28">EMPTY_STRING</text:span><text:span text:style-name="T21">;</text:span><text:span text:style-name="T21"><text:line-break/></text:span><text:span text:style-name="T21"> <text:s/></text:span><text:span text:style-name="T23">} </text:span><text:span text:style-name="T21">else if </text:span><text:span text:style-name="T23">(_bag.</text:span><text:span text:style-name="T25">size </text:span><text:span text:style-name="T23">== </text:span><text:span text:style-name="T24">1</text:span><text:span text:style-name="T23">) {</text:span><text:span text:style-name="T23"><text:line-break/></text:span><text:span text:style-name="T23"> <text:s text:c="3"/></text:span><text:span text:style-name="T21">return </text:span><text:span text:style-name="T28">FIRST_WORD_WITH_A</text:span><text:span text:style-name="T21">;</text:span><text:span text:style-name="T21"><text:line-break/></text:span><text:span text:style-name="T21"> <text:s/></text:span><text:span text:style-name="T23">}</text:span><text:span text:style-name="T23"><text:line-break/></text:span><text:span text:style-name="T23"><text:line-break/></text:span><text:span text:style-name="T23"> <text:s/></text:span><text:span text:style-name="T21">for </text:span><text:span text:style-name="T23">(</text:span><text:span text:style-name="T21">int </text:span><text:span text:style-name="T23">i = </text:span><text:span text:style-name="T24">0</text:span><text:span text:style-name="T21">; </text:span><text:span text:style-name="T23">i &lt; _bag.</text:span><text:span text:style-name="T25">size</text:span><text:span text:style-name="T21">; </text:span><text:span text:style-name="T23">i++) {</text:span><text:span text:style-name="T23"><text:line-break/></text:span><text:span text:style-name="T23"> <text:s text:c="3"/></text:span><text:span text:style-name="T21">if </text:span><text:span text:style-name="T23">(wordHasA(_bag.</text:span><text:span text:style-name="T25">words</text:span><text:span text:style-name="T23">[i])) {</text:span><text:span text:style-name="T23"><text:line-break/></text:span><text:span text:style-name="T23"> <text:s text:c="5"/></text:span><text:span text:style-name="T21">if </text:span><text:span text:style-name="T23">(i == </text:span><text:span text:style-name="T24">0</text:span><text:span text:style-name="T23">)</text:span><text:span text:style-name="T23"><text:line-break/></text:span><text:span text:style-name="T23"> <text:s text:c="7"/></text:span><text:span text:style-name="T21">return </text:span><text:span text:style-name="T28">FIRST_WORD_WITH_A</text:span><text:span text:style-name="T21">;</text:span><text:span text:style-name="T21"><text:line-break/></text:span><text:span text:style-name="T21"> <text:s text:c="5"/></text:span><text:span text:style-name="T23">outputWord(_bag.</text:span><text:span text:style-name="T25">words</text:span><text:span text:style-name="T23">[i - </text:span><text:span text:style-name="T24">1</text:span><text:span text:style-name="T23">])</text:span><text:span text:style-name="T21">;</text:span><text:span text:style-name="T21"><text:line-break/></text:span><text:span text:style-name="T21"> <text:s text:c="5"/>return </text:span><text:span text:style-name="T28">WORD_FOUND</text:span><text:span text:style-name="T21">;</text:span><text:span text:style-name="T21"><text:line-break/></text:span><text:span text:style-name="T21"> <text:s text:c="3"/></text:span><text:span text:style-name="T23">}</text:span><text:span text:style-name="T23"><text:line-break/></text:span><text:span text:style-name="T23"> <text:s/>}</text:span><text:span text:style-name="T23"><text:line-break/></text:span><text:span text:style-name="T23"> <text:s/></text:span><text:span text:style-name="T21">return </text:span><text:span text:style-name="T28">NOT_FOUND_A_WORD_WITH_A</text:span><text:span text:style-name="T21">;</text:span><text:span text:style-name="T21"><text:line-break/></text:span><text:span text:style-name="T23">}</text:span><text:span text:style-name="T23"><text:line-break/></text:span><text:span text:style-name="T23"><text:line-break/></text:span><text:span text:style-name="T2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text:p>
      <text:p text:style-name="P16"><text:span text:style-name="T5"/></text:p>
      <text:p text:style-name="P16"><text:span text:style-name="T5"/></text:p>
      <text:p text:style-name="P19"><text:span text:style-name="T5"/></text:p>
      <text:p text:style-name="P16"><text:span text:style-name="T5"/></text:p>
      <text:p text:style-name="P16"><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draw:custom-shape text:anchor-type="paragraph" draw:z-index="20" draw:name="Врезка 21" draw:style-name="gr8" draw:text-style-name="P24" svg:width="16.925cm" svg:height="20.344cm" svg:x="-0.102cm" svg:y="0.157cm"><text:p text:style-name="P23"><text:span text:style-name="T27">WordBeforeFirstWordWithAReturnCode </text:span><text:span text:style-name="T22">getWordBeforeFirstWordWithA</text:span><text:span text:style-name="T23">(</text:span><text:span text:style-name="T21">char </text:span><text:span text:style-name="T23">*s</text:span><text:span text:style-name="T21">, </text:span><text:span text:style-name="T21"><text:line-break/></text:span><text:span text:style-name="T21"> <text:s text:c="58"/>char </text:span><text:span text:style-name="T23">**beginWord</text:span><text:span text:style-name="T21">, </text:span><text:span text:style-name="T21"><text:line-break/></text:span><text:span text:style-name="T21"> <text:s text:c="58"/>char </text:span><text:span text:style-name="T23">**endWord) { </text:span><text:span text:style-name="T23"><text:line-break/></text:span><text:span text:style-name="T23"> <text:s/>getBagOfWords(&amp;_bag</text:span><text:span text:style-name="T21">, </text:span><text:span text:style-name="T23">s)</text:span><text:span text:style-name="T21">; </text:span><text:span text:style-name="T21"><text:line-break/></text:span><text:span text:style-name="T21"> <text:s/>if </text:span><text:span text:style-name="T23">(_bag.</text:span><text:span text:style-name="T25">size </text:span><text:span text:style-name="T23">== </text:span><text:span text:style-name="T24">0</text:span><text:span text:style-name="T23">) { </text:span><text:span text:style-name="T23"><text:line-break/></text:span><text:span text:style-name="T23"> <text:s text:c="3"/></text:span><text:span text:style-name="T21">return </text:span><text:span text:style-name="T28">EMPTY_STRING</text:span><text:span text:style-name="T21">; </text:span><text:span text:style-name="T21"><text:line-break/></text:span><text:span text:style-name="T21"> <text:s/></text:span><text:span text:style-name="T23">} </text:span><text:span text:style-name="T21">else if </text:span><text:span text:style-name="T23">(_bag.</text:span><text:span text:style-name="T25">size </text:span><text:span text:style-name="T23">== </text:span><text:span text:style-name="T24">1</text:span><text:span text:style-name="T23">) { </text:span><text:span text:style-name="T23"><text:line-break/></text:span><text:span text:style-name="T23"> <text:s text:c="3"/></text:span><text:span text:style-name="T21">return </text:span><text:span text:style-name="T28">FIRST_WORD_WITH_A</text:span><text:span text:style-name="T21">; </text:span><text:span text:style-name="T21"><text:line-break/></text:span><text:span text:style-name="T21"> <text:s/></text:span><text:span text:style-name="T23">} </text:span><text:span text:style-name="T23"><text:line-break/></text:span><text:span text:style-name="T23"> </text:span><text:span text:style-name="T23"><text:line-break/></text:span><text:span text:style-name="T23"> <text:s/></text:span><text:span text:style-name="T21">for </text:span><text:span text:style-name="T23">(</text:span><text:span text:style-name="T21">int </text:span><text:span text:style-name="T23">i = </text:span><text:span text:style-name="T24">0</text:span><text:span text:style-name="T21">; </text:span><text:span text:style-name="T23">i &lt; _bag.</text:span><text:span text:style-name="T25">size</text:span><text:span text:style-name="T21">; </text:span><text:span text:style-name="T23">i++) { </text:span><text:span text:style-name="T23"><text:line-break/></text:span><text:span text:style-name="T23"> <text:s text:c="3"/></text:span><text:span text:style-name="T21">if </text:span><text:span text:style-name="T23">(wordHasA(_bag.</text:span><text:span text:style-name="T25">words</text:span><text:span text:style-name="T23">[i])) { </text:span><text:span text:style-name="T23"><text:line-break/></text:span><text:span text:style-name="T23"> <text:s text:c="5"/></text:span><text:span text:style-name="T21">if </text:span><text:span text:style-name="T23">(i == </text:span><text:span text:style-name="T24">0</text:span><text:span text:style-name="T23">) </text:span><text:span text:style-name="T23"><text:line-break/></text:span><text:span text:style-name="T23"> <text:s text:c="7"/></text:span><text:span text:style-name="T21">return </text:span><text:span text:style-name="T28">FIRST_WORD_WITH_A</text:span><text:span text:style-name="T21">; </text:span><text:span text:style-name="T21"><text:line-break/></text:span><text:span text:style-name="T21"> <text:s text:c="5"/></text:span><text:span text:style-name="T23">*beginWord = _bag.</text:span><text:span text:style-name="T25">words</text:span><text:span text:style-name="T23">[i - </text:span><text:span text:style-name="T24">1</text:span><text:span text:style-name="T23">].</text:span><text:span text:style-name="T25">begin</text:span><text:span text:style-name="T21">; </text:span><text:span text:style-name="T21"><text:line-break/></text:span><text:span text:style-name="T21"> <text:s text:c="5"/></text:span><text:span text:style-name="T23">*endWord = _bag.</text:span><text:span text:style-name="T25">words</text:span><text:span text:style-name="T23">[i - </text:span><text:span text:style-name="T24">1</text:span><text:span text:style-name="T23">].</text:span><text:span text:style-name="T25">end</text:span><text:span text:style-name="T21">; </text:span><text:span text:style-name="T21"><text:line-break/></text:span><text:span text:style-name="T21"> <text:s text:c="5"/>return </text:span><text:span text:style-name="T28">WORD_FOUND</text:span><text:span text:style-name="T21">; </text:span><text:span text:style-name="T21"><text:line-break/></text:span><text:span text:style-name="T21"> <text:s text:c="3"/></text:span><text:span text:style-name="T23">} </text:span><text:span text:style-name="T23"><text:line-break/></text:span><text:span text:style-name="T23"> <text:s/>} </text:span><text:span text:style-name="T23"><text:line-break/></text:span><text:span text:style-name="T23"> <text:s/></text:span><text:span text:style-name="T21">return </text:span><text:span text:style-name="T28">NOT_FOUND_A_WORD_WITH_A</text:span><text:span text:style-name="T21">; </text:span><text:span text:style-name="T21"><text:line-break/></text:span><text:span text:style-name="T23">} </text:span><text:span text:style-name="T23"><text:line-break/></text:span><text:span text:style-name="T23"> </text:span><text:span text:style-name="T23"><text:line-break/></text:span><text:span text:style-name="T21">void </text:span><text:span text:style-name="T22">testAll_getWordBeforeFirstWordWithA</text:span><text:span text:style-name="T23">() { </text:span><text:span text:style-name="T23"><text:line-break/></text:span><text:span text:style-name="T23"> <text:s/></text:span><text:span text:style-name="T21">char </text:span><text:span text:style-name="T23">*beginWord</text:span><text:span text:style-name="T21">, </text:span><text:span text:style-name="T23">*endWord</text:span><text:span text:style-name="T21">; </text:span><text:span text:style-name="T21"><text:line-break/></text:span><text:span text:style-name="T21"> </text:span><text:span text:style-name="T21"><text:line-break/></text:span><text:span text:style-name="T21"> <text:s/>char </text:span><text:span text:style-name="T23">s1[] = </text:span><text:span text:style-name="T20">""</text:span><text:span text:style-name="T21">; </text:span><text:span text:style-name="T21"><text:line-break/></text:span><text:span text:style-name="T21"> <text:s/></text:span><text:span text:style-name="T26">assert </text:span><text:span text:style-name="T23">( </text:span><text:span text:style-name="T23"><text:line-break/></text:span><text:span text:style-name="T23"> <text:s text:c="3"/>getWordBeforeFirstWordWithA(s1</text:span><text:span text:style-name="T21">, </text:span><text:span text:style-name="T23">&amp;beginWord</text:span><text:span text:style-name="T21">, </text:span><text:span text:style-name="T23">&amp;endWord) </text:span><text:span text:style-name="T23"><text:line-break/></text:span><text:span text:style-name="T23"> <text:s text:c="3"/>== </text:span><text:span text:style-name="T28">EMPTY_STRING </text:span><text:span text:style-name="T28"><text:line-break/></text:span><text:span text:style-name="T28"> <text:s/></text:span><text:span text:style-name="T23">)</text:span><text:span text:style-name="T21">; </text:span><text:span text:style-name="T21"><text:line-break/></text:span><text:span text:style-name="T21"> </text:span><text:span text:style-name="T21"><text:line-break/></text:span><text:span text:style-name="T21"> <text:s/>char </text:span><text:span text:style-name="T23">s2[] = </text:span><text:span text:style-name="T20">" ABC"</text:span><text:span text:style-name="T21">; </text:span><text:span text:style-name="T21"><text:line-break/></text:span><text:span text:style-name="T21"> <text:s/></text:span><text:span text:style-name="T26">assert </text:span><text:span text:style-name="T23">( </text:span><text:span text:style-name="T23"><text:line-break/></text:span><text:span text:style-name="T23"> <text:s text:c="3"/>getWordBeforeFirstWordWithA(s2</text:span><text:span text:style-name="T21">, </text:span><text:span text:style-name="T23">&amp;beginWord</text:span><text:span text:style-name="T21">, </text:span><text:span text:style-name="T23">&amp;endWord) </text:span><text:span text:style-name="T23"><text:line-break/></text:span><text:span text:style-name="T23"> <text:s text:c="3"/>== </text:span><text:span text:style-name="T28">FIRST_WORD_WITH_A </text:span><text:span text:style-name="T28"><text:line-break/></text:span><text:span text:style-name="T28"> <text:s/></text:span><text:span text:style-name="T23">)</text:span><text:span text:style-name="T21">; </text:span><text:span text:style-name="T21"><text:line-break/></text:span><text:span text:style-name="T21"> </text:span><text:span text:style-name="T21"><text:line-break/></text:span><text:span text:style-name="T21"> <text:s/>char </text:span><text:span text:style-name="T23">s3[] = </text:span><text:span text:style-name="T20">"BC A"</text:span><text:span text:style-name="T21">; </text:span><text:span text:style-name="T21"><text:line-break/></text:span><text:span text:style-name="T21"> <text:s/></text:span><text:span text:style-name="T26">assert </text:span><text:span text:style-name="T23">( </text:span><text:span text:style-name="T23"><text:line-break/></text:span><text:span text:style-name="T23"> <text:s text:c="3"/>getWordBeforeFirstWordWithA(s3</text:span><text:span text:style-name="T21">, </text:span><text:span text:style-name="T23">&amp;beginWord</text:span><text:span text:style-name="T21">, </text:span><text:span text:style-name="T23">&amp;endWord) </text:span><text:span text:style-name="T23"><text:line-break/></text:span><text:span text:style-name="T23"> <text:s text:c="3"/>== </text:span><text:span text:style-name="T28">WORD_FOUND </text:span><text:span text:style-name="T28"><text:line-break/></text:span><text:span text:style-name="T28"> <text:s/></text:span><text:span text:style-name="T23">)</text:span><text:span text:style-name="T21">; </text:span><text:span text:style-name="T21"><text:line-break/></text:span><text:span text:style-name="T21"> <text:s/>char </text:span><text:span text:style-name="T23">got[</text:span><text:span text:style-name="T26">MAX_WORD_SIZE</text:span><text:span text:style-name="T23">]</text:span><text:span text:style-name="T21">; </text:span><text:span text:style-name="T21"><text:line-break/></text:span><text:span text:style-name="T21"> <text:s/></text:span><text:span text:style-name="T23">copy(beginWord</text:span><text:span text:style-name="T21">, </text:span><text:span text:style-name="T23">endWord</text:span><text:span text:style-name="T21">, </text:span><text:span text:style-name="T23">got)</text:span><text:span text:style-name="T21">; </text:span><text:span text:style-name="T21"><text:line-break/></text:span><text:span text:style-name="T21"> <text:s/></text:span><text:span text:style-name="T23">got[endWord - beginWord] = </text:span><text:span text:style-name="T20">'</text:span><text:span text:style-name="T21">\0</text:span><text:span text:style-name="T20">'</text:span><text:span text:style-name="T21">; </text:span><text:span text:style-name="T21"><text:line-break/></text:span><text:span text:style-name="T21"> <text:s/></text:span><text:span text:style-name="T26">ASSERT_STRING </text:span><text:span text:style-name="T23">(</text:span><text:span text:style-name="T20">"BC"</text:span><text:span text:style-name="T21">, </text:span><text:span text:style-name="T23">got)</text:span><text:span text:style-name="T21">; </text:span><text:span text:style-name="T21"><text:line-break/></text:span><text:span text:style-name="T21"> </text:span><text:span text:style-name="T21"><text:line-break/></text:span><text:span text:style-name="T21"> <text:s/>char </text:span><text:span text:style-name="T23">s4[] = </text:span><text:span text:style-name="T20">"B Q WE YR OW IUWR "</text:span><text:span text:style-name="T21">; </text:span><text:span text:style-name="T21"><text:line-break/></text:span><text:span text:style-name="T21"> <text:s/></text:span><text:span text:style-name="T26">assert </text:span><text:span text:style-name="T23">(getWordBeforeFirstWordWithA(s4</text:span><text:span text:style-name="T21">, </text:span><text:span text:style-name="T23">&amp;beginWord</text:span><text:span text:style-name="T21">, </text:span><text:span text:style-name="T23">&amp;endWord) == </text:span><text:span text:style-name="T23"><text:line-break/></text:span><text:span text:style-name="T23"> <text:s text:c="9"/></text:span><text:span text:style-name="T28">NOT_FOUND_A_WORD_WITH_A</text:span><text:span text:style-name="T23">)</text:span><text:span text:style-name="T21">; </text:span><text:span text:style-name="T21"><text:line-break/></text:span><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6"><text:soft-page-break/><text:span text:style-name="T9">Задание </text:span><text:span text:style-name="T10">12</text:span><text:span text:style-name="T9">: </text:span><text:span text:style-name="T12">Даны две строки. Определить последнее из слов первой строки, которое есть во второй строке. </text:span></text:p>
      <text:p text:style-name="P16"><draw:custom-shape text:anchor-type="paragraph" draw:z-index="21" draw:name="Врезка 22" draw:style-name="gr7" draw:text-style-name="P24" svg:width="16.925cm" svg:height="24.406cm" svg:x="-0.102cm" svg:y="0.157cm"><text:p text:style-name="P23"><text:span text:style-name="T19">#include </text:span><text:span text:style-name="T20">"12_lastCommonWord.h"</text:span><text:span text:style-name="T20"><text:line-break/></text:span><text:span text:style-name="T20"><text:line-break/></text:span><text:span text:style-name="T20"><text:line-break/></text:span><text:span text:style-name="T27">WordDescriptor </text:span><text:span text:style-name="T22">lastCommonWord</text:span><text:span text:style-name="T23">(</text:span><text:span text:style-name="T21">char </text:span><text:span text:style-name="T23">*s1</text:span><text:span text:style-name="T21">, char </text:span><text:span text:style-name="T23">*s2) {</text:span><text:span text:style-name="T23"><text:line-break/></text:span><text:span text:style-name="T23"> <text:s/>getBagOfWords(&amp;_bag</text:span><text:span text:style-name="T21">, </text:span><text:span text:style-name="T23">s1)</text:span><text:span text:style-name="T21">;</text:span><text:span text:style-name="T21"><text:line-break/></text:span><text:span text:style-name="T21"> <text:s/></text:span><text:span text:style-name="T23">getBagOfWords(&amp;_bag2</text:span><text:span text:style-name="T21">, </text:span><text:span text:style-name="T23">s2)</text:span><text:span text:style-name="T21">;</text:span><text:span text:style-name="T21"><text:line-break/></text:span><text:span text:style-name="T21"><text:line-break/></text:span><text:span text:style-name="T21"> <text:s/>for </text:span><text:span text:style-name="T23">(</text:span><text:span text:style-name="T21">int </text:span><text:span text:style-name="T23">i = _bag.</text:span><text:span text:style-name="T25">size </text:span><text:span text:style-name="T23">- </text:span><text:span text:style-name="T24">1</text:span><text:span text:style-name="T21">; </text:span><text:span text:style-name="T23">i &gt;= </text:span><text:span text:style-name="T24">0</text:span><text:span text:style-name="T21">; </text:span><text:span text:style-name="T23">i--)</text:span><text:span text:style-name="T23"><text:line-break/></text:span><text:span text:style-name="T23"> <text:s text:c="3"/></text:span><text:span text:style-name="T21">for </text:span><text:span text:style-name="T23">(</text:span><text:span text:style-name="T21">int </text:span><text:span text:style-name="T23">j = </text:span><text:span text:style-name="T24">0</text:span><text:span text:style-name="T21">; </text:span><text:span text:style-name="T23">j &lt; _bag2.</text:span><text:span text:style-name="T25">size</text:span><text:span text:style-name="T21">; </text:span><text:span text:style-name="T23">j++)</text:span><text:span text:style-name="T23"><text:line-break/></text:span><text:span text:style-name="T23"> <text:s text:c="5"/></text:span><text:span text:style-name="T21">if </text:span><text:span text:style-name="T23">(wordCmp(_bag.</text:span><text:span text:style-name="T25">words</text:span><text:span text:style-name="T23">[i]</text:span><text:span text:style-name="T21">, </text:span><text:span text:style-name="T23">_bag2.</text:span><text:span text:style-name="T25">words</text:span><text:span text:style-name="T23">[j]) == </text:span><text:span text:style-name="T24">0</text:span><text:span text:style-name="T23">)</text:span><text:span text:style-name="T23"><text:line-break/></text:span><text:span text:style-name="T23"> <text:s text:c="7"/></text:span><text:span text:style-name="T21">return </text:span><text:span text:style-name="T23">_bag.</text:span><text:span text:style-name="T25">words</text:span><text:span text:style-name="T23">[i]</text:span><text:span text:style-name="T21">;</text:span><text:span text:style-name="T21"><text:line-break/></text:span><text:span text:style-name="T21"> <text:s/>return </text:span><text:span text:style-name="T23">(</text:span><text:span text:style-name="T27">WordDescriptor</text:span><text:span text:style-name="T23">){s1</text:span><text:span text:style-name="T21">, </text:span><text:span text:style-name="T23">s1}</text:span><text:span text:style-name="T21">;</text:span><text:span text:style-name="T21"><text:line-break/></text:span><text:span text:style-name="T23">}</text:span><text:span text:style-name="T23"><text:line-break/></text:span><text:span text:style-name="T23"><text:line-break/></text:span><text:span text:style-name="T21">void </text:span><text:span text:style-name="T22">wordDescriptorToString</text:span><text:span text:style-name="T23">(</text:span><text:span text:style-name="T27">WordDescriptor </text:span><text:span text:style-name="T23">word</text:span><text:span text:style-name="T21">, char </text:span><text:span text:style-name="T23">*destination) {</text:span><text:span text:style-name="T23"><text:line-break/></text:span><text:span text:style-name="T23"> <text:s/>destination = copy(word.</text:span><text:span text:style-name="T25">begin</text:span><text:span text:style-name="T21">, </text:span><text:span text:style-name="T23">word.</text:span><text:span text:style-name="T25">end</text:span><text:span text:style-name="T21">, </text:span><text:span text:style-name="T23">destination)</text:span><text:span text:style-name="T21">;</text:span><text:span text:style-name="T21"><text:line-break/></text:span><text:span text:style-name="T21"> <text:s/></text:span><text:span text:style-name="T23">*destination = </text:span><text:span text:style-name="T20">'</text:span><text:span text:style-name="T21">\0</text:span><text:span text:style-name="T20">'</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lastCommonWord_noWord</text:span><text:span text:style-name="T23">() {</text:span><text:span text:style-name="T23"><text:line-break/></text:span><text:span text:style-name="T23"> <text:s/></text:span><text:span text:style-name="T21">char </text:span><text:span text:style-name="T23">s1[] = </text:span><text:span text:style-name="T20">"aa ab ac"</text:span><text:span text:style-name="T21">;</text:span><text:span text:style-name="T21"><text:line-break/></text:span><text:span text:style-name="T21"> <text:s/>char </text:span><text:span text:style-name="T23">s2[] = </text:span><text:span text:style-name="T20">"cc cb ca"</text:span><text:span text:style-name="T21">;</text:span><text:span text:style-name="T21"><text:line-break/></text:span><text:span text:style-name="T21"> <text:s/></text:span><text:span text:style-name="T27">WordDescriptor </text:span><text:span text:style-name="T23">word = lastCommonWord(s1</text:span><text:span text:style-name="T21">, </text:span><text:span text:style-name="T23">s2)</text:span><text:span text:style-name="T21">;</text:span><text:span text:style-name="T21"><text:line-break/></text:span><text:span text:style-name="T21"> <text:s/>char </text:span><text:span text:style-name="T23">res[</text:span><text:span text:style-name="T26">MAX_WORD_SIZE</text:span><text:span text:style-name="T23">]</text:span><text:span text:style-name="T21">;</text:span><text:span text:style-name="T21"><text:line-break/></text:span><text:span text:style-name="T21"> <text:s/></text:span><text:span text:style-name="T23">wordDescriptorToString(word</text:span><text:span text:style-name="T21">, </text:span><text:span text:style-name="T23">res)</text:span><text:span text:style-name="T21">;</text:span><text:span text:style-name="T21"><text:line-break/></text:span><text:span text:style-name="T21"> <text:s/></text:span><text:span text:style-name="T26">ASSERT_STRING</text:span><text:span text:style-name="T23">(</text:span><text:span text:style-name="T20">""</text:span><text:span text:style-name="T21">, </text:span><text:span text:style-name="T23">res)</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lastCommonWord_oneWord</text:span><text:span text:style-name="T23">() {</text:span><text:span text:style-name="T23"><text:line-break/></text:span><text:span text:style-name="T23"> <text:s/></text:span><text:span text:style-name="T21">char </text:span><text:span text:style-name="T23">s1[] = </text:span><text:span text:style-name="T20">"aa"</text:span><text:span text:style-name="T21">;</text:span><text:span text:style-name="T21"><text:line-break/></text:span><text:span text:style-name="T21"> <text:s/>char </text:span><text:span text:style-name="T23">s2[] = </text:span><text:span text:style-name="T20">"aa"</text:span><text:span text:style-name="T21">;</text:span><text:span text:style-name="T21"><text:line-break/></text:span><text:span text:style-name="T21"> <text:s/></text:span><text:span text:style-name="T27">WordDescriptor </text:span><text:span text:style-name="T23">word = lastCommonWord(s1</text:span><text:span text:style-name="T21">, </text:span><text:span text:style-name="T23">s2)</text:span><text:span text:style-name="T21">;</text:span><text:span text:style-name="T21"><text:line-break/></text:span><text:span text:style-name="T21"> <text:s/>char </text:span><text:span text:style-name="T23">res[</text:span><text:span text:style-name="T26">MAX_WORD_SIZE</text:span><text:span text:style-name="T23">]</text:span><text:span text:style-name="T21">;</text:span><text:span text:style-name="T21"><text:line-break/></text:span><text:span text:style-name="T21"> <text:s/></text:span><text:span text:style-name="T23">wordDescriptorToString(word</text:span><text:span text:style-name="T21">, </text:span><text:span text:style-name="T23">res)</text:span><text:span text:style-name="T21">;</text:span><text:span text:style-name="T21"><text:line-break/></text:span><text:span text:style-name="T21"> <text:s/></text:span><text:span text:style-name="T26">ASSERT_STRING</text:span><text:span text:style-name="T23">(</text:span><text:span text:style-name="T20">"aa"</text:span><text:span text:style-name="T21">, </text:span><text:span text:style-name="T23">res)</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lastCommonWord_anyWord</text:span><text:span text:style-name="T23">() {</text:span><text:span text:style-name="T23"><text:line-break/></text:span><text:span text:style-name="T23"> <text:s/></text:span><text:span text:style-name="T21">char </text:span><text:span text:style-name="T23">s1[] = </text:span><text:span text:style-name="T20">"aa bb cc"</text:span><text:span text:style-name="T21">;</text:span><text:span text:style-name="T21"><text:line-break/></text:span><text:span text:style-name="T21"> <text:s/>char </text:span><text:span text:style-name="T23">s2[] = </text:span><text:span text:style-name="T20">"aa bb cc"</text:span><text:span text:style-name="T21">;</text:span><text:span text:style-name="T21"><text:line-break/></text:span><text:span text:style-name="T21"> <text:s/></text:span><text:span text:style-name="T27">WordDescriptor </text:span><text:span text:style-name="T23">word = lastCommonWord(s1</text:span><text:span text:style-name="T21">, </text:span><text:span text:style-name="T23">s2)</text:span><text:span text:style-name="T21">;</text:span><text:span text:style-name="T21"><text:line-break/></text:span><text:span text:style-name="T21"> <text:s/>char </text:span><text:span text:style-name="T23">res[</text:span><text:span text:style-name="T26">MAX_WORD_SIZE</text:span><text:span text:style-name="T23">]</text:span><text:span text:style-name="T21">;</text:span><text:span text:style-name="T21"><text:line-break/></text:span><text:span text:style-name="T21"> <text:s/></text:span><text:span text:style-name="T23">wordDescriptorToString(word</text:span><text:span text:style-name="T21">, </text:span><text:span text:style-name="T23">res)</text:span><text:span text:style-name="T21">;</text:span><text:span text:style-name="T21"><text:line-break/></text:span><text:span text:style-name="T21"> <text:s/></text:span><text:span text:style-name="T26">ASSERT_STRING</text:span><text:span text:style-name="T23">(</text:span><text:span text:style-name="T20">"cc"</text:span><text:span text:style-name="T21">, </text:span><text:span text:style-name="T23">res)</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lastCommonWord_sadadasd</text:span><text:span text:style-name="T23">() {</text:span><text:span text:style-name="T23"><text:line-break/></text:span><text:span text:style-name="T23"> <text:s/></text:span><text:span text:style-name="T21">char </text:span><text:span text:style-name="T23">s1[] = </text:span><text:span text:style-name="T20">"aa bb cc"</text:span><text:span text:style-name="T21">;</text:span><text:span text:style-name="T21"><text:line-break/></text:span><text:span text:style-name="T21"> <text:s/>char </text:span><text:span text:style-name="T23">s2[] = </text:span><text:span text:style-name="T20">"asd asd asd"</text:span><text:span text:style-name="T21">;</text:span><text:span text:style-name="T21"><text:line-break/></text:span><text:span text:style-name="T21"> <text:s/></text:span><text:span text:style-name="T27">WordDescriptor </text:span><text:span text:style-name="T23">word = lastCommonWord(s1</text:span><text:span text:style-name="T21">, </text:span><text:span text:style-name="T23">s2)</text:span><text:span text:style-name="T21">;</text:span><text:span text:style-name="T21"><text:line-break/></text:span><text:span text:style-name="T21"> <text:s/>char </text:span><text:span text:style-name="T23">res[</text:span><text:span text:style-name="T26">MAX_WORD_SIZE</text:span><text:span text:style-name="T23">]</text:span><text:span text:style-name="T21">;</text:span><text:span text:style-name="T21"><text:line-break/></text:span><text:span text:style-name="T21"> <text:s/></text:span><text:span text:style-name="T23">wordDescriptorToString(word</text:span><text:span text:style-name="T21">, </text:span><text:span text:style-name="T23">res)</text:span><text:span text:style-name="T21">;</text:span><text:span text:style-name="T21"><text:line-break/></text:span><text:span text:style-name="T21"> <text:s/></text:span><text:span text:style-name="T26">ASSERT_STRING</text:span><text:span text:style-name="T23">(</text:span><text:span text:style-name="T20">""</text:span><text:span text:style-name="T21">, </text:span><text:span text:style-name="T23">res)</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lastCommonWord</text:span><text:span text:style-name="T23">() {</text:span><text:span text:style-name="T23"><text:line-break/></text:span><text:span text:style-name="T23"> <text:s/>test_lastCommonWord_noWord()</text:span><text:span text:style-name="T21">;</text:span><text:span text:style-name="T21"><text:line-break/></text:span><text:span text:style-name="T21"> <text:s/></text:span><text:span text:style-name="T23">test_lastCommonWord_oneWord()</text:span><text:span text:style-name="T21">;</text:span><text:span text:style-name="T21"><text:line-break/></text:span><text:span text:style-name="T21"> <text:s/></text:span><text:span text:style-name="T23">test_lastCommonWord_anyWord()</text:span><text:span text:style-name="T21">;</text:span><text:span text:style-name="T21"><text:line-break/></text:span><text:span text:style-name="T21"> <text:s/></text:span><text:span text:style-name="T23">test_lastCommonWord_sadadasd()</text:span><text:span text:style-name="T21">;</text:span><text:span text:style-name="T21"><text:line-break/></text:span><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text:p>
      <text:p text:style-name="P16"><text:span text:style-name="T5"/></text:p>
      <text:p text:style-name="P16"><text:span text:style-name="T5"/></text:p>
      <text:p text:style-name="P19"><text:span text:style-name="T5"/></text:p>
      <text:p text:style-name="P16"><text:span text:style-name="T5"/></text:p>
      <text:p text:style-name="P16"><text:span text:style-name="T5"/></text:p>
      <text:p text:style-name="P16"><text:span text:style-name="T5"/></text:p>
      <text:p text:style-name="P16"><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7"><text:soft-page-break/><text:span text:style-name="T9">Задание </text:span><text:span text:style-name="T10">1</text:span><text:span text:style-name="T11">3</text:span><text:span text:style-name="T9">: </text:span><text:span text:style-name="T12">Определить, есть ли в данной строке одинаковые слова. <text:s/></text:span></text:p>
      <text:p text:style-name="P17"><draw:custom-shape text:anchor-type="paragraph" draw:z-index="22" draw:name="Врезка 23" draw:style-name="gr6" draw:text-style-name="P24" svg:width="16.925cm" svg:height="15.646cm" svg:x="-0.102cm" svg:y="0.157cm"><text:p text:style-name="P23"><text:span text:style-name="T19">#include </text:span><text:span text:style-name="T20">"13_haveSameWord.h"</text:span><text:span text:style-name="T20"><text:line-break/></text:span><text:span text:style-name="T20"><text:line-break/></text:span><text:span text:style-name="T21">int </text:span><text:span text:style-name="T22">haveSameWord</text:span><text:span text:style-name="T23">(</text:span><text:span text:style-name="T21">char </text:span><text:span text:style-name="T23">*s1</text:span><text:span text:style-name="T21">, char </text:span><text:span text:style-name="T23">*s2) {</text:span><text:span text:style-name="T23"><text:line-break/></text:span><text:span text:style-name="T23"> <text:s/></text:span><text:span text:style-name="T27">WordDescriptor </text:span><text:span text:style-name="T23">w = lastCommonWords(s1</text:span><text:span text:style-name="T21">, </text:span><text:span text:style-name="T23">s2)</text:span><text:span text:style-name="T21">;</text:span><text:span text:style-name="T21"><text:line-break/></text:span><text:span text:style-name="T21"> <text:s/>if </text:span><text:span text:style-name="T23">(w.</text:span><text:span text:style-name="T25">end </text:span><text:span text:style-name="T23">== w.</text:span><text:span text:style-name="T25">begin</text:span><text:span text:style-name="T23">)</text:span><text:span text:style-name="T23"><text:line-break/></text:span><text:span text:style-name="T23"> <text:s text:c="3"/></text:span><text:span text:style-name="T21">return </text:span><text:span text:style-name="T24">0</text:span><text:span text:style-name="T21">;</text:span><text:span text:style-name="T21"><text:line-break/></text:span><text:span text:style-name="T21"> <text:s/>return </text:span><text:span text:style-name="T24">1</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haveSameWord_noWord</text:span><text:span text:style-name="T23">() {</text:span><text:span text:style-name="T23"><text:line-break/></text:span><text:span text:style-name="T23"> <text:s/></text:span><text:span text:style-name="T21">char </text:span><text:span text:style-name="T23">s1[] = </text:span><text:span text:style-name="T20">"aa ab ac"</text:span><text:span text:style-name="T21">;</text:span><text:span text:style-name="T21"><text:line-break/></text:span><text:span text:style-name="T21"> <text:s/>char </text:span><text:span text:style-name="T23">s2[] = </text:span><text:span text:style-name="T20">"cc cb ca"</text:span><text:span text:style-name="T21">;</text:span><text:span text:style-name="T21"><text:line-break/></text:span><text:span text:style-name="T21"> <text:s/></text:span><text:span text:style-name="T26">assert</text:span><text:span text:style-name="T23">(haveSameWord(s1</text:span><text:span text:style-name="T21">, </text:span><text:span text:style-name="T23">s2) == </text:span><text:span text:style-name="T24">0</text:span><text:span text:style-name="T23">)</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haveSameWord_oneWord</text:span><text:span text:style-name="T23">() {</text:span><text:span text:style-name="T23"><text:line-break/></text:span><text:span text:style-name="T23"> <text:s/></text:span><text:span text:style-name="T21">char </text:span><text:span text:style-name="T23">s1[] = </text:span><text:span text:style-name="T20">"aa"</text:span><text:span text:style-name="T21">;</text:span><text:span text:style-name="T21"><text:line-break/></text:span><text:span text:style-name="T21"> <text:s/>char </text:span><text:span text:style-name="T23">s2[] = </text:span><text:span text:style-name="T20">"aa"</text:span><text:span text:style-name="T21">;</text:span><text:span text:style-name="T21"><text:line-break/></text:span><text:span text:style-name="T21"> <text:s/></text:span><text:span text:style-name="T26">assert</text:span><text:span text:style-name="T23">(haveSameWord(s1</text:span><text:span text:style-name="T21">, </text:span><text:span text:style-name="T23">s2) == </text:span><text:span text:style-name="T24">1</text:span><text:span text:style-name="T23">)</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haveSameWord_anyWord</text:span><text:span text:style-name="T23">() {</text:span><text:span text:style-name="T23"><text:line-break/></text:span><text:span text:style-name="T23"> <text:s/></text:span><text:span text:style-name="T21">char </text:span><text:span text:style-name="T23">s1[] = </text:span><text:span text:style-name="T20">"aa bb cc"</text:span><text:span text:style-name="T21">;</text:span><text:span text:style-name="T21"><text:line-break/></text:span><text:span text:style-name="T21"> <text:s/>char </text:span><text:span text:style-name="T23">s2[] = </text:span><text:span text:style-name="T20">"aa bb cc"</text:span><text:span text:style-name="T21">;</text:span><text:span text:style-name="T21"><text:line-break/></text:span><text:span text:style-name="T21"> <text:s/></text:span><text:span text:style-name="T26">assert</text:span><text:span text:style-name="T23">(haveSameWord(s1</text:span><text:span text:style-name="T21">, </text:span><text:span text:style-name="T23">s2) == </text:span><text:span text:style-name="T24">1</text:span><text:span text:style-name="T23">)</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haveSameWord_sadadasd</text:span><text:span text:style-name="T23">() {</text:span><text:span text:style-name="T23"><text:line-break/></text:span><text:span text:style-name="T23"> <text:s/></text:span><text:span text:style-name="T21">char </text:span><text:span text:style-name="T23">s1[] = </text:span><text:span text:style-name="T20">"aa bb cc"</text:span><text:span text:style-name="T21">;</text:span><text:span text:style-name="T21"><text:line-break/></text:span><text:span text:style-name="T21"> <text:s/>char </text:span><text:span text:style-name="T23">s2[] = </text:span><text:span text:style-name="T20">"asd asd asd"</text:span><text:span text:style-name="T21">;</text:span><text:span text:style-name="T21"><text:line-break/></text:span><text:span text:style-name="T21"> <text:s/></text:span><text:span text:style-name="T26">assert</text:span><text:span text:style-name="T23">(haveSameWord(s1</text:span><text:span text:style-name="T21">, </text:span><text:span text:style-name="T23">s2) == </text:span><text:span text:style-name="T24">0</text:span><text:span text:style-name="T23">)</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haveSameWord</text:span><text:span text:style-name="T23">() {</text:span><text:span text:style-name="T23"><text:line-break/></text:span><text:span text:style-name="T23"> <text:s/>test_haveSameWord_noWord()</text:span><text:span text:style-name="T21">;</text:span><text:span text:style-name="T21"><text:line-break/></text:span><text:span text:style-name="T21"> <text:s/></text:span><text:span text:style-name="T23">test_haveSameWord_oneWord()</text:span><text:span text:style-name="T21">;</text:span><text:span text:style-name="T21"><text:line-break/></text:span><text:span text:style-name="T21"> <text:s/></text:span><text:span text:style-name="T23">test_haveSameWord_anyWord()</text:span><text:span text:style-name="T21">;</text:span><text:span text:style-name="T21"><text:line-break/></text:span><text:span text:style-name="T21"> <text:s/></text:span><text:span text:style-name="T23">test_haveSameWord_sadadasd()</text:span><text:span text:style-name="T21">;</text:span><text:span text:style-name="T21"><text:line-break/></text:span><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text:p>
      <text:p text:style-name="P17"><text:span text:style-name="T5"/></text:p>
      <text:p text:style-name="P17"><text:span text:style-name="T5"/></text:p>
      <text:p text:style-name="P20"><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9">Задание </text:span><text:span text:style-name="T10">1</text:span><text:span text:style-name="T11">5</text:span><text:span text:style-name="T9">: </text:span><text:span text:style-name="T12">Получить строку из слов данной строки, которые отличны от последнего слова. <text:s/></text:span></text:p>
      <text:p text:style-name="P17"><draw:custom-shape text:anchor-type="paragraph" draw:z-index="23" draw:name="Врезка 24" draw:style-name="gr5" draw:text-style-name="P24" svg:width="16.925cm" svg:height="7.256cm" svg:x="-0.102cm" svg:y="0.157cm"><text:p text:style-name="P23"><text:span text:style-name="T19">#include </text:span><text:span text:style-name="T20">"15_differentFromTheLastWord.h"</text:span><text:span text:style-name="T20"><text:line-break/></text:span><text:span text:style-name="T20"><text:line-break/></text:span><text:span text:style-name="T21">void </text:span><text:span text:style-name="T22">differentFromTheLastWord</text:span><text:span text:style-name="T23">(</text:span><text:span text:style-name="T21">char </text:span><text:span text:style-name="T23">*s) {</text:span><text:span text:style-name="T23"><text:line-break/></text:span><text:span text:style-name="T23"> <text:s/>copy(s</text:span><text:span text:style-name="T21">, </text:span><text:span text:style-name="T23">getEndOfString(s) + </text:span><text:span text:style-name="T24">1</text:span><text:span text:style-name="T21">, </text:span><text:span text:style-name="T23">_stringBuffer)</text:span><text:span text:style-name="T21">;</text:span><text:span text:style-name="T21"><text:line-break/></text:span><text:span text:style-name="T21"> <text:s/></text:span><text:span text:style-name="T23">getBagOfWords(&amp;_bag</text:span><text:span text:style-name="T21">, </text:span><text:span text:style-name="T23">_stringBuffer)</text:span><text:span text:style-name="T21">;</text:span><text:span text:style-name="T21"><text:line-break/></text:span><text:span text:style-name="T21"><text:line-break/></text:span><text:span text:style-name="T21"> <text:s/>for </text:span><text:span text:style-name="T23">(</text:span><text:span text:style-name="T21">int </text:span><text:span text:style-name="T23">i = </text:span><text:span text:style-name="T24">0</text:span><text:span text:style-name="T21">; </text:span><text:span text:style-name="T23">i &lt; _bag.</text:span><text:span text:style-name="T25">size </text:span><text:span text:style-name="T23">- </text:span><text:span text:style-name="T24">1</text:span><text:span text:style-name="T21">; </text:span><text:span text:style-name="T23">i++) {</text:span><text:span text:style-name="T23"><text:line-break/></text:span><text:span text:style-name="T23"> <text:s text:c="3"/></text:span><text:span text:style-name="T21">if </text:span><text:span text:style-name="T23">(wordCmp(_bag.</text:span><text:span text:style-name="T25">words</text:span><text:span text:style-name="T23">[i]</text:span><text:span text:style-name="T21">, </text:span><text:span text:style-name="T23">_bag.</text:span><text:span text:style-name="T25">words</text:span><text:span text:style-name="T23">[_bag.</text:span><text:span text:style-name="T25">size </text:span><text:span text:style-name="T23">- </text:span><text:span text:style-name="T24">1</text:span><text:span text:style-name="T23">]) != </text:span><text:span text:style-name="T24">0</text:span><text:span text:style-name="T23">)</text:span><text:span text:style-name="T23"><text:line-break/></text:span><text:span text:style-name="T23"> <text:s text:c="5"/>s = writeWordInString(s</text:span><text:span text:style-name="T21">, </text:span><text:span text:style-name="T23">_bag.</text:span><text:span text:style-name="T25">words</text:span><text:span text:style-name="T23">[i])</text:span><text:span text:style-name="T21">;</text:span><text:span text:style-name="T21"><text:line-break/></text:span><text:span text:style-name="T21"> <text:s/></text:span><text:span text:style-name="T23">}</text:span><text:span text:style-name="T23"><text:line-break/></text:span><text:span text:style-name="T23"> <text:s/>*s = </text:span><text:span text:style-name="T20">'</text:span><text:span text:style-name="T21">\0</text:span><text:span text:style-name="T20">'</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differentFromTheLastWord_one</text:span><text:span text:style-name="T23">() {</text:span><text:span text:style-name="T23"><text:line-break/></text:span><text:span text:style-name="T23"> <text:s/></text:span><text:span text:style-name="T21">char </text:span><text:span text:style-name="T23">c[] = </text:span><text:span text:style-name="T20">"aa"</text:span><text:span text:style-name="T21">;</text:span><text:span text:style-name="T21"><text:line-break/></text:span><text:span text:style-name="T21"> <text:s/></text:span><text:span text:style-name="T23">differentFromTheLastWord(c)</text:span><text:span text:style-name="T21">;</text:span><text:span text:style-name="T21"><text:line-break/></text:span><text:span text:style-name="T21"> <text:s/></text:span><text:span text:style-name="T26">ASSERT_STRING</text:span><text:span text:style-name="T23">(</text:span><text:span text:style-name="T20">""</text:span><text:span text:style-name="T21">, </text:span><text:span text:style-name="T23">c)</text:span><text:span text:style-name="T21">;</text:span><text:span text:style-name="T21"><text:line-break/></text:span><text:span text:style-name="T23">}</text:span><text:span text:style-name="T23"><text:line-break/></text:span><text:span text:style-name="T23"><text:line-break/></text:span><text:span text:style-name="T2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text:p>
      <text:p text:style-name="P17"><text:span text:style-name="T5"/></text:p>
      <text:p text:style-name="P17"><text:span text:style-name="T5"/></text:p>
      <text:p text:style-name="P20"><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draw:custom-shape text:anchor-type="paragraph" draw:z-index="24" draw:name="Врезка 25" draw:style-name="gr4" draw:text-style-name="P24" svg:width="16.925cm" svg:height="3.897cm" svg:x="-0.102cm" svg:y="0.157cm"><text:p text:style-name="P23"><text:span text:style-name="T21">void </text:span><text:span text:style-name="T22">test_differentFromTheLastWord_any</text:span><text:span text:style-name="T23">() { </text:span><text:span text:style-name="T23"><text:line-break/></text:span><text:span text:style-name="T23"> <text:s/></text:span><text:span text:style-name="T21">char </text:span><text:span text:style-name="T23">c[] = </text:span><text:span text:style-name="T20">"aa bb cc aa"</text:span><text:span text:style-name="T21">; </text:span><text:span text:style-name="T21"><text:line-break/></text:span><text:span text:style-name="T21"> <text:s/></text:span><text:span text:style-name="T23">differentFromTheLastWord(c)</text:span><text:span text:style-name="T21">; </text:span><text:span text:style-name="T21"><text:line-break/></text:span><text:span text:style-name="T21"> <text:s/></text:span><text:span text:style-name="T26">ASSERT_STRING</text:span><text:span text:style-name="T23">(</text:span><text:span text:style-name="T20">"bb cc"</text:span><text:span text:style-name="T21">, </text:span><text:span text:style-name="T23">c)</text:span><text:span text:style-name="T21">; </text:span><text:span text:style-name="T21"><text:line-break/></text:span><text:span text:style-name="T23">} </text:span><text:span text:style-name="T23"><text:line-break/></text:span><text:span text:style-name="T23"> </text:span><text:span text:style-name="T23"><text:line-break/></text:span><text:span text:style-name="T21">void </text:span><text:span text:style-name="T22">test_differentFromTheLastWord</text:span><text:span text:style-name="T23">() { </text:span><text:span text:style-name="T23"><text:line-break/></text:span><text:span text:style-name="T23"> <text:s/>test_differentFromTheLastWord_one()</text:span><text:span text:style-name="T21">; </text:span><text:span text:style-name="T21"><text:line-break/></text:span><text:span text:style-name="T21"> <text:s/></text:span><text:span text:style-name="T23">test_differentFromTheLastWord_any()</text:span><text:span text:style-name="T21">; </text:span><text:span text:style-name="T21"><text:line-break/></text:span><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9">Задание </text:span><text:span text:style-name="T10">1</text:span><text:span text:style-name="T11">6</text:span><text:span text:style-name="T9">: </text:span><text:span text:style-name="T12">Даны две строки. Определить последнее из слов первой строки, которое есть во второй строке. </text:span></text:p>
      <text:p text:style-name="P17"><draw:custom-shape text:anchor-type="paragraph" draw:z-index="25" draw:name="Врезка 26" draw:style-name="gr3" draw:text-style-name="P22" svg:width="16.925cm" svg:height="18.878cm" svg:x="-0.102cm" svg:y="0.157cm"><text:p text:style-name="P21"><text:span text:style-name="T19">#include </text:span><text:span text:style-name="T20">"16_lastCommonWords.h"</text:span><text:span text:style-name="T20"><text:line-break/></text:span><text:span text:style-name="T20"><text:line-break/></text:span><text:span text:style-name="T20"><text:line-break/></text:span><text:span text:style-name="T27">WordDescriptor </text:span><text:span text:style-name="T22">lastCommonWords</text:span><text:span text:style-name="T23">(</text:span><text:span text:style-name="T21">char </text:span><text:span text:style-name="T23">*s1</text:span><text:span text:style-name="T21">, char </text:span><text:span text:style-name="T23">*s2) {</text:span><text:span text:style-name="T23"><text:line-break/></text:span><text:span text:style-name="T23"> <text:s/>getBagOfWords(&amp;_bag</text:span><text:span text:style-name="T21">, </text:span><text:span text:style-name="T23">s1)</text:span><text:span text:style-name="T21">;</text:span><text:span text:style-name="T21"><text:line-break/></text:span><text:span text:style-name="T21"> <text:s/></text:span><text:span text:style-name="T23">getBagOfWords(&amp;_bag2</text:span><text:span text:style-name="T21">, </text:span><text:span text:style-name="T23">s2)</text:span><text:span text:style-name="T21">;</text:span><text:span text:style-name="T21"><text:line-break/></text:span><text:span text:style-name="T21"><text:line-break/></text:span><text:span text:style-name="T21"> <text:s/>for </text:span><text:span text:style-name="T23">(</text:span><text:span text:style-name="T21">int </text:span><text:span text:style-name="T23">i = _bag.</text:span><text:span text:style-name="T25">size </text:span><text:span text:style-name="T23">- </text:span><text:span text:style-name="T24">1</text:span><text:span text:style-name="T21">; </text:span><text:span text:style-name="T23">i &gt;= </text:span><text:span text:style-name="T24">0</text:span><text:span text:style-name="T21">; </text:span><text:span text:style-name="T23">i--)</text:span><text:span text:style-name="T23"><text:line-break/></text:span><text:span text:style-name="T23"> <text:s text:c="3"/></text:span><text:span text:style-name="T21">for </text:span><text:span text:style-name="T23">(</text:span><text:span text:style-name="T21">int </text:span><text:span text:style-name="T23">j = </text:span><text:span text:style-name="T24">0</text:span><text:span text:style-name="T21">; </text:span><text:span text:style-name="T23">j &lt; _bag2.</text:span><text:span text:style-name="T25">size</text:span><text:span text:style-name="T21">; </text:span><text:span text:style-name="T23">j++)</text:span><text:span text:style-name="T23"><text:line-break/></text:span><text:span text:style-name="T23"> <text:s text:c="5"/></text:span><text:span text:style-name="T21">if </text:span><text:span text:style-name="T23">(wordCmp(_bag.</text:span><text:span text:style-name="T25">words</text:span><text:span text:style-name="T23">[i]</text:span><text:span text:style-name="T21">, </text:span><text:span text:style-name="T23">_bag2.</text:span><text:span text:style-name="T25">words</text:span><text:span text:style-name="T23">[j]) == </text:span><text:span text:style-name="T24">0</text:span><text:span text:style-name="T23">)</text:span><text:span text:style-name="T23"><text:line-break/></text:span><text:span text:style-name="T23"> <text:s text:c="7"/></text:span><text:span text:style-name="T21">return </text:span><text:span text:style-name="T23">_bag.</text:span><text:span text:style-name="T25">words</text:span><text:span text:style-name="T23">[i]</text:span><text:span text:style-name="T21">;</text:span><text:span text:style-name="T21"><text:line-break/></text:span><text:span text:style-name="T21"> <text:s/>return </text:span><text:span text:style-name="T23">(</text:span><text:span text:style-name="T27">WordDescriptor</text:span><text:span text:style-name="T23">){s1</text:span><text:span text:style-name="T21">, </text:span><text:span text:style-name="T23">s1}</text:span><text:span text:style-name="T21">;</text:span><text:span text:style-name="T21"><text:line-break/></text:span><text:span text:style-name="T23">}</text:span><text:span text:style-name="T23"><text:line-break/></text:span><text:span text:style-name="T23"><text:line-break/></text:span><text:span text:style-name="T21">void </text:span><text:span text:style-name="T22">wordsDescriptorToString</text:span><text:span text:style-name="T23">(</text:span><text:span text:style-name="T27">WordDescriptor </text:span><text:span text:style-name="T23">word</text:span><text:span text:style-name="T21">, char </text:span><text:span text:style-name="T23">*destination) {</text:span><text:span text:style-name="T23"><text:line-break/></text:span><text:span text:style-name="T23"> <text:s/>destination = copy(word.</text:span><text:span text:style-name="T25">begin</text:span><text:span text:style-name="T21">, </text:span><text:span text:style-name="T23">word.</text:span><text:span text:style-name="T25">end</text:span><text:span text:style-name="T21">, </text:span><text:span text:style-name="T23">destination)</text:span><text:span text:style-name="T21">;</text:span><text:span text:style-name="T21"><text:line-break/></text:span><text:span text:style-name="T21"> <text:s/></text:span><text:span text:style-name="T23">*destination = </text:span><text:span text:style-name="T20">'</text:span><text:span text:style-name="T21">\0</text:span><text:span text:style-name="T20">'</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lastCommonWords_noWord</text:span><text:span text:style-name="T23">() {</text:span><text:span text:style-name="T23"><text:line-break/></text:span><text:span text:style-name="T23"> <text:s/></text:span><text:span text:style-name="T21">char </text:span><text:span text:style-name="T23">s1[] = </text:span><text:span text:style-name="T20">"aa ab ac"</text:span><text:span text:style-name="T21">;</text:span><text:span text:style-name="T21"><text:line-break/></text:span><text:span text:style-name="T21"> <text:s/>char </text:span><text:span text:style-name="T23">s2[] = </text:span><text:span text:style-name="T20">"cc cb ca"</text:span><text:span text:style-name="T21">;</text:span><text:span text:style-name="T21"><text:line-break/></text:span><text:span text:style-name="T21"> <text:s/></text:span><text:span text:style-name="T27">WordDescriptor </text:span><text:span text:style-name="T23">word = lastCommonWords(s1</text:span><text:span text:style-name="T21">, </text:span><text:span text:style-name="T23">s2)</text:span><text:span text:style-name="T21">;</text:span><text:span text:style-name="T21"><text:line-break/></text:span><text:span text:style-name="T21"> <text:s/>char </text:span><text:span text:style-name="T23">res[</text:span><text:span text:style-name="T26">MAX_WORD_SIZE</text:span><text:span text:style-name="T23">]</text:span><text:span text:style-name="T21">;</text:span><text:span text:style-name="T21"><text:line-break/></text:span><text:span text:style-name="T21"> <text:s/></text:span><text:span text:style-name="T23">wordDescriptorToString(word</text:span><text:span text:style-name="T21">, </text:span><text:span text:style-name="T23">res)</text:span><text:span text:style-name="T21">;</text:span><text:span text:style-name="T21"><text:line-break/></text:span><text:span text:style-name="T21"> <text:s/></text:span><text:span text:style-name="T26">ASSERT_STRING</text:span><text:span text:style-name="T23">(</text:span><text:span text:style-name="T20">""</text:span><text:span text:style-name="T21">, </text:span><text:span text:style-name="T23">res)</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lastCommonWords_oneWord</text:span><text:span text:style-name="T23">() {</text:span><text:span text:style-name="T23"><text:line-break/></text:span><text:span text:style-name="T23"> <text:s/></text:span><text:span text:style-name="T21">char </text:span><text:span text:style-name="T23">s1[] = </text:span><text:span text:style-name="T20">"aa"</text:span><text:span text:style-name="T21">;</text:span><text:span text:style-name="T21"><text:line-break/></text:span><text:span text:style-name="T21"> <text:s/>char </text:span><text:span text:style-name="T23">s2[] = </text:span><text:span text:style-name="T20">"aa"</text:span><text:span text:style-name="T21">;</text:span><text:span text:style-name="T21"><text:line-break/></text:span><text:span text:style-name="T21"> <text:s/></text:span><text:span text:style-name="T27">WordDescriptor </text:span><text:span text:style-name="T23">word = lastCommonWords(s1</text:span><text:span text:style-name="T21">, </text:span><text:span text:style-name="T23">s2)</text:span><text:span text:style-name="T21">;</text:span><text:span text:style-name="T21"><text:line-break/></text:span><text:span text:style-name="T21"> <text:s/>char </text:span><text:span text:style-name="T23">res[</text:span><text:span text:style-name="T26">MAX_WORD_SIZE</text:span><text:span text:style-name="T23">]</text:span><text:span text:style-name="T21">;</text:span><text:span text:style-name="T21"><text:line-break/></text:span><text:span text:style-name="T21"> <text:s/></text:span><text:span text:style-name="T23">wordDescriptorToString(word</text:span><text:span text:style-name="T21">, </text:span><text:span text:style-name="T23">res)</text:span><text:span text:style-name="T21">;</text:span><text:span text:style-name="T21"><text:line-break/></text:span><text:span text:style-name="T21"> <text:s/></text:span><text:span text:style-name="T26">ASSERT_STRING</text:span><text:span text:style-name="T23">(</text:span><text:span text:style-name="T20">"aa"</text:span><text:span text:style-name="T21">, </text:span><text:span text:style-name="T23">res)</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lastCommonWords_anyWord</text:span><text:span text:style-name="T23">() {</text:span><text:span text:style-name="T23"><text:line-break/></text:span><text:span text:style-name="T23"> <text:s/></text:span><text:span text:style-name="T21">char </text:span><text:span text:style-name="T23">s1[] = </text:span><text:span text:style-name="T20">"aa bb cc"</text:span><text:span text:style-name="T21">;</text:span><text:span text:style-name="T21"><text:line-break/></text:span><text:span text:style-name="T21"> <text:s/>char </text:span><text:span text:style-name="T23">s2[] = </text:span><text:span text:style-name="T20">"aa bb cc"</text:span><text:span text:style-name="T21">;</text:span><text:span text:style-name="T21"><text:line-break/></text:span><text:span text:style-name="T21"> <text:s/></text:span><text:span text:style-name="T27">WordDescriptor </text:span><text:span text:style-name="T23">word = lastCommonWords(s1</text:span><text:span text:style-name="T21">, </text:span><text:span text:style-name="T23">s2)</text:span><text:span text:style-name="T21">;</text:span><text:span text:style-name="T21"><text:line-break/></text:span><text:span text:style-name="T21"> <text:s/>char </text:span><text:span text:style-name="T23">res[</text:span><text:span text:style-name="T26">MAX_WORD_SIZE</text:span><text:span text:style-name="T23">]</text:span><text:span text:style-name="T21">;</text:span><text:span text:style-name="T21"><text:line-break/></text:span><text:span text:style-name="T21"> <text:s/></text:span><text:span text:style-name="T23">wordDescriptorToString(word</text:span><text:span text:style-name="T21">, </text:span><text:span text:style-name="T23">res)</text:span><text:span text:style-name="T21">;</text:span><text:span text:style-name="T21"><text:line-break/></text:span><text:span text:style-name="T21"> <text:s/></text:span><text:span text:style-name="T26">ASSERT_STRING</text:span><text:span text:style-name="T23">(</text:span><text:span text:style-name="T20">"cc"</text:span><text:span text:style-name="T21">, </text:span><text:span text:style-name="T23">res)</text:span><text:span text:style-name="T21">;</text:span><text:span text:style-name="T21"><text:line-break/></text:span><text:span text:style-name="T23">}</text:span><text:span text:style-name="T23"><text:line-break/></text:span><text:span text:style-name="T23"><text:line-break/></text:span><text:span text:style-name="T2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text:p>
      <text:p text:style-name="P17"><text:span text:style-name="T5"/></text:p>
      <text:p text:style-name="P17"><text:span text:style-name="T5"/></text:p>
      <text:p text:style-name="P20"><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draw:custom-shape text:anchor-type="paragraph" draw:z-index="26" draw:name="Врезка 27" draw:style-name="gr2" draw:text-style-name="P24" svg:width="16.925cm" svg:height="6.104cm" svg:x="-0.102cm" svg:y="0.157cm"><text:p text:style-name="P23"><text:span text:style-name="T21">void </text:span><text:span text:style-name="T22">test_lastCommonWords_sadadasd</text:span><text:span text:style-name="T23">() { </text:span><text:span text:style-name="T23"><text:line-break/></text:span><text:span text:style-name="T23"> <text:s/></text:span><text:span text:style-name="T21">char </text:span><text:span text:style-name="T23">s1[] = </text:span><text:span text:style-name="T20">"aa bb cc"</text:span><text:span text:style-name="T21">; </text:span><text:span text:style-name="T21"><text:line-break/></text:span><text:span text:style-name="T21"> <text:s/>char </text:span><text:span text:style-name="T23">s2[] = </text:span><text:span text:style-name="T20">"asd asd asd"</text:span><text:span text:style-name="T21">; </text:span><text:span text:style-name="T21"><text:line-break/></text:span><text:span text:style-name="T21"> <text:s/></text:span><text:span text:style-name="T27">WordDescriptor </text:span><text:span text:style-name="T23">word = lastCommonWords(s1</text:span><text:span text:style-name="T21">, </text:span><text:span text:style-name="T23">s2)</text:span><text:span text:style-name="T21">; </text:span><text:span text:style-name="T21"><text:line-break/></text:span><text:span text:style-name="T21"> <text:s/>char </text:span><text:span text:style-name="T23">res[</text:span><text:span text:style-name="T26">MAX_WORD_SIZE</text:span><text:span text:style-name="T23">]</text:span><text:span text:style-name="T21">; </text:span><text:span text:style-name="T21"><text:line-break/></text:span><text:span text:style-name="T21"> <text:s/></text:span><text:span text:style-name="T23">wordDescriptorToString(word</text:span><text:span text:style-name="T21">, </text:span><text:span text:style-name="T23">res)</text:span><text:span text:style-name="T21">; </text:span><text:span text:style-name="T21"><text:line-break/></text:span><text:span text:style-name="T21"> <text:s/></text:span><text:span text:style-name="T26">ASSERT_STRING</text:span><text:span text:style-name="T23">(</text:span><text:span text:style-name="T20">""</text:span><text:span text:style-name="T21">, </text:span><text:span text:style-name="T23">res)</text:span><text:span text:style-name="T21">; </text:span><text:span text:style-name="T21"><text:line-break/></text:span><text:span text:style-name="T23">} </text:span><text:span text:style-name="T23"><text:line-break/></text:span><text:span text:style-name="T23"> </text:span><text:span text:style-name="T23"><text:line-break/></text:span><text:span text:style-name="T21">void </text:span><text:span text:style-name="T22">test_lastCommonWords</text:span><text:span text:style-name="T23">() { </text:span><text:span text:style-name="T23"><text:line-break/></text:span><text:span text:style-name="T23"> <text:s/>test_lastCommonWords_noWord()</text:span><text:span text:style-name="T21">; </text:span><text:span text:style-name="T21"><text:line-break/></text:span><text:span text:style-name="T21"> <text:s/></text:span><text:span text:style-name="T23">test_lastCommonWords_oneWord()</text:span><text:span text:style-name="T21">; </text:span><text:span text:style-name="T21"><text:line-break/></text:span><text:span text:style-name="T21"> <text:s/></text:span><text:span text:style-name="T23">test_lastCommonWords_anyWord()</text:span><text:span text:style-name="T21">; </text:span><text:span text:style-name="T21"><text:line-break/></text:span><text:span text:style-name="T21"> <text:s/></text:span><text:span text:style-name="T23">test_lastCommonWords_sadadasd()</text:span><text:span text:style-name="T21">; </text:span><text:span text:style-name="T21"><text:line-break/></text:span><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7"><text:span text:style-name="T9">Задание </text:span><text:span text:style-name="T10">1</text:span><text:span text:style-name="T11">7</text:span><text:span text:style-name="T9">: </text:span><text:span text:style-name="T12">Удалить из строки слова, совпадающие с последним словом.</text:span><text:span text:style-name="T9"> </text:span><text:span text:style-name="T12"><text:s/></text:span></text:p>
      <text:p text:style-name="P17"><draw:custom-shape text:anchor-type="paragraph" draw:z-index="27" draw:name="Врезка 28" draw:style-name="gr1" draw:text-style-name="P22" svg:width="16.925cm" svg:height="11.729cm" svg:x="-0.102cm" svg:y="0.157cm"><text:p text:style-name="P21"><text:span text:style-name="T19">#include </text:span><text:span text:style-name="T20">"15_differentFromTheLastWord.h"</text:span><text:span text:style-name="T20"><text:line-break/></text:span><text:span text:style-name="T20"><text:line-break/></text:span><text:span text:style-name="T21">void </text:span><text:span text:style-name="T22">differentFromTheLastWord</text:span><text:span text:style-name="T23">(</text:span><text:span text:style-name="T21">char </text:span><text:span text:style-name="T23">*s) {</text:span><text:span text:style-name="T23"><text:line-break/></text:span><text:span text:style-name="T23"> <text:s/>copy(s</text:span><text:span text:style-name="T21">, </text:span><text:span text:style-name="T23">getEndOfString(s) + </text:span><text:span text:style-name="T24">1</text:span><text:span text:style-name="T21">, </text:span><text:span text:style-name="T23">_stringBuffer)</text:span><text:span text:style-name="T21">;</text:span><text:span text:style-name="T21"><text:line-break/></text:span><text:span text:style-name="T21"> <text:s/></text:span><text:span text:style-name="T23">getBagOfWords(&amp;_bag</text:span><text:span text:style-name="T21">, </text:span><text:span text:style-name="T23">_stringBuffer)</text:span><text:span text:style-name="T21">;</text:span><text:span text:style-name="T21"><text:line-break/></text:span><text:span text:style-name="T21"><text:line-break/></text:span><text:span text:style-name="T21"> <text:s/>for </text:span><text:span text:style-name="T23">(</text:span><text:span text:style-name="T21">int </text:span><text:span text:style-name="T23">i = </text:span><text:span text:style-name="T24">0</text:span><text:span text:style-name="T21">; </text:span><text:span text:style-name="T23">i &lt; _bag.</text:span><text:span text:style-name="T25">size </text:span><text:span text:style-name="T23">- </text:span><text:span text:style-name="T24">1</text:span><text:span text:style-name="T21">; </text:span><text:span text:style-name="T23">i++) {</text:span><text:span text:style-name="T23"><text:line-break/></text:span><text:span text:style-name="T23"> <text:s text:c="3"/></text:span><text:span text:style-name="T21">if </text:span><text:span text:style-name="T23">(wordCmp(_bag.</text:span><text:span text:style-name="T25">words</text:span><text:span text:style-name="T23">[i]</text:span><text:span text:style-name="T21">, </text:span><text:span text:style-name="T23">_bag.</text:span><text:span text:style-name="T25">words</text:span><text:span text:style-name="T23">[_bag.</text:span><text:span text:style-name="T25">size </text:span><text:span text:style-name="T23">- </text:span><text:span text:style-name="T24">1</text:span><text:span text:style-name="T23">]) != </text:span><text:span text:style-name="T24">0</text:span><text:span text:style-name="T23">)</text:span><text:span text:style-name="T23"><text:line-break/></text:span><text:span text:style-name="T23"> <text:s text:c="5"/>s = writeWordInString(s</text:span><text:span text:style-name="T21">, </text:span><text:span text:style-name="T23">_bag.</text:span><text:span text:style-name="T25">words</text:span><text:span text:style-name="T23">[i])</text:span><text:span text:style-name="T21">;</text:span><text:span text:style-name="T21"><text:line-break/></text:span><text:span text:style-name="T21"> <text:s/></text:span><text:span text:style-name="T23">}</text:span><text:span text:style-name="T23"><text:line-break/></text:span><text:span text:style-name="T23"> <text:s/>*s = </text:span><text:span text:style-name="T20">'</text:span><text:span text:style-name="T21">\0</text:span><text:span text:style-name="T20">'</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differentFromTheLastWord_one</text:span><text:span text:style-name="T23">() {</text:span><text:span text:style-name="T23"><text:line-break/></text:span><text:span text:style-name="T23"> <text:s/></text:span><text:span text:style-name="T21">char </text:span><text:span text:style-name="T23">c[] = </text:span><text:span text:style-name="T20">"aa"</text:span><text:span text:style-name="T21">;</text:span><text:span text:style-name="T21"><text:line-break/></text:span><text:span text:style-name="T21"> <text:s/></text:span><text:span text:style-name="T23">differentFromTheLastWord(c)</text:span><text:span text:style-name="T21">;</text:span><text:span text:style-name="T21"><text:line-break/></text:span><text:span text:style-name="T21"> <text:s/></text:span><text:span text:style-name="T26">ASSERT_STRING</text:span><text:span text:style-name="T23">(</text:span><text:span text:style-name="T20">""</text:span><text:span text:style-name="T21">, </text:span><text:span text:style-name="T23">c)</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differentFromTheLastWord_any</text:span><text:span text:style-name="T23">() {</text:span><text:span text:style-name="T23"><text:line-break/></text:span><text:span text:style-name="T23"> <text:s/></text:span><text:span text:style-name="T21">char </text:span><text:span text:style-name="T23">c[] = </text:span><text:span text:style-name="T20">"aa bb cc aa"</text:span><text:span text:style-name="T21">;</text:span><text:span text:style-name="T21"><text:line-break/></text:span><text:span text:style-name="T21"> <text:s/></text:span><text:span text:style-name="T23">differentFromTheLastWord(c)</text:span><text:span text:style-name="T21">;</text:span><text:span text:style-name="T21"><text:line-break/></text:span><text:span text:style-name="T21"> <text:s/></text:span><text:span text:style-name="T26">ASSERT_STRING</text:span><text:span text:style-name="T23">(</text:span><text:span text:style-name="T20">"bb cc"</text:span><text:span text:style-name="T21">, </text:span><text:span text:style-name="T23">c)</text:span><text:span text:style-name="T21">;</text:span><text:span text:style-name="T21"><text:line-break/></text:span><text:span text:style-name="T23">}</text:span><text:span text:style-name="T23"><text:line-break/></text:span><text:span text:style-name="T23"><text:line-break/></text:span><text:span text:style-name="T21">void </text:span><text:span text:style-name="T22">test_differentFromTheLastWord</text:span><text:span text:style-name="T23">() {</text:span><text:span text:style-name="T23"><text:line-break/></text:span><text:span text:style-name="T23"> <text:s/>test_differentFromTheLastWord_one()</text:span><text:span text:style-name="T21">;</text:span><text:span text:style-name="T21"><text:line-break/></text:span><text:span text:style-name="T21"> <text:s/></text:span><text:span text:style-name="T23">test_differentFromTheLastWord_any()</text:span><text:span text:style-name="T21">;</text:span><text:span text:style-name="T21"><text:line-break/></text:span><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text:p>
      <text:p text:style-name="P17"><text:span text:style-name="T5"/></text:p>
      <text:p text:style-name="P17"><text:span text:style-name="T5"/></text:p>
      <text:p text:style-name="P20"><text:span text:style-name="T5"/></text:p>
      <text:p text:style-name="P17"><text:span text:style-name="T5"/></text:p>
      <text:p text:style-name="P17"><text:span text:style-name="T5"/></text:p>
      <text:p text:style-name="P17"><text:span text:style-name="T5"/></text:p>
      <text:p text:style-name="P17"><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 svg:font-family="" style:font-family-generic="roman"/>
    <style:font-face style:name="JetBrains Mono" svg:font-family="'JetBrains Mono'"/>
    <style:font-face style:name="JetBrains Mono1" svg:font-family="'JetBrains Mono'"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09T01:13:37.588000000</dc:date>
    <meta:editing-duration>PT12M19S</meta:editing-duration>
    <meta:editing-cycles>4</meta:editing-cycles>
    <meta:generator>LibreOffice/7.2.0.4$Windows_X86_64 LibreOffice_project/9a9c6381e3f7a62afc1329bd359cc48accb6435b</meta:generator>
    <meta:document-statistic meta:table-count="0" meta:image-count="0" meta:object-count="0" meta:page-count="19" meta:paragraph-count="43" meta:word-count="404" meta:character-count="2945" meta:non-whitespace-character-count="2555"/>
  </office:meta>
</office:document-meta>
</file>